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cm" svg:stroke-color="#000000" draw:stroke-linejoin="miter" svg:stroke-linecap="butt" draw:fill="solid" draw:fill-color="#dddddd" fo:padding-top="0.015cm" fo:padding-bottom="0.015cm" fo:padding-left="0.015cm" fo:padding-right="0.015cm"/>
    </style:style>
    <style:style style:name="gr3" style:family="graphic" style:parent-style-name="standard">
      <style:graphic-properties draw:stroke="none" draw:fill="solid" draw:fill-color="#000000"/>
    </style:style>
    <style:style style:name="gr4" style:family="graphic" style:parent-style-name="standard">
      <style:graphic-properties draw:stroke="solid" svg:stroke-width="0.03cm" svg:stroke-color="#000000" draw:stroke-linejoin="miter" svg:stroke-linecap="butt" draw:fill="solid" draw:fill-color="#b2b2b2" fo:padding-top="0.015cm" fo:padding-bottom="0.015cm" fo:padding-left="0.015cm" fo:padding-right="0.015cm"/>
    </style:style>
    <style:style style:name="gr5" style:family="graphic" style:parent-style-name="standard">
      <style:graphic-properties draw:stroke="solid" svg:stroke-width="0.006cm" svg:stroke-color="#000000" draw:stroke-linejoin="miter" svg:stroke-linecap="butt" draw:fill="solid" draw:fill-color="#b2b2b2" fo:padding-top="0.003cm" fo:padding-bottom="0.003cm" fo:padding-left="0.003cm" fo:padding-right="0.003cm"/>
    </style:style>
    <style:style style:name="gr6" style:family="graphic" style:parent-style-name="standard">
      <style:graphic-properties draw:stroke="solid" svg:stroke-width="0.03cm" svg:stroke-color="#000000" draw:stroke-linejoin="miter" svg:stroke-linecap="butt" draw:fill="none" fo:padding-top="0.015cm" fo:padding-bottom="0.015cm" fo:padding-left="0.015cm" fo:padding-right="0.015cm"/>
    </style:style>
    <style:style style:name="gr7" style:family="graphic" style:parent-style-name="standard">
      <style:graphic-properties draw:stroke="solid" svg:stroke-width="0.03cm" svg:stroke-color="#000000" draw:stroke-linejoin="miter" svg:stroke-linecap="butt" draw:fill="solid" draw:fill-color="#000000" fo:padding-top="0.015cm" fo:padding-bottom="0.015cm" fo:padding-left="0.015cm" fo:padding-right="0.015cm"/>
    </style:style>
    <style:style style:name="P1" style:family="paragraph">
      <loext:graphic-properties draw:fill="solid" draw:fill-color="#ffffff"/>
    </style:style>
    <style:style style:name="P2" style:family="paragraph">
      <loext:graphic-properties draw:fill="solid" draw:fill-color="#dddddd"/>
    </style:style>
    <style:style style:name="P3" style:family="paragraph">
      <loext:graphic-properties draw:fill="solid" draw:fill-color="#000000"/>
    </style:style>
    <style:style style:name="P4" style:family="paragraph">
      <loext:graphic-properties draw:fill="solid" draw:fill-color="#b2b2b2"/>
    </style:style>
    <style:style style:name="P5" style:family="paragraph">
      <loext:graphic-properties draw:fill="none"/>
    </style:style>
  </office:automatic-styles>
  <office:body>
    <office:drawing>
      <draw:page draw:name="page1" draw:style-name="dp1" draw:master-page-name="master-page3">
        <draw:polygon draw:style-name="gr1" draw:text-style-name="P1" draw:layer="layout" svg:width="15.162cm" svg:height="7.619cm" svg:x="0cm" svg:y="0cm" svg:viewBox="0 0 15163 7620" draw:points="0,0 15163,0 15163,7620 0,7620">
          <text:p/>
        </draw:polygon>
        <draw:path draw:style-name="gr2" draw:text-style-name="P2" draw:layer="layout" svg:width="13.356cm" svg:height="1.249cm" svg:x="1.691cm" svg:y="6.148cm" svg:viewBox="0 0 13357 1250" svg:d="M0 80c0-45 35-80 80-80h13198c44 0 79 35 79 80v1089c0 46-35 81-79 81h-13198c-45 0-80-35-80-81z">
          <text:p/>
        </draw:path>
        <draw:path draw:style-name="gr3" draw:text-style-name="P3" draw:layer="layout" svg:width="0.211cm" svg:height="0.234cm" svg:x="1.812cm" svg:y="6.28cm" svg:viewBox="0 0 212 235" svg:d="M64 105c49 3 92 3 92-48 0-44-47-39-92-39v43zM64 219c54 3 109 5 109-50 0-52-57-49-109-49v50zM212 167c0 92-122 64-212 67v-4-5l31-4v-104-101l-31-4v-5-6c75 6 192-23 192 55 0 32-21 49-48 55 35 5 68 19 68 56z">
          <text:p/>
        </draw:path>
        <draw:path draw:style-name="gr3" draw:text-style-name="P3" draw:layer="layout" svg:width="0.152cm" svg:height="0.238cm" svg:x="2.061cm" svg:y="6.278cm" svg:viewBox="0 0 153 239" svg:d="M153 167c0 80-95 83-153 58v-26-28h11c2 35 23 52 60 52 50 0 69-56 32-81-38-23-103-20-103-83 0-66 84-65 141-52v25 23h-12l-6-29c-31-27-120-5-89 43 28 41 119 23 119 98z">
          <text:p/>
        </draw:path>
        <draw:path draw:style-name="gr3" draw:text-style-name="P3" draw:layer="layout" svg:width="0.173cm" svg:height="0.233cm" svg:x="2.243cm" svg:y="6.278cm" svg:viewBox="0 0 174 234" svg:d="M65 127c48 3 76-11 76-58 0-46-28-55-76-52v54zM174 69c-1 61-44 79-109 75v38 38l37 5v4 5h-99v-5-4l28-5v-102-104l-31-3v-6-5c80 2 176-13 174 69z">
          <text:p/>
        </draw:path>
        <draw:path draw:style-name="gr2" draw:text-style-name="P2" draw:layer="layout" svg:width="13.338cm" svg:height="1.247cm" svg:x="1.711cm" svg:y="4.869cm" svg:viewBox="0 0 13339 1248" svg:d="M0 80c0-45 35-80 78-80h13183c43 0 78 35 78 80v1090c0 43-35 78-78 78h-13183c-43 0-78-35-78-78z">
          <text:p/>
        </draw:path>
        <draw:polygon draw:style-name="gr3" draw:text-style-name="P3" draw:layer="layout" svg:width="0.234cm" svg:height="0.233cm" svg:x="1.832cm" svg:y="4.999cm" svg:viewBox="0 0 235 234" draw:points="0,234 0,229 0,226 29,220 29,117 29,15 0,12 0,5 0,0 93,0 93,5 93,12 64,15 64,61 64,107 172,107 172,61 172,15 142,12 142,5 142,0 235,0 235,5 235,12 206,15 206,117 206,220 235,226 235,229 235,234 142,234 142,229 142,226 172,220 172,171 172,122 64,122 64,171 64,220 93,226 93,229 93,234">
          <text:p/>
        </draw:polygon>
        <draw:path draw:style-name="gr3" draw:text-style-name="P3" draw:layer="layout" svg:width="0.14cm" svg:height="0.169cm" svg:x="2.088cm" svg:y="5.065cm" svg:viewBox="0 0 141 170" svg:d="M19 6c40-9 102-14 102 38v58 55c8 3 23-3 20 11h-45l-3-17c-25 29-103 29-92-28-3-50 44-50 90-51 5-37-4-69-41-55-6 1-12 3-17 6-3 6 0 21-14 18v-17zM28 122c0 41 40 32 63 21v-29-30c-35 2-63 0-63 38z">
          <text:p/>
        </draw:path>
        <draw:path draw:style-name="gr3" draw:text-style-name="P3" draw:layer="layout" svg:width="0.109cm" svg:height="0.167cm" svg:x="2.237cm" svg:y="5.065cm" svg:viewBox="0 0 110 168" svg:d="M49 24c16-9 35-24 61-24v21 23c-18 1-9-29-41-18l-20 7v61 62l28 4v3 5h-77v-5-3l20-4v-69-70c-7-3-23 1-20-12h48z">
          <text:p/>
        </draw:path>
        <draw:path draw:style-name="gr3" draw:text-style-name="P3" draw:layer="layout" svg:width="0.161cm" svg:height="0.249cm" svg:x="2.361cm" svg:y="4.987cm" svg:viewBox="0 0 162 250" svg:d="M0 166c0-71 45-100 112-85l-2-70-27-5v-3-3h57v116 119c8 3 25-3 22 11h-49l-1-11c-46 34-112 11-112-69zM75 93c-37 0-44 33-44 73 0 37 9 66 44 66 14 0 26-3 35-8v-64-65c-9 0-24-2-35-2z">
          <text:p/>
        </draw:path>
        <draw:path draw:style-name="gr3" draw:text-style-name="P3" draw:layer="layout" svg:width="0.253cm" svg:height="0.166cm" svg:x="2.523cm" svg:y="5.07cm" svg:viewBox="0 0 254 167" svg:d="M237 10l-53 157h-14l-43-108-38 108h-14l-56-155c-6-3-22 0-19-12h77v4 3l-26 5 38 108 40-105h16l39 107 36-110-26-5v-3-4h60v4 3z">
          <text:p/>
        </draw:path>
        <draw:path draw:style-name="gr3" draw:text-style-name="P3" draw:layer="layout" svg:width="0.141cm" svg:height="0.169cm" svg:x="2.79cm" svg:y="5.065cm" svg:viewBox="0 0 142 170" svg:d="M20 6c39-9 102-14 102 38v58 55c7 3 23-3 19 11h-45l-3-17c-23 29-103 29-92-28-3-50 43-50 90-51 5-37-4-69-41-55-6 1-12 3-17 6-3 6 0 21-13 18v-17zM29 122c0 41 41 32 62 21v-29-30c-33 2-62 0-62 38z">
          <text:p/>
        </draw:path>
        <draw:path draw:style-name="gr3" draw:text-style-name="P3" draw:layer="layout" svg:width="0.109cm" svg:height="0.167cm" svg:x="2.94cm" svg:y="5.065cm" svg:viewBox="0 0 110 168" svg:d="M49 24c18-9 35-24 61-24v21 23c-20 1-8-29-40-18l-21 7v61 62l30 4v3 5h-79v-5-3l20-4v-69-70c-8-3-23 1-20-12h48z">
          <text:p/>
        </draw:path>
        <draw:path draw:style-name="gr3" draw:text-style-name="P3" draw:layer="layout" svg:width="0.13cm" svg:height="0.171cm" svg:x="3.065cm" svg:y="5.065cm" svg:viewBox="0 0 131 172" svg:d="M68 0c48 0 66 32 63 84h-99c-8 60 36 82 93 63v7 5c-14 7-32 13-52 13-54 0-73-33-73-88-1-53 21-84 68-84zM101 72c12-57-56-81-68-25 0 8-1 16-1 25z">
          <text:p/>
        </draw:path>
        <draw:path draw:style-name="gr3" draw:text-style-name="P3" draw:layer="layout" svg:width="0.142cm" svg:height="0.169cm" svg:x="3.307cm" svg:y="5.065cm" svg:viewBox="0 0 143 170" svg:d="M20 6c40-9 101-14 101 38v58 55c8 3 25-3 22 11h-45l-4-17c-23 29-102 29-93-28-2-50 45-50 91-51 5-37-4-69-41-55-5 1-11 3-15 6-5 6 0 21-16 18v-17zM31 122c0 41 40 32 61 21v-29-30c-34 2-61 0-61 38z">
          <text:p/>
        </draw:path>
        <draw:path draw:style-name="gr3" draw:text-style-name="P3" draw:layer="layout" svg:width="0.162cm" svg:height="0.249cm" svg:x="3.451cm" svg:y="4.987cm" svg:viewBox="0 0 163 250" svg:d="M54 232c55 12 80-14 80-72 0-51-34-76-80-56v65zM88 250c-25 0-46-6-65-12v-113-114l-23-5v-3-3h54l-1 92c47-34 110-5 110 68 0 57-22 90-75 90z">
          <text:p/>
        </draw:path>
        <draw:path draw:style-name="gr3" draw:text-style-name="P3" draw:layer="layout" svg:width="0.11cm" svg:height="0.17cm" svg:x="3.642cm" svg:y="5.065cm" svg:viewBox="0 0 111 171" svg:d="M27 38c6 48 84 23 84 85 0 54-67 55-111 40v-20-20c21 0 9 29 32 31 33 18 76-26 39-50-26-18-71-12-71-58 0-49 59-52 99-40v17 17c-18 1-8-23-28-23-20-8-49-2-44 21z">
          <text:p/>
        </draw:path>
        <draw:path draw:style-name="gr3" draw:text-style-name="P3" draw:layer="layout" svg:width="0.094cm" svg:height="0.202cm" svg:x="3.767cm" svg:y="5.033cm" svg:viewBox="0 0 95 203" svg:d="M49 163c-1 25 25 26 46 20v6 6c-27 14-73 14-73-29v-59-55h-22c-2-14 14-11 22-15l17-37h10v18 19h39v7 8h-39v53z">
          <text:p/>
        </draw:path>
        <draw:path draw:style-name="gr3" draw:text-style-name="P3" draw:layer="layout" svg:width="0.109cm" svg:height="0.167cm" svg:x="3.868cm" svg:y="5.065cm" svg:viewBox="0 0 110 168" svg:d="M50 24c17-9 36-24 60-24v21 23c-18 1-8-29-40-18l-20 7v61 62l29 4v3 5h-79v-5-3l23-4v-69-70c-8-3-26 1-23-12h49z">
          <text:p/>
        </draw:path>
        <draw:path draw:style-name="gr3" draw:text-style-name="P3" draw:layer="layout" svg:width="0.143cm" svg:height="0.169cm" svg:x="3.991cm" svg:y="5.065cm" svg:viewBox="0 0 144 170" svg:d="M21 6c40-9 100-14 100 38v58 55c8 3 26-3 23 11h-46l-3-17c-23 29-103 29-94-28 0-50 46-50 93-51 4-37-5-69-44-55-5 1-11 3-14 6-5 6 0 21-15 18v-17zM30 122c0 41 42 32 64 21v-29-30c-34 2-64 0-64 38z">
          <text:p/>
        </draw:path>
        <draw:path draw:style-name="gr3" draw:text-style-name="P3" draw:layer="layout" svg:width="0.135cm" svg:height="0.171cm" svg:x="4.147cm" svg:y="5.065cm" svg:viewBox="0 0 136 172" svg:d="M32 84c0 63 53 81 104 63 0 25-31 25-54 25-56 0-82-33-82-88 0-75 63-96 131-78v22 22h-9c-5-15-5-30-23-33-47-11-67 20-67 67z">
          <text:p/>
        </draw:path>
        <draw:path draw:style-name="gr3" draw:text-style-name="P3" draw:layer="layout" svg:width="0.093cm" svg:height="0.202cm" svg:x="4.293cm" svg:y="5.033cm" svg:viewBox="0 0 94 203" svg:d="M50 163c-2 25 24 26 44 20v6 6c-27 14-73 14-73-29v-59-55h-21c-2-14 14-11 21-15l18-37h11v18 19h38v7 8h-38v53z">
          <text:p/>
        </draw:path>
        <draw:path draw:style-name="gr3" draw:text-style-name="P3" draw:layer="layout" svg:width="0.084cm" svg:height="0.234cm" svg:x="4.395cm" svg:y="4.998cm" svg:viewBox="0 0 85 235" svg:d="M38 39c-21 0-23-41 0-39 15 0 21 6 22 20-1 10-7 19-22 19zM59 224l26 3v5 3h-85v-3-5l29-3v-69-70l-25-3v-5-3h55v75z">
          <text:p/>
        </draw:path>
        <draw:path draw:style-name="gr3" draw:text-style-name="P3" draw:layer="layout" svg:width="0.15cm" svg:height="0.171cm" svg:x="4.499cm" svg:y="5.065cm" svg:viewBox="0 0 151 172" svg:d="M75 0c53 0 76 31 76 84 0 55-23 88-76 88-49 0-75-34-75-88 0-52 26-84 75-84zM75 159c39 0 47-37 47-75s-8-70-47-70c-38 1-43 32-43 70 0 40 6 73 43 75z">
          <text:p/>
        </draw:path>
        <draw:path draw:style-name="gr3" draw:text-style-name="P3" draw:layer="layout" svg:width="0.165cm" svg:height="0.167cm" svg:x="4.669cm" svg:y="5.066cm" svg:viewBox="0 0 166 168" svg:d="M116 50c5-35-40-33-66-26v66 66l23 3v6 3h-73c-3-13 14-9 20-12v-70-69c-6-3-23 0-20-12h49l1 12c31-24 97-29 97 30v54 55c6 3 21-1 18 12h-69v-3-6l20-3v-52z">
          <text:p/>
        </draw:path>
        <draw:path draw:style-name="gr3" draw:text-style-name="P3" draw:layer="layout" svg:width="0.133cm" svg:height="0.171cm" svg:x="4.941cm" svg:y="5.065cm" svg:viewBox="0 0 134 172" svg:d="M31 84c0 63 51 81 103 63 0 25-29 25-55 25-56 0-79-33-79-88 0-75 62-96 130-78v22 22h-11c-5-15-3-30-22-33-45-11-66 20-66 67z">
          <text:p/>
        </draw:path>
        <draw:polygon draw:style-name="gr3" draw:text-style-name="P3" draw:layer="layout" svg:width="0.086cm" svg:height="0.245cm" svg:x="5.089cm" svg:y="4.987cm" svg:viewBox="0 0 87 246" draw:points="58,235 87,238 87,243 87,246 0,246 0,243 0,238 28,235 28,123 28,11 0,6 0,3 0,0 58,0 58,117">
          <text:p/>
        </draw:polygon>
        <draw:path draw:style-name="gr3" draw:text-style-name="P3" draw:layer="layout" svg:width="0.142cm" svg:height="0.169cm" svg:x="5.193cm" svg:y="5.065cm" svg:viewBox="0 0 143 170" svg:d="M20 6c41-9 102-14 102 38v58 55c7 3 23-3 21 11h-44l-6-17c-23 29-102 29-92-28-1-50 45-50 91-51 5-37-5-69-42-55-6 1-12 3-15 6-4 6 0 21-15 18v-17zM29 122c0 41 41 32 63 21v-29-30c-34 2-63 0-63 38z">
          <text:p/>
        </draw:path>
        <draw:path draw:style-name="gr3" draw:text-style-name="P3" draw:layer="layout" svg:width="0.11cm" svg:height="0.17cm" svg:x="5.351cm" svg:y="5.065cm" svg:viewBox="0 0 111 171" svg:d="M26 38c6 48 85 23 85 85 0 54-70 55-111 40v-20-20c20 0 8 29 31 31 35 18 77-26 41-50-29-18-72-12-72-58 0-49 58-52 99-40v17 17c-18 1-9-23-27-23-21-8-50-2-46 21z">
          <text:p/>
        </draw:path>
        <draw:path draw:style-name="gr3" draw:text-style-name="P3" draw:layer="layout" svg:width="0.11cm" svg:height="0.17cm" svg:x="5.489cm" svg:y="5.065cm" svg:viewBox="0 0 111 171" svg:d="M27 38c6 48 84 23 84 85 0 54-67 55-111 40v-20-20c21 0 7 29 31 31 34 18 75-26 40-50-26-18-71-12-71-58 0-49 57-52 100-40v17 17c-20 1-9-23-29-23-21-8-49-2-44 21z">
          <text:p/>
        </draw:path>
        <draw:path draw:style-name="gr3" draw:text-style-name="P3" draw:layer="layout" svg:width="0.13cm" svg:height="0.171cm" svg:x="5.625cm" svg:y="5.065cm" svg:viewBox="0 0 131 172" svg:d="M69 0c48 0 65 32 62 84h-99c-9 60 37 82 93 63v7 5c-12 7-32 13-53 13-54 0-72-33-72-88-2-53 20-84 69-84zM102 72c12-57-56-81-68-25-2 8-2 16-2 25z">
          <text:p/>
        </draw:path>
        <draw:path draw:style-name="gr3" draw:text-style-name="P3" draw:layer="layout" svg:width="0.11cm" svg:height="0.17cm" svg:x="5.781cm" svg:y="5.065cm" svg:viewBox="0 0 111 171" svg:d="M26 38c6 48 85 23 85 85 0 54-68 55-111 40v-20-20c20 0 9 29 31 31 35 18 77-26 41-50-28-18-72-12-72-58 0-49 58-52 98-40v17 17c-17 1-6-23-26-23-23-8-51-2-46 21z">
          <text:p/>
        </draw:path>
        <draw:path draw:style-name="gr2" draw:text-style-name="P2" draw:layer="layout" svg:width="13.335cm" svg:height="1.264cm" svg:x="1.714cm" svg:y="3.608cm" svg:viewBox="0 0 13336 1265" svg:d="M0 80c0-45 35-80 78-80h13180c43 0 78 35 78 80v1106c0 42-35 79-78 79h-13180c-43 0-78-37-78-79z">
          <text:p/>
        </draw:path>
        <draw:path draw:style-name="gr3" draw:text-style-name="P3" draw:layer="layout" svg:width="0.173cm" svg:height="0.233cm" svg:x="1.835cm" svg:y="3.738cm" svg:viewBox="0 0 174 234" svg:d="M64 127c46 3 74-11 74-58 0-46-28-55-74-52v54zM174 69c0 61-47 79-110 75v38 38l35 5v4 5h-96v-5-4l26-5v-102-104l-29-3v-6-5c78 2 175-13 174 69z">
          <text:p/>
        </draw:path>
        <draw:path draw:style-name="gr3" draw:text-style-name="P3" draw:layer="layout" svg:width="0.108cm" svg:height="0.167cm" svg:x="2.027cm" svg:y="3.804cm" svg:viewBox="0 0 109 168" svg:d="M49 25c15-11 35-23 60-25v23 22c-19 1-7-31-40-17l-20 6v61 62l30 3v5 3h-79v-3-5l21-3v-71-69c-9-3-24 2-21-12h47z">
          <text:p/>
        </draw:path>
        <draw:path draw:style-name="gr3" draw:text-style-name="P3" draw:layer="layout" svg:width="0.148cm" svg:height="0.172cm" svg:x="2.152cm" svg:y="3.804cm" svg:viewBox="0 0 149 173" svg:d="M73 0c52 0 76 32 76 87 0 53-24 86-76 86-50 0-73-34-73-86 0-53 23-87 73-87zM73 159c37 0 44-34 44-72 0-37-7-73-44-73-38 0-43 36-43 73 0 38 5 70 43 72z">
          <text:p/>
        </draw:path>
        <draw:path draw:style-name="gr3" draw:text-style-name="P3" draw:layer="layout" svg:width="0.133cm" svg:height="0.172cm" svg:x="2.328cm" svg:y="3.805cm" svg:viewBox="0 0 134 173" svg:d="M30 86c0 64 51 78 104 63 1 24-32 24-56 24-55 0-78-32-78-87 0-76 61-98 129-81v25 22h-9c-5-15-3-30-24-36-46-9-66 23-66 70z">
          <text:p/>
        </draw:path>
        <draw:path draw:style-name="gr3" draw:text-style-name="P3" draw:layer="layout" svg:width="0.131cm" svg:height="0.172cm" svg:x="2.484cm" svg:y="3.804cm" svg:viewBox="0 0 132 173" svg:d="M69 0c48 0 65 34 63 87h-102c-7 60 39 78 96 63v4 5c-14 7-32 14-52 14-56 0-74-33-74-86-2-55 21-87 69-87zM103 73c11-58-59-82-71-23 0 6-2 14-2 23z">
          <text:p/>
        </draw:path>
        <draw:path draw:style-name="gr3" draw:text-style-name="P3" draw:layer="layout" svg:width="0.11cm" svg:height="0.171cm" svg:x="2.64cm" svg:y="3.804cm" svg:viewBox="0 0 111 172" svg:d="M26 40c7 47 85 22 85 82 0 57-67 58-111 40v-19-19c20 0 9 27 32 30 35 20 76-26 41-49-27-18-73-12-73-58 0-50 59-53 100-41v17 18c-18 2-7-24-27-24-23-8-52-2-47 23z">
          <text:p/>
        </draw:path>
        <draw:path draw:style-name="gr3" draw:text-style-name="P3" draw:layer="layout" svg:width="0.111cm" svg:height="0.171cm" svg:x="2.777cm" svg:y="3.804cm" svg:viewBox="0 0 112 172" svg:d="M26 40c9 47 86 22 86 82 0 57-68 58-112 40v-19-19c20 0 10 27 32 30 35 20 75-26 40-49-26-18-72-12-72-58 0-50 58-53 101-41v17 18c-20 2-8-24-29-24-20-8-50-2-46 23z">
          <text:p/>
        </draw:path>
        <draw:path draw:style-name="gr3" draw:text-style-name="P3" draw:layer="layout" svg:width="0.085cm" svg:height="0.234cm" svg:x="2.907cm" svg:y="3.737cm" svg:viewBox="0 0 86 235" svg:d="M39 38c-23 0-25-38 0-38 14 0 18 7 21 20-1 9-9 18-21 18zM57 224l29 3v5 3h-86v-3-5l28-3v-70-70l-23-5v-4-3h52v77z">
          <text:p/>
        </draw:path>
        <draw:path draw:style-name="gr3" draw:text-style-name="P3" draw:layer="layout" svg:width="0.167cm" svg:height="0.165cm" svg:x="3.005cm" svg:y="3.806cm" svg:viewBox="0 0 168 166" svg:d="M118 50c3-38-42-35-68-26v67 64l22 3v5 3h-72c-3-12 14-9 20-11v-70-70c-6-3-23 0-20-12h49l1 12c31-21 97-28 97 32v55 53c6 2 23-1 20 11h-72v-3-5l23-3v-52z">
          <text:p/>
        </draw:path>
        <draw:path draw:style-name="gr3" draw:text-style-name="P3" draw:layer="layout" svg:width="0.154cm" svg:height="0.26cm" svg:x="3.191cm" svg:y="3.789cm" svg:viewBox="0 0 155 261" svg:d="M123 32c28 38 6 95-55 95-9 0-19-2-27-3l-11 24c29 20 131-15 125 51-4 45-38 57-88 62-63 3-92-53-40-82-12-3-23-12-23-28l26-30c-18-8-26-25-26-51-3-49 52-63 99-50l37-20 7 9zM67 247c36 0 62-12 62-42 0-37-59-18-91-23-8 9-14 20-15 35 0 26 18 30 44 30zM33 70c2 26 8 46 35 45 28-2 35-17 37-45 0-24-8-41-35-41-29 0-37 17-37 41z">
          <text:p/>
        </draw:path>
        <draw:path draw:style-name="gr3" draw:text-style-name="P3" draw:layer="layout" svg:width="0.167cm" svg:height="0.165cm" svg:x="3.442cm" svg:y="3.809cm" svg:viewBox="0 0 168 166" svg:d="M116 151c-35 21-96 27-96-31v-54-54c-8-3-23 2-20-12h49v58 59c-3 37 40 32 67 26v-66-65l-24-5v-4-3h53v77 75c9 2 24-3 23 11h-50z">
          <text:p/>
        </draw:path>
        <draw:path draw:style-name="gr3" draw:text-style-name="P3" draw:layer="layout" svg:width="0.165cm" svg:height="0.165cm" svg:x="3.621cm" svg:y="3.806cm" svg:viewBox="0 0 166 166" svg:d="M116 50c4-38-41-35-69-26v67 64l25 3v5 3h-72c-3-12 12-9 20-11v-70-70c-8-3-23 0-20-12h46l1 12c33-21 98-28 98 32v55 53c8 2 23-1 20 11h-71v-3-5l22-3v-52z">
          <text:p/>
        </draw:path>
        <draw:path draw:style-name="gr3" draw:text-style-name="P3" draw:layer="layout" svg:width="0.084cm" svg:height="0.234cm" svg:x="3.798cm" svg:y="3.737cm" svg:viewBox="0 0 85 235" svg:d="M38 38c-23 0-24-38 0-38 14 0 17 7 20 20-1 9-7 18-20 18zM55 224l30 3v5 3h-85v-3-5l28-3v-70-70l-23-5v-4-3h50v77z">
          <text:p/>
        </draw:path>
        <draw:path draw:style-name="gr3" draw:text-style-name="P3" draw:layer="layout" svg:width="0.094cm" svg:height="0.203cm" svg:x="3.891cm" svg:y="3.772cm" svg:viewBox="0 0 95 204" svg:d="M51 162c-2 26 24 27 44 20v7 5c-28 17-73 15-73-29v-58-55h-22c-1-14 14-11 22-15l18-37h11v18 19h38v7 8h-38v55z">
          <text:p/>
        </draw:path>
        <draw:path draw:style-name="gr3" draw:text-style-name="P3" draw:layer="layout" svg:width="0.133cm" svg:height="0.172cm" svg:x="4.089cm" svg:y="3.805cm" svg:viewBox="0 0 134 173" svg:d="M30 86c0 64 52 78 104 63 1 24-29 24-55 24-55 0-79-32-79-87 0-76 61-98 131-81v25 22h-11c-3-15-3-30-22-36-48-9-68 23-68 70z">
          <text:p/>
        </draw:path>
        <draw:polygon draw:style-name="gr3" draw:text-style-name="P3" draw:layer="layout" svg:width="0.084cm" svg:height="0.245cm" svg:x="4.239cm" svg:y="3.726cm" svg:viewBox="0 0 85 246" draw:points="59,235 85,238 85,243 85,246 0,246 0,243 0,238 28,235 28,125 28,11 0,8 0,3 0,0 59,0 59,119">
          <text:p/>
        </draw:polygon>
        <draw:path draw:style-name="gr3" draw:text-style-name="P3" draw:layer="layout" svg:width="0.14cm" svg:height="0.169cm" svg:x="4.342cm" svg:y="3.804cm" svg:viewBox="0 0 141 170" svg:d="M19 6c40-10 102-15 102 39v53 57c8 3 23-2 20 12h-44l-4-17c-23 30-103 30-92-29-2-49 44-49 90-50 5-36-5-69-41-56-6 2-13 5-17 7-3 7 0 23-14 19v-18zM28 119c0 42 42 34 63 22v-29-29c-34 1-63 0-63 36z">
          <text:p/>
        </draw:path>
        <draw:path draw:style-name="gr3" draw:text-style-name="P3" draw:layer="layout" svg:width="0.112cm" svg:height="0.171cm" svg:x="4.499cm" svg:y="3.804cm" svg:viewBox="0 0 113 172" svg:d="M27 40c8 47 86 22 86 82 0 57-69 58-113 40v-19-19c21 0 9 27 32 30 35 20 75-26 41-49-26-18-73-12-73-58 0-50 58-53 99-41v17 18c-18 2-6-24-26-24-21-8-50-2-46 23z">
          <text:p/>
        </draw:path>
        <draw:path draw:style-name="gr3" draw:text-style-name="P3" draw:layer="layout" svg:width="0.11cm" svg:height="0.171cm" svg:x="4.638cm" svg:y="3.804cm" svg:viewBox="0 0 111 172" svg:d="M25 40c7 47 86 22 86 82 0 57-70 58-111 40v-19-19c18 0 8 27 29 30 34 20 78-26 40-49-26-18-69-12-69-58 0-50 55-53 98-41v17 18c-20 2-9-24-29-24-20-8-49-2-44 23z">
          <text:p/>
        </draw:path>
        <draw:path draw:style-name="gr3" draw:text-style-name="P3" draw:layer="layout" svg:width="0.13cm" svg:height="0.172cm" svg:x="4.774cm" svg:y="3.804cm" svg:viewBox="0 0 131 173" svg:d="M69 0c49 0 65 34 62 87h-99c-8 60 37 78 93 63v4 5c-12 7-32 14-52 14-53 0-73-33-73-86-1-55 21-87 69-87zM102 73c11-58-56-82-69-23-1 6-1 14-1 23z">
          <text:p/>
        </draw:path>
        <draw:path draw:style-name="gr3" draw:text-style-name="P3" draw:layer="layout" svg:width="0.11cm" svg:height="0.171cm" svg:x="4.93cm" svg:y="3.804cm" svg:viewBox="0 0 111 172" svg:d="M25 40c10 47 86 22 86 82 0 57-67 58-111 40v-19-19c20 0 8 27 32 30 35 20 75-26 41-49-26-18-73-12-73-58 0-50 58-53 101-41v17 18c-20 2-8-24-28-24-21-8-51-2-48 23z">
          <text:p/>
        </draw:path>
        <draw:path draw:style-name="gr2" draw:text-style-name="P2" draw:layer="layout" svg:width="13.335cm" svg:height="2.223cm" svg:x="1.714cm" svg:y="1.387cm" svg:viewBox="0 0 13336 2224" svg:d="M0 79c0-44 35-79 78-79h13180c43 0 78 35 78 79v2065c0 46-35 80-78 80h-13180c-43 0-78-34-78-80z">
          <text:p/>
        </draw:path>
        <draw:path draw:style-name="gr3" draw:text-style-name="P3" draw:layer="layout" svg:width="0.151cm" svg:height="0.237cm" svg:x="1.849cm" svg:y="1.514cm" svg:viewBox="0 0 152 238" svg:d="M152 169c0 76-93 79-152 58v-28-26h12c0 34 21 51 59 51 49 0 69-57 34-81-40-23-105-20-105-83 0-67 85-65 140-53v26 24h-11l-6-29c-31-28-120-7-88 41 28 43 117 25 117 100z">
          <text:p/>
        </draw:path>
        <draw:path draw:style-name="gr3" draw:text-style-name="P3" draw:layer="layout" svg:width="0.164cm" svg:height="0.251cm" svg:x="2.02cm" svg:y="1.503cm" svg:viewBox="0 0 165 252" svg:d="M55 233c56 13 81-15 81-71 0-52-36-78-81-58v65zM90 252c-25 0-46-6-64-14v-112-114l-26-5v-3-4h55l-2 93c47-33 112-4 112 69 0 56-23 90-75 90z">
          <text:p/>
        </draw:path>
        <draw:path draw:style-name="gr3" draw:text-style-name="P3" draw:layer="layout" svg:width="0.152cm" svg:height="0.237cm" svg:x="2.22cm" svg:y="1.514cm" svg:viewBox="0 0 153 238" svg:d="M153 169c0 76-94 79-153 58v-28-26h13c1 34 21 51 58 51 50 0 70-57 32-81-37-23-103-20-103-83 0-67 85-65 142-53v26 24h-13l-6-29c-32-28-119-7-89 41 29 43 119 25 119 100z">
          <text:p/>
        </draw:path>
        <draw:path draw:style-name="gr3" draw:text-style-name="P3" draw:layer="layout" svg:width="0.263cm" svg:height="0.167cm" svg:x="2.488cm" svg:y="1.583cm" svg:viewBox="0 0 264 168" svg:d="M115 51c5-37-40-32-66-26v66 64l23 5v5 3h-72c-3-13 12-10 20-13v-69-69c-8-3-23 0-20-12h48l1 12c20-15 75-30 89 2 32-22 102-38 102 29v52 55c8 3 26-2 23 13h-76v-3-5l24-5v-52-52c3-38-44-31-70-25 8 37 2 88 3 129l25 5v5 3h-77v-3-5l23-5v-52z">
          <text:p/>
        </draw:path>
        <draw:path draw:style-name="gr3" draw:text-style-name="P3" draw:layer="layout" svg:width="0.15cm" svg:height="0.173cm" svg:x="2.77cm" svg:y="1.581cm" svg:viewBox="0 0 151 174" svg:d="M74 0c52 0 77 32 77 88 0 52-25 86-77 86-50 0-74-34-74-86 0-56 24-88 74-88zM74 160c37 0 46-35 46-72 0-39-9-73-46-73-38 0-44 34-44 73 0 37 6 70 44 72z">
          <text:p/>
        </draw:path>
        <draw:path draw:style-name="gr3" draw:text-style-name="P3" draw:layer="layout" svg:width="0.161cm" svg:height="0.25cm" svg:x="2.944cm" svg:y="1.503cm" svg:viewBox="0 0 162 251" svg:d="M0 168c0-72 47-101 114-86l-1-70-28-5v-3-4h57v119 116c8 3 23-2 20 12h-46l-2-12c-45 35-114 12-114-67zM79 93c-38 2-45 35-45 75 0 36 9 64 45 64 12 0 26-3 34-6v-64-66c-9 0-23-3-34-3z">
          <text:p/>
        </draw:path>
        <draw:path draw:style-name="gr3" draw:text-style-name="P3" draw:layer="layout" svg:width="0.166cm" svg:height="0.164cm" svg:x="3.112cm" svg:y="1.587cm" svg:viewBox="0 0 167 165" svg:d="M117 151c-34 20-97 26-97-33v-54-52c-7-3-23 2-19-12h48v58 57c-3 39 42 33 68 27v-67-63l-25-4v-5-3h55v75 76c9 3 23-2 20 12h-49z">
          <text:p/>
        </draw:path>
        <draw:polygon draw:style-name="gr3" draw:text-style-name="P3" draw:layer="layout" svg:width="0.085cm" svg:height="0.246cm" svg:x="3.292cm" svg:y="1.503cm" svg:viewBox="0 0 86 247" draw:points="59,235 86,240 86,244 86,247 0,247 0,244 0,240 28,235 28,125 28,12 0,7 0,4 0,0 59,0 59,119">
          <text:p/>
        </draw:polygon>
        <draw:path draw:style-name="gr3" draw:text-style-name="P3" draw:layer="layout" svg:width="0.14cm" svg:height="0.169cm" svg:x="3.395cm" svg:y="1.582cm" svg:viewBox="0 0 141 170" svg:d="M19 7c42-11 102-14 102 39v55 55c8 3 23-2 20 12h-43l-5-17c-23 29-103 29-92-27-2-49 44-49 91-51 4-35-5-71-41-56-6 2-12 5-17 6-4 7 0 23-15 21v-18zM28 122c0 40 42 32 64 22v-29-29c-33 1-64-2-64 36z">
          <text:p/>
        </draw:path>
        <draw:path draw:style-name="gr3" draw:text-style-name="P3" draw:layer="layout" svg:width="0.111cm" svg:height="0.168cm" svg:x="3.544cm" svg:y="1.581cm" svg:viewBox="0 0 112 169" svg:d="M50 27c15-11 35-26 62-27v24 21c-21 2-10-29-42-17l-20 7v61 61l29 3v6 3h-78v-3-6l20-3v-69-69c-6-3-24 2-20-12h47z">
          <text:p/>
        </draw:path>
        <draw:path draw:style-name="gr3" draw:text-style-name="P3" draw:layer="layout" svg:width="0.162cm" svg:height="0.251cm" svg:x="3.743cm" svg:y="1.503cm" svg:viewBox="0 0 163 252" svg:d="M52 233c59 13 82-15 82-71 0-52-35-78-82-58v65zM88 252c-25 0-47-6-65-14v-112-114l-23-5v-3-4h52l-2 93c49-33 113-4 113 69 0 56-21 90-75 90z">
          <text:p/>
        </draw:path>
        <draw:path draw:style-name="gr3" draw:text-style-name="P3" draw:layer="layout" svg:width="0.142cm" svg:height="0.169cm" svg:x="3.931cm" svg:y="1.582cm" svg:viewBox="0 0 143 170" svg:d="M21 7c40-11 100-14 100 39v55 55c8 3 25-2 22 12h-44l-5-17c-22 29-102 29-93-27-1-49 45-49 93-51 3-35-7-71-44-56-6 2-12 5-15 6-5 7 0 23-14 21v-18zM30 122c0 40 42 32 64 22v-29-29c-36 1-64-2-64 36z">
          <text:p/>
        </draw:path>
        <draw:path draw:style-name="gr3" draw:text-style-name="P3" draw:layer="layout" svg:width="0.11cm" svg:height="0.171cm" svg:x="4.089cm" svg:y="1.582cm" svg:viewBox="0 0 111 172" svg:d="M26 41c6 46 85 23 85 83 0 53-68 55-111 40v-20-20c20 0 9 29 30 30 34 19 75-26 40-49-26-18-70-12-70-58 0-51 58-53 99-42v20 18c-20 1-9-26-29-26-20-7-49-1-44 24z">
          <text:p/>
        </draw:path>
        <draw:path draw:style-name="gr3" draw:text-style-name="P3" draw:layer="layout" svg:width="0.132cm" svg:height="0.173cm" svg:x="4.225cm" svg:y="1.581cm" svg:viewBox="0 0 133 174" svg:d="M70 0c47 0 66 32 63 88h-101c-9 58 38 78 93 61v5 6c-11 8-31 14-52 14-53 0-73-34-73-87 0-55 21-87 70-87zM102 74c12-57-55-82-67-25-3 8-3 16-3 25z">
          <text:p/>
        </draw:path>
        <draw:path draw:style-name="gr3" draw:text-style-name="P3" draw:layer="layout" svg:width="0.133cm" svg:height="0.172cm" svg:x="4.47cm" svg:y="1.582cm" svg:viewBox="0 0 134 173" svg:d="M30 86c0 62 51 79 104 61 1 26-30 26-56 26-54 0-78-32-78-87 0-76 61-98 131-81v23 24h-11c-4-15-4-32-22-35-48-10-68 20-68 69z">
          <text:p/>
        </draw:path>
        <draw:polygon draw:style-name="gr3" draw:text-style-name="P3" draw:layer="layout" svg:width="0.084cm" svg:height="0.246cm" svg:x="4.62cm" svg:y="1.503cm" svg:viewBox="0 0 85 247" draw:points="59,235 85,240 85,244 85,247 0,247 0,244 0,240 27,235 27,125 27,12 0,7 0,4 0,0 59,0 59,119">
          <text:p/>
        </draw:polygon>
        <draw:path draw:style-name="gr3" draw:text-style-name="P3" draw:layer="layout" svg:width="0.14cm" svg:height="0.169cm" svg:x="4.723cm" svg:y="1.582cm" svg:viewBox="0 0 141 170" svg:d="M19 7c40-11 101-14 101 39v55 55c8 3 24-2 20 12h-44l-5-17c-23 29-102 29-90-27-3-49 44-49 90-51 3-35-6-71-41-56-6 2-13 5-17 6-3 7 0 23-14 21v-18zM28 122c0 40 40 32 63 22v-29-29c-34 1-63-2-63 36z">
          <text:p/>
        </draw:path>
        <draw:path draw:style-name="gr3" draw:text-style-name="P3" draw:layer="layout" svg:width="0.112cm" svg:height="0.171cm" svg:x="4.88cm" svg:y="1.582cm" svg:viewBox="0 0 113 172" svg:d="M26 41c7 46 87 23 87 83 0 53-69 55-113 40v-20-20c21 0 9 29 32 30 35 19 76-26 41-49-27-18-73-12-73-58 0-51 58-53 100-42v20 18c-18 1-6-26-27-26-23-7-50-1-47 24z">
          <text:p/>
        </draw:path>
        <draw:path draw:style-name="gr3" draw:text-style-name="P3" draw:layer="layout" svg:width="0.11cm" svg:height="0.171cm" svg:x="5.019cm" svg:y="1.582cm" svg:viewBox="0 0 111 172" svg:d="M25 41c7 46 86 23 86 83 0 53-70 55-111 40v-20-20c18 0 8 29 29 30 36 19 78-26 42-49-28-18-71-12-71-58 0-51 58-53 99-42v20 18c-18 1-8-26-28-26-19-7-51-1-46 24z">
          <text:p/>
        </draw:path>
        <draw:path draw:style-name="gr3" draw:text-style-name="P3" draw:layer="layout" svg:width="0.13cm" svg:height="0.173cm" svg:x="5.155cm" svg:y="1.581cm" svg:viewBox="0 0 131 174" svg:d="M69 0c49 0 65 32 62 88h-99c-8 58 37 78 93 61v5 6c-12 8-32 14-52 14-54 0-73-34-73-87-1-55 21-87 69-87zM102 74c11-57-56-82-69-25-1 8-1 16-1 25z">
          <text:p/>
        </draw:path>
        <draw:path draw:style-name="gr3" draw:text-style-name="P3" draw:layer="layout" svg:width="0.11cm" svg:height="0.171cm" svg:x="5.311cm" svg:y="1.582cm" svg:viewBox="0 0 111 172" svg:d="M25 41c7 46 86 23 86 83 0 53-68 55-111 40v-20-20c20 0 8 29 31 30 34 19 76-26 40-49-26-18-71-12-71-58 0-51 57-53 101-42v20 18c-21 1-8-26-30-26-20-7-49-1-46 24z">
          <text:p/>
        </draw:path>
        <draw:path draw:style-name="gr2" draw:text-style-name="P2" draw:layer="layout" svg:width="13.356cm" svg:height="1.271cm" svg:x="1.691cm" svg:y="0.117cm" svg:viewBox="0 0 13357 1272" svg:d="M0 79c0-44 35-79 80-79h13198c44 0 79 35 79 79v1114c0 44-35 79-79 79h-13198c-45 0-80-35-80-79z">
          <text:p/>
        </draw:path>
        <draw:path draw:style-name="gr3" draw:text-style-name="P3" draw:layer="layout" svg:width="0.249cm" svg:height="0.234cm" svg:x="1.806cm" svg:y="0.245cm" svg:viewBox="0 0 250 235" svg:d="M77 226v5 4h-77v-4-5l26-5 82-221h32l81 221 29 5v5 4h-96v-4-5l29-5-22-67h-90l-27 67zM116 26l-42 113h81z">
          <text:p/>
        </draw:path>
        <draw:path draw:style-name="gr3" draw:text-style-name="P3" draw:layer="layout" svg:width="0.173cm" svg:height="0.232cm" svg:x="2.066cm" svg:y="0.246cm" svg:viewBox="0 0 174 233" svg:d="M64 128c49 3 76-13 76-60 0-44-27-56-76-53v55zM174 68c0 61-45 78-110 75v38 38l38 5v5 4h-99v-4-5l28-5v-102-104l-31-4v-5-4c79 1 177-14 174 68z">
          <text:p/>
        </draw:path>
        <draw:polygon draw:style-name="gr3" draw:text-style-name="P3" draw:layer="layout" svg:width="0.093cm" svg:height="0.232cm" svg:x="2.265cm" svg:y="0.247cm" svg:viewBox="0 0 94 233" draw:points="63,219 94,224 94,229 94,233 0,233 0,229 0,224 29,219 29,117 29,13 0,9 0,4 0,0 94,0 94,4 94,9 63,13 63,117">
          <text:p/>
        </draw:polygon>
        <draw:path draw:style-name="gr3" draw:text-style-name="P3" draw:layer="layout" svg:width="0.158cm" svg:height="0.243cm" svg:x="2.462cm" svg:y="0.311cm" svg:viewBox="0 0 159 244" svg:d="M159 85c3 66-44 101-110 84v63l29 3v6 3h-78v-3-6l22-3v-107-107c-8-3-22 0-20-12h46l1 9c11-9 26-15 45-15 47 3 63 35 65 85zM49 157c52 14 83-14 78-72 8-53-32-79-78-59v65z">
          <text:p/>
        </draw:path>
        <draw:path draw:style-name="gr3" draw:text-style-name="P3" draw:layer="layout" svg:width="0.108cm" svg:height="0.168cm" svg:x="2.639cm" svg:y="0.311cm" svg:viewBox="0 0 109 169" svg:d="M51 26c14-11 34-25 58-26v23 21c-18 2-7-29-39-17l-19 7v61 62l28 5v4 3h-79v-3-4l21-5v-70-69c-8-3-24 2-21-12h48z">
          <text:p/>
        </draw:path>
        <draw:path draw:style-name="gr3" draw:text-style-name="P3" draw:layer="layout" svg:width="0.131cm" svg:height="0.173cm" svg:x="2.764cm" svg:y="0.311cm" svg:viewBox="0 0 132 174" svg:d="M70 0c48 0 65 32 62 86h-100c-8 60 38 80 94 63v5 6c-12 8-32 14-53 14-53 0-73-34-73-90-2-52 21-84 70-84zM103 72c11-55-57-80-68-23-2 6-3 15-3 23z">
          <text:p/>
        </draw:path>
        <draw:path draw:style-name="gr3" draw:text-style-name="P3" draw:layer="layout" svg:width="0.11cm" svg:height="0.172cm" svg:x="2.921cm" svg:y="0.312cm" svg:viewBox="0 0 111 173" svg:d="M25 39c6 47 86 23 86 85 0 53-69 55-111 40v-20-20c20 0 8 29 29 30 36 19 78-26 42-51-28-17-71-12-71-58 0-49 57-51 98-40v18 17c-18 2-7-23-27-23-22-7-49-1-46 22z">
          <text:p/>
        </draw:path>
        <draw:path draw:style-name="gr3" draw:text-style-name="P3" draw:layer="layout" svg:width="0.133cm" svg:height="0.173cm" svg:x="3.056cm" svg:y="0.311cm" svg:viewBox="0 0 134 174" svg:d="M70 0c49 0 66 32 64 86h-102c-8 60 38 80 94 63v5 6c-12 8-32 14-52 14-54 0-74-34-74-90 0-52 23-84 70-84zM102 72c12-55-55-80-67-23-1 6-3 15-3 23z">
          <text:p/>
        </draw:path>
        <draw:path draw:style-name="gr3" draw:text-style-name="P3" draw:layer="layout" svg:width="0.166cm" svg:height="0.166cm" svg:x="3.206cm" svg:y="0.313cm" svg:viewBox="0 0 167 167" svg:d="M117 50c3-37-41-34-67-26v64 67l23 5v4 3h-73c-3-12 15-9 21-12v-70-69c-6-3-24 0-21-12h47l3 12c30-23 96-29 96 31v53 55c6 3 23 0 20 12h-72v-3-4l23-5v-52z">
          <text:p/>
        </draw:path>
        <draw:path draw:style-name="gr3" draw:text-style-name="P3" draw:layer="layout" svg:width="0.093cm" svg:height="0.203cm" svg:x="3.378cm" svg:y="0.279cm" svg:viewBox="0 0 94 204" svg:d="M50 163c-2 26 24 26 44 20v6 6c-29 15-73 14-73-29v-55-57h-21c-2-13 12-9 21-15l18-39h11v18 21h38v8 7h-38v55z">
          <text:p/>
        </draw:path>
        <draw:path draw:style-name="gr3" draw:text-style-name="P3" draw:layer="layout" svg:width="0.143cm" svg:height="0.169cm" svg:x="3.486cm" svg:y="0.312cm" svg:viewBox="0 0 144 170" svg:d="M21 7c40-11 102-14 102 38v55 56c7 3 23-2 21 12h-47l-3-17c-23 29-101 29-93-27-2-52 44-52 93-53 2-35-6-69-44-54-5 2-11 3-14 5-5 6 0 23-15 20v-17zM30 122c0 40 41 32 64 22v-29-32c-35 2-64 0-64 39z">
          <text:p/>
        </draw:path>
        <draw:path draw:style-name="gr3" draw:text-style-name="P3" draw:layer="layout" svg:width="0.093cm" svg:height="0.203cm" svg:x="3.632cm" svg:y="0.279cm" svg:viewBox="0 0 94 204" svg:d="M51 163c-1 26 23 26 43 20v6 6c-26 15-73 14-73-29v-55-57h-21c-2-13 15-9 21-15l19-39h11v18 21h37v8 7h-37v55z">
          <text:p/>
        </draw:path>
        <draw:path draw:style-name="gr3" draw:text-style-name="P3" draw:layer="layout" svg:width="0.085cm" svg:height="0.234cm" svg:x="3.734cm" svg:y="0.245cm" svg:viewBox="0 0 86 235" svg:d="M39 37c-21 0-23-38 0-37 14 0 20 6 21 18-1 11-7 19-21 19zM59 223l27 5v4 3h-86v-3-4l30-5v-69-70l-25-4v-5-3h54v76z">
          <text:p/>
        </draw:path>
        <draw:path draw:style-name="gr3" draw:text-style-name="P3" draw:layer="layout" svg:width="0.15cm" svg:height="0.173cm" svg:x="3.838cm" svg:y="0.311cm" svg:viewBox="0 0 151 174" svg:d="M75 0c52 0 76 32 76 86s-24 88-76 88c-51 0-75-34-75-88s24-86 75-86zM75 160c38 0 46-35 46-74s-8-71-46-71c-40 0-45 32-45 71s7 72 45 74z">
          <text:p/>
        </draw:path>
        <draw:path draw:style-name="gr3" draw:text-style-name="P3" draw:layer="layout" svg:width="0.165cm" svg:height="0.166cm" svg:x="4.008cm" svg:y="0.313cm" svg:viewBox="0 0 166 167" svg:d="M116 50c3-37-40-34-66-26v64 67l22 5v4 3h-72c-3-12 13-9 21-12v-70-69c-8-3-24 0-21-12h47l3 12c29-23 95-29 95 31v53 55c6 3 23 0 20 12h-70v-3-4l21-5v-52z">
          <text:p/>
        </draw:path>
        <draw:path draw:style-name="gr3" draw:text-style-name="P3" draw:layer="layout" svg:width="0.134cm" svg:height="0.172cm" svg:x="4.278cm" svg:y="0.312cm" svg:viewBox="0 0 135 173" svg:d="M31 83c0 65 53 82 104 64 1 26-29 26-54 26-56 0-81-32-81-90 0-73 64-95 130-78v23 23h-9c-5-15-5-31-23-34-46-10-67 20-67 66z">
          <text:p/>
        </draw:path>
        <draw:polygon draw:style-name="gr3" draw:text-style-name="P3" draw:layer="layout" svg:width="0.086cm" svg:height="0.246cm" svg:x="4.427cm" svg:y="0.233cm" svg:viewBox="0 0 87 247" draw:points="59,235 87,240 87,244 87,247 0,247 0,244 0,240 27,235 27,122 27,12 0,7 0,4 0,0 59,0 59,116">
          <text:p/>
        </draw:polygon>
        <draw:path draw:style-name="gr3" draw:text-style-name="P3" draw:layer="layout" svg:width="0.142cm" svg:height="0.169cm" svg:x="4.531cm" svg:y="0.312cm" svg:viewBox="0 0 143 170" svg:d="M21 7c41-11 100-14 100 38v55 56c8 3 25-2 22 12h-45l-4-17c-23 29-102 29-93-27-2-52 46-52 93-53 3-35-5-69-43-54-6 2-12 3-15 5-4 6 0 23-15 20v-17zM30 122c0 40 41 32 64 22v-29-32c-34 2-64 0-64 39z">
          <text:p/>
        </draw:path>
        <draw:path draw:style-name="gr3" draw:text-style-name="P3" draw:layer="layout" svg:width="0.111cm" svg:height="0.172cm" svg:x="4.689cm" svg:y="0.312cm" svg:viewBox="0 0 112 173" svg:d="M26 39c7 47 86 23 86 85 0 53-71 55-112 40v-20-20c19 0 9 29 30 30 35 19 78-26 41-51-27-17-71-12-71-58 0-49 58-51 100-40v18 17c-19 2-9-23-29-23-21-7-50-1-45 22z">
          <text:p/>
        </draw:path>
        <draw:path draw:style-name="gr3" draw:text-style-name="P3" draw:layer="layout" svg:width="0.11cm" svg:height="0.172cm" svg:x="4.826cm" svg:y="0.312cm" svg:viewBox="0 0 111 173" svg:d="M27 39c8 47 84 23 84 85 0 53-67 55-111 40v-20-20c20 0 8 29 32 30 35 19 75-26 41-51-26-17-73-12-73-58 0-49 58-51 101-40v18 17c-20 2-8-23-28-23-21-7-51-1-46 22z">
          <text:p/>
        </draw:path>
        <draw:path draw:style-name="gr3" draw:text-style-name="P3" draw:layer="layout" svg:width="0.132cm" svg:height="0.173cm" svg:x="4.962cm" svg:y="0.311cm" svg:viewBox="0 0 133 174" svg:d="M69 0c50 0 67 32 64 86h-102c-8 60 38 80 96 63v5 6c-14 8-32 14-53 14-55 0-74-34-74-90-1-52 22-84 69-84zM104 72c11-55-58-80-70-23-1 6-3 15-3 23z">
          <text:p/>
        </draw:path>
        <draw:path draw:style-name="gr3" draw:text-style-name="P3" draw:layer="layout" svg:width="0.11cm" svg:height="0.172cm" svg:x="5.12cm" svg:y="0.312cm" svg:viewBox="0 0 111 173" svg:d="M25 39c7 47 86 23 86 85 0 53-70 55-111 40v-20-20c18 0 8 29 29 30 36 19 78-26 42-51-28-17-71-12-71-58 0-49 55-51 99-40v18 17c-18 2-8-23-28-23-22-7-51-1-46 22z">
          <text:p/>
        </draw:path>
        <draw:path draw:style-name="gr4" draw:text-style-name="P4" draw:layer="layout" svg:width="3.874cm" svg:height="0.637cm" svg:x="1.968cm" svg:y="4.116cm" svg:viewBox="0 0 3875 638" svg:d="M0 82c0-44 35-82 78-82h3715c46 0 82 38 82 82v476c0 46-36 80-82 80h-3715c-43 0-78-34-78-80z">
          <text:p/>
        </draw:path>
        <draw:path draw:style-name="gr3" draw:text-style-name="P3" draw:layer="layout" svg:width="0.233cm" svg:height="0.234cm" svg:x="2.381cm" svg:y="4.248cm" svg:viewBox="0 0 234 235" svg:d="M64 215c87 14 133-17 133-99 0-79-49-107-133-101v102zM234 117c0 121-106 123-234 115v-3-6l31-5v-101-103l-31-5v-5-4h107c81 0 127 34 127 117z">
          <text:p/>
        </draw:path>
        <draw:path draw:style-name="gr3" draw:text-style-name="P3" draw:layer="layout" svg:width="0.173cm" svg:height="0.239cm" svg:x="2.628cm" svg:y="4.317cm" svg:viewBox="0 0 174 240" svg:d="M156 10l-74 190c-11 29-38 47-79 38v-18-19c20-1 6 25 31 22 30-5 37-31 47-57l-64-154c-8-3-20 0-17-12h78v3 4l-27 5 45 116 43-116-26-5v-4-3h61v3 4z">
          <text:p/>
        </draw:path>
        <draw:path draw:style-name="gr3" draw:text-style-name="P3" draw:layer="layout" svg:width="0.165cm" svg:height="0.165cm" svg:x="2.808cm" svg:y="4.314cm" svg:viewBox="0 0 166 166" svg:d="M116 50c4-38-40-35-67-26v67 64l24 3v5 3h-73c-3-12 12-9 20-11v-70-70c-8-3-23 0-20-12h46l3 12c32-21 97-28 97 32v55 53c8 2 22-1 19 11h-69v-3-5l20-3v-52z">
          <text:p/>
        </draw:path>
        <draw:path draw:style-name="gr3" draw:text-style-name="P3" draw:layer="layout" svg:width="0.142cm" svg:height="0.169cm" svg:x="2.99cm" svg:y="4.312cm" svg:viewBox="0 0 143 170" svg:d="M21 6c41-10 100-15 100 39v53 57c8 3 25-2 22 13h-44l-5-18c-21 30-102 30-93-29-1-49 47-49 93-50 3-36-6-69-41-56-7 2-14 5-18 7-3 7 0 23-14 19v-18zM30 119c0 42 43 34 64 23v-30-29c-34 1-64 0-64 36z">
          <text:p/>
        </draw:path>
        <draw:path draw:style-name="gr3" draw:text-style-name="P3" draw:layer="layout" svg:width="0.263cm" svg:height="0.166cm" svg:x="3.14cm" svg:y="4.314cm" svg:viewBox="0 0 264 167" svg:d="M115 50c4-37-40-32-66-24v65 64l23 5v3 4h-72c-3-12 14-9 20-12v-69-71c-6-3-23 2-20-11h48l1 13c20-16 76-30 91 1 31-20 103-35 103 29v56 52c7 3 23-1 20 12h-74v-4-3l25-5v-52-53c3-38-45-30-71-23 8 37 2 87 3 128l25 5v3 4h-79v-4-3l23-5v-52z">
          <text:p/>
        </draw:path>
        <draw:path draw:style-name="gr3" draw:text-style-name="P3" draw:layer="layout" svg:width="0.085cm" svg:height="0.234cm" svg:x="3.415cm" svg:y="4.245cm" svg:viewBox="0 0 86 235" svg:d="M39 38c-23 0-25-38 0-38 14 0 18 7 21 20-1 9-9 18-21 18zM57 224l29 3v5 3h-86v-3-5l28-3v-70-69l-23-3v-5-3h52v75z">
          <text:p/>
        </draw:path>
        <draw:path draw:style-name="gr3" draw:text-style-name="P3" draw:layer="layout" svg:width="0.133cm" svg:height="0.172cm" svg:x="3.52cm" svg:y="4.313cm" svg:viewBox="0 0 134 173" svg:d="M30 86c0 64 51 78 104 63 1 24-32 24-56 24-54 0-78-32-78-87 0-76 61-98 129-81v25 22h-9c-5-15-3-31-24-36-46-9-66 23-66 70z">
          <text:p/>
        </draw:path>
        <draw:path draw:style-name="gr3" draw:text-style-name="P3" draw:layer="layout" svg:width="0.11cm" svg:height="0.171cm" svg:x="3.677cm" svg:y="4.312cm" svg:viewBox="0 0 111 172" svg:d="M26 41c6 46 85 21 85 81 0 57-69 58-111 40v-19-19c20 0 9 27 30 30 34 20 78-26 40-49-26-18-70-12-70-58 0-50 58-53 99-41v18 18c-20 2-8-25-29-25-20-8-49-2-44 24z">
          <text:p/>
        </draw:path>
        <draw:path draw:style-name="gr3" draw:text-style-name="P3" draw:layer="layout" svg:width="0.249cm" svg:height="0.234cm" svg:x="3.803cm" svg:y="4.245cm" svg:viewBox="0 0 250 235" svg:d="M77 226v6 3h-77v-3-6l27-5 79-221h32l83 221 29 5v6 3h-98v-3-6l31-5-23-66h-91l-24 66zM114 26l-40 114h81z">
          <text:p/>
        </draw:path>
        <draw:path draw:style-name="gr3" draw:text-style-name="P3" draw:layer="layout" svg:width="0.133cm" svg:height="0.172cm" svg:x="4.066cm" svg:y="4.313cm" svg:viewBox="0 0 134 173" svg:d="M30 86c0 64 51 78 104 63 1 24-30 24-56 24-55 0-78-32-78-87 0-76 61-98 131-81v25 22h-12c-4-15-3-31-21-36-48-9-68 23-68 70z">
          <text:p/>
        </draw:path>
        <draw:path draw:style-name="gr3" draw:text-style-name="P3" draw:layer="layout" svg:width="0.133cm" svg:height="0.172cm" svg:x="4.222cm" svg:y="4.313cm" svg:viewBox="0 0 134 173" svg:d="M30 86c0 64 52 78 104 63 2 24-29 24-55 24-56 0-79-32-79-87 0-76 61-98 131-81v25 22h-11c-4-15-3-31-22-36-48-9-68 23-68 70z">
          <text:p/>
        </draw:path>
        <draw:path draw:style-name="gr3" draw:text-style-name="P3" draw:layer="layout" svg:width="0.132cm" svg:height="0.172cm" svg:x="4.378cm" svg:y="4.312cm" svg:viewBox="0 0 133 173" svg:d="M70 0c49 0 66 34 63 87h-101c-9 60 38 78 94 63v4 5c-12 7-33 14-53 14-53 0-73-33-73-86-2-55 21-87 70-87zM102 73c12-58-57-82-68-23-2 6-2 14-2 23z">
          <text:p/>
        </draw:path>
        <draw:polygon draw:style-name="gr3" draw:text-style-name="P3" draw:layer="layout" svg:width="0.086cm" svg:height="0.245cm" svg:x="4.526cm" svg:y="4.234cm" svg:viewBox="0 0 87 246" draw:points="59,235 87,238 87,243 87,246 0,246 0,243 0,238 28,235 28,125 28,11 0,8 0,3 0,0 59,0 59,119">
          <text:p/>
        </draw:polygon>
        <draw:path draw:style-name="gr3" draw:text-style-name="P3" draw:layer="layout" svg:width="0.13cm" svg:height="0.172cm" svg:x="4.632cm" svg:y="4.312cm" svg:viewBox="0 0 131 173" svg:d="M70 0c49 0 64 34 61 87h-99c-8 60 38 78 94 63v4 5c-13 7-33 14-53 14-52 0-73-33-73-86-2-55 22-87 70-87zM102 73c12-58-57-82-69-23 0 6-1 14-1 23z">
          <text:p/>
        </draw:path>
        <draw:path draw:style-name="gr3" draw:text-style-name="P3" draw:layer="layout" svg:width="0.109cm" svg:height="0.167cm" svg:x="4.78cm" svg:y="4.312cm" svg:viewBox="0 0 110 168" svg:d="M51 25c15-11 35-23 59-25v23 22c-18 1-8-31-38-17l-21 6v61 62l28 3v5 3h-79v-3-5l22-3v-71-69c-8-3-25 2-22-12h48z">
          <text:p/>
        </draw:path>
        <draw:path draw:style-name="gr3" draw:text-style-name="P3" draw:layer="layout" svg:width="0.142cm" svg:height="0.169cm" svg:x="4.903cm" svg:y="4.312cm" svg:viewBox="0 0 143 170" svg:d="M19 6c40-10 102-15 102 39v53 57c8 3 25-2 22 13h-46l-3-18c-23 30-102 30-93-29-2-49 44-49 92-50 4-36-5-69-42-56-6 2-12 5-17 7-4 7 0 23-15 19v-18zM30 119c0 42 41 34 63 23v-30-29c-36 1-63 0-63 36z">
          <text:p/>
        </draw:path>
        <draw:path draw:style-name="gr3" draw:text-style-name="P3" draw:layer="layout" svg:width="0.093cm" svg:height="0.203cm" svg:x="5.05cm" svg:y="4.28cm" svg:viewBox="0 0 94 204" svg:d="M50 163c-2 25 24 26 44 20v6 5c-26 17-72 15-72-28v-56-58h-22c-2-14 13-11 22-15l17-37h11v18 19h38v7 8h-38v56z">
          <text:p/>
        </draw:path>
        <draw:path draw:style-name="gr3" draw:text-style-name="P3" draw:layer="layout" svg:width="0.151cm" svg:height="0.172cm" svg:x="5.157cm" svg:y="4.312cm" svg:viewBox="0 0 152 173" svg:d="M76 0c52 0 76 32 76 87 0 53-24 86-76 86-51 0-76-34-76-86 0-53 25-87 76-87zM76 159c38 0 46-34 46-72 0-37-8-73-46-73-39 0-43 36-43 73 0 38 6 70 43 72z">
          <text:p/>
        </draw:path>
        <draw:path draw:style-name="gr3" draw:text-style-name="P3" draw:layer="layout" svg:width="0.108cm" svg:height="0.167cm" svg:x="5.326cm" svg:y="4.312cm" svg:viewBox="0 0 109 168" svg:d="M50 25c14-11 35-23 59-25v23 22c-18 1-7-31-41-17l-18 6v61 62l29 3v5 3h-79v-3-5l21-3v-71-69c-9-3-24 2-21-12h47z">
          <text:p/>
        </draw:path>
        <draw:path draw:style-name="gr4" draw:text-style-name="P4" draw:layer="layout" svg:width="2.937cm" svg:height="0.628cm" svg:x="2.032cm" svg:y="1.879cm" svg:viewBox="0 0 2938 629" svg:d="M0 78c0-44 34-78 78-78h2780c44 0 80 34 80 78v471c0 44-36 80-80 80h-2780c-44 0-78-36-78-80z">
          <text:p/>
        </draw:path>
        <draw:path draw:style-name="gr3" draw:text-style-name="P3" draw:layer="layout" svg:width="0.211cm" svg:height="0.235cm" svg:x="2.551cm" svg:y="2.009cm" svg:viewBox="0 0 212 236" svg:d="M66 104c50 3 91 3 91-46 0-46-46-40-91-40v43zM66 220c54 4 109 6 109-52 0-52-56-47-109-47v49zM212 167c0 91-119 65-212 68v-5-3l32-6v-103-103l-32-3v-6-5c79 6 192-24 192 55 0 34-18 48-47 54 37 5 67 20 67 57z">
          <text:p/>
        </draw:path>
        <draw:path draw:style-name="gr3" draw:text-style-name="P3" draw:layer="layout" svg:width="0.142cm" svg:height="0.169cm" svg:x="2.79cm" svg:y="2.074cm" svg:viewBox="0 0 143 170" svg:d="M20 6c39-10 102-15 102 39v56 55c7 3 23-2 21 12h-47l-3-17c-23 29-101 29-92-29-3-49 43-49 92-49 3-38-6-71-43-58-6 2-12 5-15 7-5 7 0 23-15 20v-19zM29 122c0 40 41 32 64 20v-29-28c-35 0-64-1-64 37z">
          <text:p/>
        </draw:path>
        <draw:path draw:style-name="gr3" draw:text-style-name="P3" draw:layer="layout" svg:width="0.112cm" svg:height="0.171cm" svg:x="2.947cm" svg:y="2.074cm" svg:viewBox="0 0 113 172" svg:d="M26 38c6 49 87 23 87 84 0 55-70 57-113 40v-20-18c20 0 9 27 31 30 35 18 77-26 41-49-27-18-72-14-72-59 0-50 58-52 100-41v18 17c-19 1-8-25-28-25-21-7-49-1-46 23z">
          <text:p/>
        </draw:path>
        <draw:path draw:style-name="gr3" draw:text-style-name="P3" draw:layer="layout" svg:width="0.132cm" svg:height="0.171cm" svg:x="3.083cm" svg:y="2.074cm" svg:viewBox="0 0 133 172" svg:d="M70 0c49 0 66 32 63 86h-99c-8 60 36 80 93 63v5 4c-12 8-34 14-52 14-54 0-75-32-75-86-1-54 23-86 70-86zM104 74c12-59-58-84-69-27 0 9-1 18-1 27z">
          <text:p/>
        </draw:path>
        <draw:polygon draw:style-name="gr3" draw:text-style-name="P3" draw:layer="layout" svg:width="0.239cm" svg:height="0.234cm" svg:x="3.235cm" svg:y="2.008cm" svg:viewBox="0 0 240 235" draw:points="190,15 159,10 159,6 159,0 240,0 240,6 240,10 208,15 208,124 208,235 191,235 49,24 49,122 49,221 81,226 81,229 81,235 0,235 0,229 0,226 32,221 32,116 32,15 0,10 0,6 0,0 72,0 190,173 190,93">
          <text:p/>
        </draw:polygon>
        <draw:path draw:style-name="gr3" draw:text-style-name="P3" draw:layer="layout" svg:width="0.131cm" svg:height="0.171cm" svg:x="3.494cm" svg:y="2.074cm" svg:viewBox="0 0 132 172" svg:d="M67 0c51 0 68 32 65 86h-102c-8 60 37 80 96 63v5 4c-12 8-33 14-55 14-52 0-71-32-71-86-2-54 21-86 67-86zM102 74c12-59-58-84-69-27-1 9-3 18-3 27z">
          <text:p/>
        </draw:path>
        <draw:path draw:style-name="gr3" draw:text-style-name="P3" draw:layer="layout" svg:width="0.093cm" svg:height="0.204cm" svg:x="3.639cm" svg:y="2.041cm" svg:viewBox="0 0 94 205" svg:d="M50 164c0 24 23 26 44 20v6 6c-26 15-74 15-74-29v-57-58h-20c-2-13 15-10 20-15l19-37h11v19 18h38v8 7h-38v58z">
          <text:p/>
        </draw:path>
        <draw:path draw:style-name="gr3" draw:text-style-name="P3" draw:layer="layout" svg:width="0.254cm" svg:height="0.167cm" svg:x="3.733cm" svg:y="2.078cm" svg:viewBox="0 0 255 168" svg:d="M236 12l-56 156h-12l-41-107-40 107h-12l-55-155c-8-4-23 2-20-13h76v5 3l-26 5 39 111 38-106h15l38 107 40-112-29-5v-3-5h64v5 3z">
          <text:p/>
        </draw:path>
        <draw:path draw:style-name="gr3" draw:text-style-name="P3" draw:layer="layout" svg:width="0.15cm" svg:height="0.171cm" svg:x="4cm" svg:y="2.074cm" svg:viewBox="0 0 151 172" svg:d="M77 0c51 0 74 32 74 86s-23 86-76 86c-51 0-75-34-75-86 0-54 24-86 77-86zM75 158c38 0 46-33 46-72s-8-73-46-73c-38 2-43 34-43 73 0 40 6 72 43 72z">
          <text:p/>
        </draw:path>
        <draw:path draw:style-name="gr3" draw:text-style-name="P3" draw:layer="layout" svg:width="0.11cm" svg:height="0.168cm" svg:x="4.17cm" svg:y="2.074cm" svg:viewBox="0 0 111 169" svg:d="M50 27c17-12 35-26 61-27v23 22c-20 1-9-30-40-15l-21 4v61 62l29 4v3 5h-79v-5-3l21-4v-69-70c-7-3-24 1-21-12h48z">
          <text:p/>
        </draw:path>
        <draw:path draw:style-name="gr3" draw:text-style-name="P3" draw:layer="layout" svg:width="0.17cm" svg:height="0.246cm" svg:x="4.288cm" svg:y="1.996cm" svg:viewBox="0 0 171 247" svg:d="M53 167l67-70c-8-3-20 0-17-13h57c3 13-12 10-20 13l-46 46 58 92c8 3 22-2 19 12h-68c-3-12 9-9 15-12l-44-71-21 23v23 25c6 3 21-2 18 12h-70v-5-3l23-4v-112-111l-24-5v-3-4h53v84z">
          <text:p/>
        </draw:path>
        <draw:path draw:style-name="gr4" draw:text-style-name="P4" draw:layer="layout" svg:width="2.621cm" svg:height="0.637cm" svg:x="2.808cm" svg:y="0.592cm" svg:viewBox="0 0 2622 638" svg:d="M0 80c0-44 35-80 81-80h2462c44 0 79 36 79 80v478c0 45-35 80-79 80h-2462c-46 0-81-35-81-80z">
          <text:p/>
        </draw:path>
        <draw:path draw:style-name="gr3" draw:text-style-name="P3" draw:layer="layout" svg:width="0.151cm" svg:height="0.237cm" svg:x="3.272cm" svg:y="0.721cm" svg:viewBox="0 0 152 238" svg:d="M152 169c0 77-94 80-152 57v-26-26h12c0 34 21 50 58 50 51 0 70-56 32-79-38-25-102-22-102-87 0-64 84-64 141-50v24 23h-12l-7-29c-31-26-119-6-87 41 26 44 117 25 117 102z">
          <text:p/>
        </draw:path>
        <draw:path draw:style-name="gr3" draw:text-style-name="P3" draw:layer="layout" svg:width="0.163cm" svg:height="0.25cm" svg:x="3.445cm" svg:y="0.71cm" svg:viewBox="0 0 164 251" svg:d="M53 232c58 13 81-15 81-71 0-52-34-78-81-58v65zM88 251c-23 0-47-6-65-14v-113-113l-23-3v-5-3h53l-1 92c48-32 112-5 112 69 0 56-23 90-76 90z">
          <text:p/>
        </draw:path>
        <draw:path draw:style-name="gr3" draw:text-style-name="P3" draw:layer="layout" svg:width="0.11cm" svg:height="0.171cm" svg:x="3.636cm" svg:y="0.788cm" svg:viewBox="0 0 111 172" svg:d="M26 39c6 47 85 22 85 82 0 58-68 58-111 42v-20-20c21 0 9 29 30 31 37 20 78-27 43-51-29-17-73-12-73-57 0-49 59-52 99-41v18 17c-19 2-8-23-26-23-22-8-50-1-47 22z">
          <text:p/>
        </draw:path>
        <draw:polygon draw:style-name="gr3" draw:text-style-name="P3" draw:layer="layout" svg:width="0.239cm" svg:height="0.231cm" svg:x="3.767cm" svg:y="0.724cm" svg:viewBox="0 0 240 232" draw:points="191,12 161,9 161,5 161,0 240,0 240,5 240,9 210,12 210,123 210,232 193,232 48,23 48,122 48,218 80,223 80,227 80,232 0,232 0,227 0,223 31,218 31,116 31,12 0,9 0,5 0,0 71,0 191,172 191,93">
          <text:p/>
        </draw:polygon>
        <draw:path draw:style-name="gr3" draw:text-style-name="P3" draw:layer="layout" svg:width="0.13cm" svg:height="0.173cm" svg:x="4.026cm" svg:y="0.787cm" svg:viewBox="0 0 131 174" svg:d="M69 0c50 0 65 33 62 87h-100c-8 58 38 79 94 61v5 7c-11 8-33 14-53 14-52 0-72-35-72-89-2-53 20-85 69-85zM102 73c12-56-58-81-70-24 0 6-1 15-1 24z">
          <text:p/>
        </draw:path>
        <draw:path draw:style-name="gr3" draw:text-style-name="P3" draw:layer="layout" svg:width="0.094cm" svg:height="0.203cm" svg:x="4.171cm" svg:y="0.756cm" svg:viewBox="0 0 95 204" svg:d="M51 163c-2 25 24 25 44 20v5 6c-26 17-73 15-73-28v-59-55h-22c-1-15 16-11 22-15l18-37h11v19 18h38v8 7h-38v55z">
          <text:p/>
        </draw:path>
        <draw:path draw:style-name="gr3" draw:text-style-name="P3" draw:layer="layout" svg:width="0.254cm" svg:height="0.167cm" svg:x="4.265cm" svg:y="0.793cm" svg:viewBox="0 0 255 168" svg:d="M237 11l-55 157h-13l-42-110-40 110h-12l-55-156c-8-3-23 0-20-12h77v3 5l-26 4 38 110 38-107h14l41 109 38-112-27-4v-5-3h62v3 5z">
          <text:p/>
        </draw:path>
        <draw:path draw:style-name="gr3" draw:text-style-name="P3" draw:layer="layout" svg:width="0.15cm" svg:height="0.173cm" svg:x="4.532cm" svg:y="0.787cm" svg:viewBox="0 0 151 174" svg:d="M76 0c51 0 75 32 75 87 0 52-24 87-76 87-50 0-75-37-75-87 0-54 25-87 76-87zM75 160c38 0 46-36 46-73 0-40-8-72-46-72s-44 32-44 72c0 38 6 70 44 73z">
          <text:p/>
        </draw:path>
        <draw:path draw:style-name="gr3" draw:text-style-name="P3" draw:layer="layout" svg:width="0.109cm" svg:height="0.168cm" svg:x="4.702cm" svg:y="0.787cm" svg:viewBox="0 0 110 169" svg:d="M50 26c17-11 34-25 60-26v23 21c-20 2-9-29-40-15l-20 6v60 62l28 4v5 3h-78v-3-5l22-4v-70-69c-8-3-25 2-22-12h49z">
          <text:p/>
        </draw:path>
        <draw:path draw:style-name="gr3" draw:text-style-name="P3" draw:layer="layout" svg:width="0.17cm" svg:height="0.245cm" svg:x="4.82cm" svg:y="0.71cm" svg:viewBox="0 0 171 246" svg:d="M53 168l66-73c-8-3-20 0-17-12h57c3 12-12 9-20 12l-46 46 58 93c8 3 23 0 20 12h-69c-1-12 9-9 15-12l-44-69-20 23v23 23c5 3 20 0 17 12h-67v-3-5l20-4v-113-110l-23-3v-5-3h53v83z">
          <text:p/>
        </draw:path>
        <draw:path draw:style-name="gr4" draw:text-style-name="P4" draw:layer="layout" svg:width="2.096cm" svg:height="0.637cm" svg:x="7.056cm" svg:y="0.592cm" svg:viewBox="0 0 2097 638" svg:d="M0 80c0-44 35-80 79-80h1938c46 0 80 36 80 80v478c0 45-34 80-80 80h-1938c-44 0-79-35-79-80z">
          <text:p/>
        </draw:path>
        <draw:path draw:style-name="gr3" draw:text-style-name="P3" draw:layer="layout" svg:width="0.151cm" svg:height="0.237cm" svg:x="7.463cm" svg:y="0.721cm" svg:viewBox="0 0 152 238" svg:d="M152 169c0 77-93 80-152 57v-26-26h13c0 34 20 50 58 50 49 0 69-56 32-79-38-25-103-22-103-87 0-64 85-64 140-50v24 23h-11l-6-29c-32-26-120-6-89 41 28 44 118 25 118 102z">
          <text:p/>
        </draw:path>
        <draw:path draw:style-name="gr3" draw:text-style-name="P3" draw:layer="layout" svg:width="0.164cm" svg:height="0.25cm" svg:x="7.634cm" svg:y="0.71cm" svg:viewBox="0 0 165 251" svg:d="M52 232c58 13 83-15 83-71 0-52-36-78-83-58v65zM89 251c-25 0-48-6-64-14v-113-113l-25-3v-5-3h52v92c47-32 113-5 113 69 0 56-24 90-76 90z">
          <text:p/>
        </draw:path>
        <draw:path draw:style-name="gr3" draw:text-style-name="P3" draw:layer="layout" svg:width="0.113cm" svg:height="0.171cm" svg:x="7.825cm" svg:y="0.788cm" svg:viewBox="0 0 114 172" svg:d="M27 39c8 47 87 22 87 82 0 58-70 58-114 42v-20-20c21 0 10 29 32 31 35 20 76-27 41-51-27-17-73-12-73-57 0-49 58-52 101-41v18 17c-19 2-8-23-28-23-21-8-49-1-46 22z">
          <text:p/>
        </draw:path>
        <draw:path draw:style-name="gr3" draw:text-style-name="P3" draw:layer="layout" svg:width="0.186cm" svg:height="0.231cm" svg:x="7.958cm" svg:y="0.724cm" svg:viewBox="0 0 187 232" svg:d="M101 9l-36 3v104 101c33 0 73 3 100-3l11-48h11l-3 66h-184v-5-4l31-5v-102-104l-31-3v-4-5h101v5z">
          <text:p/>
        </draw:path>
        <draw:path draw:style-name="gr3" draw:text-style-name="P3" draw:layer="layout" svg:width="0.14cm" svg:height="0.17cm" svg:x="8.175cm" svg:y="0.788cm" svg:viewBox="0 0 141 171" svg:d="M21 5c39-9 100-13 100 39v55 56c9 3 23-2 20 12h-43l-4-17c-23 31-104 31-93-30-2-49 44-49 91-49 5-35-5-70-41-55-6 2-12 3-17 6-3 6 0 22-13 19v-17zM30 120c0 41 41 33 62 23v-32-28c-33 2-62-1-62 37z">
          <text:p/>
        </draw:path>
        <draw:path draw:style-name="gr3" draw:text-style-name="P3" draw:layer="layout" svg:width="0.172cm" svg:height="0.239cm" svg:x="8.322cm" svg:y="0.793cm" svg:viewBox="0 0 173 240" svg:d="M155 11l-75 189c-9 29-36 47-76 37v-17-19c17-1 5 25 28 22 29-5 39-32 47-57l-63-154c-7-3-19 0-16-12h77v3 5l-27 4 44 116 43-116-26-4v-5-3h62v3 5z">
          <text:p/>
        </draw:path>
        <draw:path draw:style-name="gr3" draw:text-style-name="P3" draw:layer="layout" svg:width="0.132cm" svg:height="0.173cm" svg:x="8.509cm" svg:y="0.787cm" svg:viewBox="0 0 133 174" svg:d="M70 0c49 0 66 33 63 87h-100c-7 58 37 79 94 61v5 7c-14 8-34 14-52 14-54 0-75-35-75-89-1-53 24-85 70-85zM102 73c12-56-55-81-67-24 0 6-2 15-2 24z">
          <text:p/>
        </draw:path>
        <draw:path draw:style-name="gr3" draw:text-style-name="P3" draw:layer="layout" svg:width="0.108cm" svg:height="0.168cm" svg:x="8.657cm" svg:y="0.787cm" svg:viewBox="0 0 109 169" svg:d="M51 26c15-11 34-25 58-26v23 21c-18 2-7-29-38-15l-20 6v60 62l29 4v5 3h-80v-3-5l22-4v-70-69c-9-3-25 2-22-12h48z">
          <text:p/>
        </draw:path>
        <draw:path draw:style-name="gr5" draw:text-style-name="P4" draw:layer="layout" svg:width="1.1cm" svg:height="0.637cm" svg:x="4.883cm" svg:y="6.61cm" svg:viewBox="0 0 1101 638" svg:d="M0 82c0-46 35-82 80-82h941c43 0 80 36 80 82v476c0 46-37 80-80 80h-941c-45 0-80-34-80-80z">
          <text:p/>
        </draw:path>
        <draw:path draw:style-name="gr3" draw:text-style-name="P3" draw:layer="layout" svg:width="0.236cm" svg:height="0.291cm" svg:x="5.063cm" svg:y="6.739cm" svg:viewBox="0 0 237 292" svg:d="M114 15c-62 0-77 43-77 105 0 63 15 106 77 106 59 0 76-43 76-106 0-62-17-105-76-105zM127 238c-82 6-127-35-127-118 0-80 37-120 114-120 75 0 114 41 114 120 0 57-21 94-64 109 20 20 31 52 73 46v6 6c-30 11-68 2-85-20z">
          <text:p/>
        </draw:path>
        <draw:path draw:style-name="gr3" draw:text-style-name="P3" draw:layer="layout" svg:width="0.153cm" svg:height="0.237cm" svg:x="5.325cm" svg:y="6.74cm" svg:viewBox="0 0 154 238" svg:d="M154 167c0 79-96 81-154 58v-26-28h12c2 35 22 52 61 52 49 0 67-58 32-81-39-23-105-21-105-82 0-67 87-67 142-53v25 23h-12l-7-29c-30-27-120-6-88 41 28 43 119 25 119 100z">
          <text:p/>
        </draw:path>
        <draw:path draw:style-name="gr3" draw:text-style-name="P3" draw:layer="layout" svg:width="0.173cm" svg:height="0.233cm" svg:x="5.509cm" svg:y="6.74cm" svg:viewBox="0 0 174 234" svg:d="M62 127c48 3 78-11 78-59 0-45-30-54-78-52v55zM174 68c-2 62-45 79-112 76v38 38l39 5v4 5h-98v-5-4l26-5v-102-104l-29-3v-6-5c79 2 175-13 174 68z">
          <text:p/>
        </draw:path>
        <draw:polygon draw:style-name="gr3" draw:text-style-name="P3" draw:layer="layout" svg:width="0.093cm" svg:height="0.231cm" svg:x="5.708cm" svg:y="6.742cm" svg:viewBox="0 0 94 232" draw:points="63,218 94,223 94,229 94,232 0,232 0,229 0,223 29,218 29,117 29,14 0,9 0,5 0,0 94,0 94,5 94,9 63,14 63,117">
          <text:p/>
        </draw:polygon>
        <draw:path draw:style-name="gr5" draw:text-style-name="P4" draw:layer="layout" svg:width="1.244cm" svg:height="0.637cm" svg:x="6.231cm" svg:y="6.61cm" svg:viewBox="0 0 1245 638" svg:d="M0 82c0-46 35-82 79-82h1088c44 0 78 36 78 82v476c0 46-34 80-78 80h-1088c-44 0-79-34-79-80z">
          <text:p/>
        </draw:path>
        <draw:path draw:style-name="gr3" draw:text-style-name="P3" draw:layer="layout" svg:width="0.204cm" svg:height="0.231cm" svg:x="6.434cm" svg:y="6.742cm" svg:viewBox="0 0 205 232" svg:d="M48 232v-3-6l37-5v-101-103c-22 1-52 0-69 3l-5 38h-11v-29-26h205v26 29h-11l-6-38-70-2v102 101l37 5v6 3z">
          <text:p/>
        </draw:path>
        <draw:path draw:style-name="gr3" draw:text-style-name="P3" draw:layer="layout" svg:width="0.086cm" svg:height="0.234cm" svg:x="6.636cm" svg:y="6.739cm" svg:viewBox="0 0 87 235" svg:d="M41 38c-24 0-27-38 0-38 12 0 17 8 20 18-1 11-9 20-20 20zM58 223l29 4v5 3h-87v-3-5l28-4v-69-70l-23-5v-4-3h53v76z">
          <text:p/>
        </draw:path>
        <draw:path draw:style-name="gr3" draw:text-style-name="P3" draw:layer="layout" svg:width="0.263cm" svg:height="0.167cm" svg:x="6.734cm" svg:y="6.808cm" svg:viewBox="0 0 264 168" svg:d="M117 50c4-36-42-32-68-24v65 64l25 5v3 5h-74c-3-14 14-10 20-13v-69-71c-6-3-23 2-20-12h48v14c23-16 76-29 92 1 30-20 103-35 103 31v53 53c8 3 23-1 20 13h-73v-5-3l24-5v-52-53c3-38-45-30-71-24 6 38 0 88 1 129l26 5v3 5h-76v-5-3l23-5v-52z">
          <text:p/>
        </draw:path>
        <draw:path draw:style-name="gr3" draw:text-style-name="P3" draw:layer="layout" svg:width="0.13cm" svg:height="0.172cm" svg:x="7.016cm" svg:y="6.806cm" svg:viewBox="0 0 131 173" svg:d="M67 0c49 0 67 32 64 86h-101c-7 61 37 79 95 62v6 5c-13 7-32 14-53 14-54 0-72-33-72-87-2-55 20-86 67-86zM101 72c12-56-57-81-69-23 0 5-2 14-2 23z">
          <text:p/>
        </draw:path>
        <draw:path draw:style-name="gr3" draw:text-style-name="P3" draw:layer="layout" svg:width="0.108cm" svg:height="0.167cm" svg:x="7.163cm" svg:y="6.806cm" svg:viewBox="0 0 109 168" svg:d="M51 25c16-11 34-25 58-25v23 22c-18 1-7-31-38-17l-20 6v61 61l28 4v5 3h-79v-3-5l22-4v-70-69c-10-3-24 2-22-12h50z">
          <text:p/>
        </draw:path>
        <draw:path draw:style-name="gr5" draw:text-style-name="P4" draw:layer="layout" svg:width="1.336cm" svg:height="0.637cm" svg:x="1.951cm" svg:y="6.61cm" svg:viewBox="0 0 1337 638" svg:d="M0 82c0-46 35-82 82-82h1174c46 0 81 36 81 82v476c0 46-35 80-81 80h-1174c-47 0-82-34-82-80z">
          <text:p/>
        </draw:path>
        <draw:path draw:style-name="gr3" draw:text-style-name="P3" draw:layer="layout" svg:width="0.239cm" svg:height="0.236cm" svg:x="2.159cm" svg:y="6.742cm" svg:viewBox="0 0 240 237" svg:d="M125 216c43-2 69-20 69-63v-70-69l-32-5v-4-5h78v5 4l-29 5v69 68c0 57-32 84-89 86-59 0-94-26-94-82v-71-70l-28-5v-4-5h92v5 4l-31 5c8 79-30 205 64 202z">
          <text:p/>
        </draw:path>
        <draw:path draw:style-name="gr3" draw:text-style-name="P3" draw:layer="layout" svg:width="0.248cm" svg:height="0.234cm" svg:x="2.409cm" svg:y="6.739cm" svg:viewBox="0 0 249 235" svg:d="M75 226v6 3h-75v-3-6l24-5 80-221h32l83 221 30 5v6 3h-99v-3-6l30-5-23-66h-90l-23 66zM111 26l-39 114h79z">
          <text:p/>
        </draw:path>
        <draw:path draw:style-name="gr3" draw:text-style-name="P3" draw:layer="layout" svg:width="0.228cm" svg:height="0.232cm" svg:x="2.667cm" svg:y="6.741cm" svg:viewBox="0 0 229 233" svg:d="M188 62c-2 37-21 56-50 65l65 92 26 5v6 3h-56l-67-101h-41v44 43l33 5v6 3h-95v-3-6l28-5v-101-103l-31-5v-4-5c80 3 188-20 188 61zM65 117c48 1 87-2 87-52 0-49-39-50-87-49v49z">
          <text:p/>
        </draw:path>
        <draw:path draw:style-name="gr3" draw:text-style-name="P3" draw:layer="layout" svg:width="0.204cm" svg:height="0.231cm" svg:x="2.878cm" svg:y="6.742cm" svg:viewBox="0 0 205 232" svg:d="M48 232v-3-6l39-5v-101-103c-22 1-54 0-70 3l-6 38h-11v-29-26h205v26 29h-11l-6-38-69-2v102 101l37 5v6 3z">
          <text:p/>
        </draw:path>
        <draw:path draw:style-name="gr5" draw:text-style-name="P4" draw:layer="layout" svg:width="3.062cm" svg:height="0.636cm" svg:x="1.968cm" svg:y="5.324cm" svg:viewBox="0 0 3063 637" svg:d="M0 80c0-45 35-80 78-80h2907c43 0 78 35 78 80v478c0 44-35 79-78 79h-2907c-43 0-78-35-78-79z">
          <text:p/>
        </draw:path>
        <draw:path draw:style-name="gr3" draw:text-style-name="P3" draw:layer="layout" svg:width="0.25cm" svg:height="0.234cm" svg:x="2.508cm" svg:y="5.452cm" svg:viewBox="0 0 251 235" svg:d="M75 226v5 4h-75v-4-5l26-5 80-221h33l81 221 31 5v5 4h-97v-4-5l29-5-23-67h-93l-22 67zM114 26l-42 113h84z">
          <text:p/>
        </draw:path>
        <draw:path draw:style-name="gr3" draw:text-style-name="P3" draw:layer="layout" svg:width="0.133cm" svg:height="0.171cm" svg:x="2.771cm" svg:y="5.518cm" svg:viewBox="0 0 134 172" svg:d="M31 85c0 63 52 80 103 63 2 24-29 24-54 24-55 0-80-32-80-87 0-74 62-97 131-79v23 24h-9c-6-16-4-32-23-35-48-10-68 20-68 67z">
          <text:p/>
        </draw:path>
        <draw:path draw:style-name="gr3" draw:text-style-name="P3" draw:layer="layout" svg:width="0.134cm" svg:height="0.171cm" svg:x="2.927cm" svg:y="5.518cm" svg:viewBox="0 0 135 172" svg:d="M31 85c0 63 53 80 104 63 1 24-30 24-54 24-56 0-81-32-81-87 0-74 63-97 130-79v23 24h-8c-6-16-4-32-24-35-47-10-67 20-67 67z">
          <text:p/>
        </draw:path>
        <draw:polygon draw:style-name="gr3" draw:text-style-name="P3" draw:layer="layout" svg:width="0.236cm" svg:height="0.232cm" svg:x="3.079cm" svg:y="5.454cm" svg:viewBox="0 0 237 233" draw:points="0,233 0,228 0,223 30,218 30,116 30,13 0,9 0,4 0,0 96,0 96,4 96,9 64,13 64,59 64,105 174,105 174,59 174,13 145,9 145,4 145,0 237,0 237,4 237,9 207,13 207,116 207,218 237,223 237,228 237,233 145,233 145,228 145,223 174,218 174,168 174,120 64,120 64,168 64,218 96,223 96,228 96,233">
          <text:p/>
        </draw:polygon>
        <draw:path draw:style-name="gr3" draw:text-style-name="P3" draw:layer="layout" svg:width="0.254cm" svg:height="0.167cm" svg:x="3.322cm" svg:y="5.524cm" svg:viewBox="0 0 255 168" svg:d="M237 12l-54 156h-14l-39-108-41 108h-14l-55-156c-6-3-23 2-20-12h78v5 4l-26 3 37 110 42-105h14l38 106 37-111-26-3v-4-5h61v5 4z">
          <text:p/>
        </draw:path>
        <draw:path draw:style-name="gr3" draw:text-style-name="P3" draw:layer="layout" svg:width="0.232cm" svg:height="0.234cm" svg:x="3.587cm" svg:y="5.454cm" svg:viewBox="0 0 233 235" svg:d="M65 216c84 14 130-18 130-101 0-77-49-106-130-100v102zM233 117c0 121-105 122-233 116v-4-5l31-5v-102-104l-31-4v-5-4h105c81 0 128 35 128 117z">
          <text:p/>
        </draw:path>
        <draw:path draw:style-name="gr3" draw:text-style-name="P3" draw:layer="layout" svg:width="0.108cm" svg:height="0.168cm" svg:x="3.837cm" svg:y="5.518cm" svg:viewBox="0 0 109 169" svg:d="M50 26c15-11 35-25 59-26v23 23c-19 0-9-31-39-19l-20 7v62 61l29 5v4 3h-79v-3-4l21-5v-69-70c-9-3-24 2-21-12h48z">
          <text:p/>
        </draw:path>
        <draw:path draw:style-name="gr3" draw:text-style-name="P3" draw:layer="layout" svg:width="0.084cm" svg:height="0.234cm" svg:x="3.956cm" svg:y="5.452cm" svg:viewBox="0 0 85 235" svg:d="M38 38c-23 0-25-39 0-38 12 0 18 6 20 18-2 13-8 20-20 20zM56 223l29 5v4 3h-85v-3-4l27-5v-69-69l-23-3v-4-5h52v75z">
          <text:p/>
        </draw:path>
        <draw:path draw:style-name="gr3" draw:text-style-name="P3" draw:layer="layout" svg:width="0.176cm" svg:height="0.167cm" svg:x="4.045cm" svg:y="5.524cm" svg:viewBox="0 0 177 168" svg:d="M163 12l-67 156h-13l-66-156c-8-3-20 0-17-12h75v5 4l-26 3 49 113 45-113-24-3v-4-5h58v5 4z">
          <text:p/>
        </draw:path>
        <draw:path draw:style-name="gr3" draw:text-style-name="P3" draw:layer="layout" svg:width="0.131cm" svg:height="0.173cm" svg:x="4.236cm" svg:y="5.518cm" svg:viewBox="0 0 132 174" svg:d="M69 0c48 0 65 34 63 88h-101c-6 58 38 78 95 61v5 6c-14 8-34 14-52 14-54 0-74-34-74-87-2-55 21-87 69-87zM102 74c12-56-57-82-69-25 0 7-2 15-2 25z">
          <text:p/>
        </draw:path>
        <draw:path draw:style-name="gr3" draw:text-style-name="P3" draw:layer="layout" svg:width="0.11cm" svg:height="0.168cm" svg:x="4.384cm" svg:y="5.518cm" svg:viewBox="0 0 111 169" svg:d="M50 26c17-11 35-25 61-26v23 23c-21 0-9-31-41-19l-20 7v62 61l29 5v4 3h-79v-3-4l21-5v-69-70c-7-3-24 2-21-12h48z">
          <text:p/>
        </draw:path>
        <draw:path draw:style-name="gr5" draw:text-style-name="P4" draw:layer="layout" svg:width="1.101cm" svg:height="0.637cm" svg:x="3.532cm" svg:y="6.61cm" svg:viewBox="0 0 1102 638" svg:d="M0 82c0-46 35-82 81-82h942c43 0 79 36 79 82v476c0 46-36 80-79 80h-942c-46 0-81-34-81-80z">
          <text:p/>
        </draw:path>
        <draw:path draw:style-name="gr3" draw:text-style-name="P3" draw:layer="layout" svg:width="0.231cm" svg:height="0.234cm" svg:x="3.68cm" svg:y="6.742cm" svg:viewBox="0 0 232 235" svg:d="M63 215c88 14 134-17 134-102 0-76-50-104-134-98v100zM232 113c0 125-105 127-232 119v-3-6l31-5v-103-101l-31-5v-4-5h104c82 0 128 34 128 113z">
          <text:p/>
        </draw:path>
        <draw:polygon draw:style-name="gr3" draw:text-style-name="P3" draw:layer="layout" svg:width="0.294cm" svg:height="0.231cm" svg:x="3.934cm" svg:y="6.742cm" svg:viewBox="0 0 295 232" draw:points="140,232 133,232 50,32 50,126 50,218 81,223 81,229 81,232 0,232 0,229 0,223 31,218 31,117 31,14 0,9 0,5 0,0 73,0 147,177 229,0 295,0 295,5 295,9 266,14 266,117 266,218 295,223 295,229 295,232 202,232 202,229 202,223 232,218 232,126 232,32">
          <text:p/>
        </draw:polygon>
        <draw:path draw:style-name="gr3" draw:text-style-name="P3" draw:layer="layout" svg:width="0.249cm" svg:height="0.234cm" svg:x="4.242cm" svg:y="6.739cm" svg:viewBox="0 0 250 235" svg:d="M75 226v6 3h-75v-3-6l24-5 82-221h32l82 221 30 5v6 3h-98v-3-6l31-5-23-66h-93l-23 66zM114 26l-42 114h82z">
          <text:p/>
        </draw:path>
        <draw:path draw:style-name="gr4" draw:text-style-name="P4" draw:layer="layout" svg:width="3.446cm" svg:height="0.637cm" svg:x="10.778cm" svg:y="0.592cm" svg:viewBox="0 0 3447 638" svg:d="M0 80c0-44 36-80 80-80h3288c44 0 79 36 79 80v478c0 45-35 80-79 80h-3288c-44 0-80-35-80-80z">
          <text:p/>
        </draw:path>
        <draw:path draw:style-name="gr3" draw:text-style-name="P3" draw:layer="layout" svg:width="0.153cm" svg:height="0.237cm" svg:x="11.285cm" svg:y="0.721cm" svg:viewBox="0 0 154 238" svg:d="M154 169c0 77-93 80-154 57v-26-26h12c2 34 23 50 61 50 49 0 69-56 32-79-37-25-105-22-105-87 0-64 88-64 143-50v24 23h-12l-6-29c-31-26-122-6-90 41 30 44 119 25 119 102z">
          <text:p/>
        </draw:path>
        <draw:path draw:style-name="gr3" draw:text-style-name="P3" draw:layer="layout" svg:width="0.165cm" svg:height="0.25cm" svg:x="11.458cm" svg:y="0.71cm" svg:viewBox="0 0 166 251" svg:d="M52 232c59 13 82-15 82-71 0-52-35-78-82-58v65zM87 251c-23 0-46-6-64-14v-113-113l-23-3v-5-3h52v92c47-32 114-5 114 69 0 56-23 90-79 90z">
          <text:p/>
        </draw:path>
        <draw:path draw:style-name="gr3" draw:text-style-name="P3" draw:layer="layout" svg:width="0.112cm" svg:height="0.171cm" svg:x="11.649cm" svg:y="0.788cm" svg:viewBox="0 0 113 172" svg:d="M26 39c6 47 87 22 87 82 0 58-70 58-113 42v-20-20c20 0 9 29 31 31 36 20 77-27 42-51-29-17-73-12-73-57 0-49 58-52 101-41v18 17c-19 2-8-23-28-23-22-8-50-1-47 22z">
          <text:p/>
        </draw:path>
        <draw:polygon draw:style-name="gr3" draw:text-style-name="P3" draw:layer="layout" svg:width="0.334cm" svg:height="0.237cm" svg:x="11.771cm" svg:y="0.724cm" svg:viewBox="0 0 335 238" draw:points="315,12 240,238 231,238 170,77 109,238 99,238 22,12 0,9 0,5 0,0 92,0 92,5 92,9 57,12 113,177 174,15 182,15 243,177 295,12 259,9 259,5 259,0 335,0 335,5 335,9">
          <text:p/>
        </draw:polygon>
        <draw:path draw:style-name="gr3" draw:text-style-name="P3" draw:layer="layout" svg:width="0.13cm" svg:height="0.173cm" svg:x="12.09cm" svg:y="0.787cm" svg:viewBox="0 0 131 174" svg:d="M71 0c48 0 63 33 60 87h-100c-8 58 40 79 95 61v5 7c-12 8-32 14-52 14-54 0-74-35-74-89-2-53 21-85 71-85zM103 73c11-56-58-81-70-24 0 6-2 15-2 24z">
          <text:p/>
        </draw:path>
        <draw:path draw:style-name="gr3" draw:text-style-name="P3" draw:layer="layout" svg:width="0.084cm" svg:height="0.234cm" svg:x="12.24cm" svg:y="0.721cm" svg:viewBox="0 0 85 235" svg:d="M39 38c-21 0-23-38 0-38 14 0 18 8 20 18 0 11-8 20-20 20zM57 223l28 4v5 3h-85v-3-5l28-4v-69-70l-23-4v-5-3h52v76z">
          <text:p/>
        </draw:path>
        <draw:path draw:style-name="gr3" draw:text-style-name="P3" draw:layer="layout" svg:width="0.154cm" svg:height="0.259cm" svg:x="12.347cm" svg:y="0.773cm" svg:viewBox="0 0 155 260" svg:d="M123 32c29 38 6 97-53 97-10 0-20-4-26-5l-13 25c29 22 130-13 124 51-3 44-38 55-87 60-64 4-93-51-41-78-11-5-22-14-23-30l27-31c-18-9-27-26-27-51-2-50 52-64 99-50l38-20 8 8zM68 246c34 0 61-11 61-42 0-33-58-15-90-19-9 7-15 18-17 33 0 25 20 28 46 28zM34 70c2 26 8 45 36 43 27 0 33-15 35-43 0-24-6-41-34-41-27 0-37 17-37 41z">
          <text:p/>
        </draw:path>
        <draw:path draw:style-name="gr3" draw:text-style-name="P3" draw:layer="layout" svg:width="0.17cm" svg:height="0.245cm" svg:x="12.509cm" svg:y="0.71cm" svg:viewBox="0 0 171 246" svg:d="M122 127c3-36-42-29-70-24v67 64l23 4v5 3h-72v-3-5l21-4v-113-110l-24-3v-5-3h52v95c32-21 99-29 99 31v56 52c6 3 23 0 20 12h-72v-3-5l23-4v-52z">
          <text:p/>
        </draw:path>
        <draw:path draw:style-name="gr3" draw:text-style-name="P3" draw:layer="layout" svg:width="0.093cm" svg:height="0.203cm" svg:x="12.685cm" svg:y="0.756cm" svg:viewBox="0 0 94 204" svg:d="M50 163c0 25 24 25 44 20v5 6c-27 17-73 15-73-28v-59-55h-21c-2-15 15-11 21-15l18-37h11v19 18h38v8 7h-38v55z">
          <text:p/>
        </draw:path>
        <draw:polygon draw:style-name="gr3" draw:text-style-name="P3" draw:layer="layout" svg:width="0.296cm" svg:height="0.231cm" svg:x="12.789cm" svg:y="0.724cm" svg:viewBox="0 0 297 232" draw:points="142,232 134,232 50,32 50,126 50,218 82,223 82,227 82,232 0,232 0,227 0,223 33,218 33,116 33,12 0,9 0,5 0,0 73,0 146,177 229,0 297,0 297,5 297,9 267,12 267,116 267,218 297,223 297,227 297,232 201,232 201,227 201,223 234,218 234,126 234,32">
          <text:p/>
        </draw:polygon>
        <draw:path draw:style-name="gr3" draw:text-style-name="P3" draw:layer="layout" svg:width="0.142cm" svg:height="0.17cm" svg:x="13.106cm" svg:y="0.788cm" svg:viewBox="0 0 143 171" svg:d="M21 5c39-9 100-13 100 39v55 56c8 3 25-2 22 12h-45l-4-17c-23 31-102 31-93-30-2-49 44-49 91-49 5-35-5-70-41-55-6 2-12 3-17 6-4 6 0 22-13 19v-17zM30 120c0 41 41 33 62 23v-32-28c-33 2-62-1-62 37z">
          <text:p/>
        </draw:path>
        <draw:path draw:style-name="gr3" draw:text-style-name="P3" draw:layer="layout" svg:width="0.093cm" svg:height="0.203cm" svg:x="13.253cm" svg:y="0.756cm" svg:viewBox="0 0 94 204" svg:d="M50 163c0 25 23 25 44 20v5 6c-27 17-73 15-73-28v-59-55h-20c-4-15 14-11 20-15l17-37h12v19 18h37v8 7h-37v55z">
          <text:p/>
        </draw:path>
        <draw:path draw:style-name="gr3" draw:text-style-name="P3" draw:layer="layout" svg:width="0.109cm" svg:height="0.168cm" svg:x="13.353cm" svg:y="0.787cm" svg:viewBox="0 0 110 169" svg:d="M50 26c15-11 33-25 60-26v23 21c-21 2-8-29-42-15l-18 6v60 62l27 4v5 3h-76v-3-5l20-4v-70-69c-8-3-24 2-20-12h47z">
          <text:p/>
        </draw:path>
        <draw:path draw:style-name="gr3" draw:text-style-name="P3" draw:layer="layout" svg:width="0.086cm" svg:height="0.234cm" svg:x="13.471cm" svg:y="0.721cm" svg:viewBox="0 0 87 235" svg:d="M41 38c-23 0-26-38 0-38 12 0 17 8 20 18-1 11-9 20-20 20zM58 223l29 4v5 3h-87v-3-5l31-4v-69-70l-25-4v-5-3h52v76z">
          <text:p/>
        </draw:path>
        <draw:path draw:style-name="gr3" draw:text-style-name="P3" draw:layer="layout" svg:width="0.171cm" svg:height="0.162cm" svg:x="13.565cm" svg:y="0.793cm" svg:viewBox="0 0 172 163" svg:d="M152 151c6 3 23 0 20 12h-74v-3-5l21-4-38-58-44 58 22 4v5 3h-59v-3-5l18-3 55-71-47-69c-8-3-23 0-20-12h75v3 5l-23 4 32 46 38-46-24-4v-5-3h59v3 5l-18 3-46 59z">
          <text:p/>
        </draw:path>
        <draw:path draw:style-name="gr4" draw:text-style-name="P4" draw:layer="layout" svg:width="2.937cm" svg:height="0.628cm" svg:x="5.207cm" svg:y="1.879cm" svg:viewBox="0 0 2938 629" svg:d="M0 78c0-44 34-78 78-78h2780c44 0 80 34 80 78v471c0 44-36 80-80 80h-2780c-44 0-78-36-78-80z">
          <text:p/>
        </draw:path>
        <draw:path draw:style-name="gr3" draw:text-style-name="P3" draw:layer="layout" svg:width="0.209cm" svg:height="0.235cm" svg:x="5.933cm" svg:y="2.009cm" svg:viewBox="0 0 210 236" svg:d="M65 104c49 3 90 3 90-46 0-46-46-40-90-40v43zM65 220c53 4 107 6 107-52 0-52-55-47-107-47v49zM210 167c0 91-119 65-210 68v-5-3l31-6v-103-103l-31-3v-6-5c76 6 189-24 190 55 0 34-18 48-47 54 35 5 67 20 67 57z">
          <text:p/>
        </draw:path>
        <draw:path draw:style-name="gr3" draw:text-style-name="P3" draw:layer="layout" svg:width="0.141cm" svg:height="0.169cm" svg:x="6.17cm" svg:y="2.074cm" svg:viewBox="0 0 142 170" svg:d="M20 6c41-10 102-15 102 39v56 55c7 3 23-2 19 12h-45l-3-17c-23 29-102 29-92-29-3-49 43-49 91-49 4-38-5-71-42-58-6 2-12 5-17 7-3 7 0 23-13 20v-19zM29 122c0 40 41 32 63 20v-29-28c-34 0-63-1-63 37z">
          <text:p/>
        </draw:path>
        <draw:path draw:style-name="gr3" draw:text-style-name="P3" draw:layer="layout" svg:width="0.11cm" svg:height="0.171cm" svg:x="6.329cm" svg:y="2.074cm" svg:viewBox="0 0 111 172" svg:d="M24 38c8 49 87 23 87 84 0 55-70 57-111 40v-20-18c18 0 9 27 29 30 37 18 79-26 41-49-26-18-70-14-70-59 0-50 58-52 98-41v18 17c-19 1-8-25-28-25-20-7-49-1-46 23z">
          <text:p/>
        </draw:path>
        <draw:path draw:style-name="gr3" draw:text-style-name="P3" draw:layer="layout" svg:width="0.13cm" svg:height="0.171cm" svg:x="6.465cm" svg:y="2.074cm" svg:viewBox="0 0 131 172" svg:d="M70 0c49 0 64 32 61 86h-99c-8 60 38 80 94 63v5 4c-12 8-33 14-53 14-52 0-73-32-73-86-2-54 22-86 70-86zM102 74c12-59-57-84-69-27 0 9-1 18-1 27z">
          <text:p/>
        </draw:path>
        <draw:path draw:style-name="gr3" draw:text-style-name="P3" draw:layer="layout" svg:width="0.185cm" svg:height="0.234cm" svg:x="6.617cm" svg:y="2.008cm" svg:viewBox="0 0 186 235" svg:d="M99 10l-35 5v101 104c32-2 73 1 100-5l11-50h11l-3 70h-183v-6-3l30-5v-105-101l-30-5v-4-6h99v6z">
          <text:p/>
        </draw:path>
        <draw:path draw:style-name="gr3" draw:text-style-name="P3" draw:layer="layout" svg:width="0.143cm" svg:height="0.169cm" svg:x="6.834cm" svg:y="2.074cm" svg:viewBox="0 0 144 170" svg:d="M21 6c40-10 102-15 102 39v56 55c7 3 24-2 21 12h-44l-5-17c-23 29-102 29-94-29 0-49 46-49 93-49 4-38-5-71-44-58-5 2-11 5-14 7-5 7 0 23-15 20v-19zM30 122c0 40 42 32 64 20v-29-28c-34 0-64-1-64 37z">
          <text:p/>
        </draw:path>
        <draw:path draw:style-name="gr3" draw:text-style-name="P3" draw:layer="layout" svg:width="0.173cm" svg:height="0.24cm" svg:x="6.98cm" svg:y="2.078cm" svg:viewBox="0 0 174 241" svg:d="M155 11l-75 189c-9 29-35 49-76 37v-17-17c17-3 5 23 29 20 29-3 38-33 47-59l-63-152c-8-3-19 0-17-12h77v5 3l-26 4 45 114 42-114-27-4v-3-5h63v5 3z">
          <text:p/>
        </draw:path>
        <draw:path draw:style-name="gr3" draw:text-style-name="P3" draw:layer="layout" svg:width="0.132cm" svg:height="0.171cm" svg:x="7.167cm" svg:y="2.074cm" svg:viewBox="0 0 133 172" svg:d="M69 0c50 0 67 32 64 86h-102c-8 60 38 80 96 63v5 4c-14 8-33 14-53 14-54 0-74-32-74-86-1-54 22-86 69-86zM103 74c12-59-57-84-69-27-2 9-3 18-3 27z">
          <text:p/>
        </draw:path>
        <draw:path draw:style-name="gr3" draw:text-style-name="P3" draw:layer="layout" svg:width="0.107cm" svg:height="0.168cm" svg:x="7.315cm" svg:y="2.074cm" svg:viewBox="0 0 108 169" svg:d="M49 27c15-12 36-26 59-27v23 22c-17 1-8-30-41-15l-18 4v61 62l27 4v3 5h-76v-5-3l20-4v-69-70c-8-3-23 1-20-12h47z">
          <text:p/>
        </draw:path>
        <draw:path draw:style-name="gr4" draw:text-style-name="P4" draw:layer="layout" svg:width="2.998cm" svg:height="0.628cm" svg:x="8.382cm" svg:y="1.879cm" svg:viewBox="0 0 2999 629" svg:d="M0 78c0-44 34-78 78-78h2843c43 0 78 34 78 78v471c0 44-35 80-78 80h-2843c-44 0-78-36-78-80z">
          <text:p/>
        </draw:path>
        <draw:path draw:style-name="gr3" draw:text-style-name="P3" draw:layer="layout" svg:width="0.185cm" svg:height="0.234cm" svg:x="8.875cm" svg:y="2.008cm" svg:viewBox="0 0 186 235" svg:d="M100 10l-36 5v101 104c32-2 73 1 101-5l10-50h11l-3 70h-183v-6-3l31-5v-105-101l-31-5v-4-6h100v6z">
          <text:p/>
        </draw:path>
        <draw:path draw:style-name="gr3" draw:text-style-name="P3" draw:layer="layout" svg:width="0.142cm" svg:height="0.169cm" svg:x="9.092cm" svg:y="2.074cm" svg:viewBox="0 0 143 170" svg:d="M21 6c41-10 101-15 101 39v56 55c7 3 25-2 21 12h-44l-5-17c-23 29-102 29-93-29-1-49 46-49 93-49 3-38-6-71-43-58-6 2-12 5-15 7-5 7 0 23-15 20v-19zM30 122c0 40 41 32 64 20v-29-28c-35 0-64-1-64 37z">
          <text:p/>
        </draw:path>
        <draw:path draw:style-name="gr3" draw:text-style-name="P3" draw:layer="layout" svg:width="0.172cm" svg:height="0.24cm" svg:x="9.238cm" svg:y="2.078cm" svg:viewBox="0 0 173 241" svg:d="M156 11l-78 189c-9 29-35 49-75 37v-17-17c17-3 6 23 29 20 29-3 37-33 46-59l-63-152c-6-3-18 0-15-12h75v5 3l-26 4 46 114 42-114-25-4v-3-5h61v5 3z">
          <text:p/>
        </draw:path>
        <draw:path draw:style-name="gr3" draw:text-style-name="P3" draw:layer="layout" svg:width="0.13cm" svg:height="0.171cm" svg:x="9.426cm" svg:y="2.074cm" svg:viewBox="0 0 131 172" svg:d="M69 0c48 0 65 32 62 86h-101c-7 60 39 80 95 63v5 4c-12 8-32 14-52 14-53 0-73-32-73-86-2-54 21-86 69-86zM102 74c12-59-58-84-70-27 0 9-2 18-2 27z">
          <text:p/>
        </draw:path>
        <draw:path draw:style-name="gr3" draw:text-style-name="P3" draw:layer="layout" svg:width="0.109cm" svg:height="0.168cm" svg:x="9.574cm" svg:y="2.074cm" svg:viewBox="0 0 110 169" svg:d="M49 27c17-12 35-26 61-27v23 22c-20 1-8-30-41-15l-20 4v61 62l30 4v3 5h-79v-5-3l20-4v-69-70c-6-3-23 1-20-12h48z">
          <text:p/>
        </draw:path>
        <draw:path draw:style-name="gr3" draw:text-style-name="P3" draw:layer="layout" svg:width="0.174cm" svg:height="0.234cm" svg:x="9.694cm" svg:y="2.008cm" svg:viewBox="0 0 175 235" svg:d="M64 127c48 3 76-12 76-57 0-46-28-56-76-53v55zM175 70c-2 58-46 77-111 72v38 41l38 5v3 6h-99v-6-3l29-5v-105-101l-32-5v-4-6c82 1 177-12 175 70z">
          <text:p/>
        </draw:path>
        <draw:path draw:style-name="gr3" draw:text-style-name="P3" draw:layer="layout" svg:width="0.14cm" svg:height="0.169cm" svg:x="9.893cm" svg:y="2.074cm" svg:viewBox="0 0 141 170" svg:d="M19 6c41-10 102-15 102 39v56 55c8 3 23-2 20 12h-44l-5-17c-21 29-100 29-91-29-3-49 43-49 90-49 4-38-3-71-40-58-7 2-13 5-16 7-5 7 0 23-16 20v-19zM30 122c0 40 41 32 61 20v-29-28c-32 0-61-1-61 37z">
          <text:p/>
        </draw:path>
        <draw:path draw:style-name="gr3" draw:text-style-name="P3" draw:layer="layout" svg:width="0.109cm" svg:height="0.168cm" svg:x="10.042cm" svg:y="2.074cm" svg:viewBox="0 0 110 169" svg:d="M50 27c17-12 37-26 60-27v23 22c-18 1-8-30-38-15l-22 4v61 62l31 4v3 5h-81v-5-3l22-4v-69-70c-8-3-25 1-22-12h49z">
          <text:p/>
        </draw:path>
        <draw:path draw:style-name="gr3" draw:text-style-name="P3" draw:layer="layout" svg:width="0.092cm" svg:height="0.204cm" svg:x="10.156cm" svg:y="2.041cm" svg:viewBox="0 0 93 205" svg:d="M50 164c0 24 23 26 43 20v6 6c-26 15-73 15-73-29v-57-58h-20c-3-13 14-10 20-15l19-37h11v19 18h37v8 7h-37v58z">
          <text:p/>
        </draw:path>
        <draw:path draw:style-name="gr3" draw:text-style-name="P3" draw:layer="layout" svg:width="0.084cm" svg:height="0.234cm" svg:x="10.258cm" svg:y="2.008cm" svg:viewBox="0 0 85 235" svg:d="M38 37c-23 0-24-39 0-37 14 0 19 6 20 18-1 11-7 19-20 19zM57 223l28 4v3 5h-85v-5-3l28-4v-72-69l-23-4v-3-5h52v75z">
          <text:p/>
        </draw:path>
        <draw:path draw:style-name="gr3" draw:text-style-name="P3" draw:layer="layout" svg:width="0.092cm" svg:height="0.204cm" svg:x="10.352cm" svg:y="2.041cm" svg:viewBox="0 0 93 205" svg:d="M50 164c-2 24 23 26 43 20v6 6c-26 15-72 15-72-29v-57-58h-21c-3-13 14-10 21-15l17-37h12v19 18h37v8 7h-37v58z">
          <text:p/>
        </draw:path>
        <draw:path draw:style-name="gr3" draw:text-style-name="P3" draw:layer="layout" svg:width="0.084cm" svg:height="0.234cm" svg:x="10.454cm" svg:y="2.008cm" svg:viewBox="0 0 85 235" svg:d="M38 37c-23 0-24-39 0-37 15 0 21 6 23 18-2 11-8 19-23 19zM59 223l26 4v3 5h-85v-5-3l28-4v-72-69l-23-4v-3-5h54v75z">
          <text:p/>
        </draw:path>
        <draw:path draw:style-name="gr3" draw:text-style-name="P3" draw:layer="layout" svg:width="0.15cm" svg:height="0.171cm" svg:x="10.558cm" svg:y="2.074cm" svg:viewBox="0 0 151 172" svg:d="M76 0c52 0 75 32 75 86s-23 86-75 86c-50 0-76-34-76-86 0-54 26-86 76-86zM76 158c37 0 44-33 44-72s-7-73-44-73c-38 2-43 34-43 73 0 40 5 72 43 72z">
          <text:p/>
        </draw:path>
        <draw:path draw:style-name="gr3" draw:text-style-name="P3" draw:layer="layout" svg:width="0.166cm" svg:height="0.167cm" svg:x="10.728cm" svg:y="2.075cm" svg:viewBox="0 0 167 168" svg:d="M117 49c5-35-41-32-68-24v64 66l23 4v3 6h-72c-3-15 15-10 21-13v-71-69c-6-3-24 2-21-12h47l2 14c33-24 97-30 97 29v55 54c8 3 23-2 20 13h-70v-6-3l21-4v-54z">
          <text:p/>
        </draw:path>
        <draw:path draw:style-name="gr4" draw:text-style-name="P4" draw:layer="layout" svg:width="2.998cm" svg:height="0.628cm" svg:x="11.557cm" svg:y="1.879cm" svg:viewBox="0 0 2999 629" svg:d="M0 78c0-44 34-78 78-78h2843c43 0 78 34 78 78v471c0 44-35 80-78 80h-2843c-44 0-78-36-78-80z">
          <text:p/>
        </draw:path>
        <draw:path draw:style-name="gr3" draw:text-style-name="P3" draw:layer="layout" svg:width="0.185cm" svg:height="0.234cm" svg:x="12.099cm" svg:y="2.008cm" svg:viewBox="0 0 186 235" svg:d="M99 10l-35 5v101 104c32-2 72 1 101-5l10-50h11l-3 70h-183v-6-3l31-5v-105-101l-31-5v-4-6h99v6z">
          <text:p/>
        </draw:path>
        <draw:path draw:style-name="gr3" draw:text-style-name="P3" draw:layer="layout" svg:width="0.131cm" svg:height="0.171cm" svg:x="12.318cm" svg:y="2.074cm" svg:viewBox="0 0 132 172" svg:d="M70 0c49 0 64 32 62 86h-100c-8 60 38 80 94 63v5 4c-12 8-33 14-52 14-54 0-74-32-74-86-2-54 21-86 70-86zM103 74c11-59-59-84-70-27-1 9-1 18-1 27z">
          <text:p/>
        </draw:path>
        <draw:path draw:style-name="gr3" draw:text-style-name="P3" draw:layer="layout" svg:width="0.142cm" svg:height="0.169cm" svg:x="12.472cm" svg:y="2.074cm" svg:viewBox="0 0 143 170" svg:d="M22 6c40-10 101-15 101 39v56 55c6 3 23-2 20 12h-44l-5-17c-21 29-102 29-93-29-1-49 46-49 93-49 3-38-6-71-43-58-6 2-12 5-15 7-5 7 0 23-14 20v-19zM30 122c0 40 43 32 64 20v-29-28c-34 0-64-1-64 37z">
          <text:p/>
        </draw:path>
        <draw:path draw:style-name="gr3" draw:text-style-name="P3" draw:layer="layout" svg:width="0.109cm" svg:height="0.168cm" svg:x="12.622cm" svg:y="2.074cm" svg:viewBox="0 0 110 169" svg:d="M49 27c17-12 36-26 61-27v23 22c-18 1-8-30-39-15l-22 4v61 62l30 4v3 5h-79v-5-3l20-4v-69-70c-6-3-23 1-20-12h48z">
          <text:p/>
        </draw:path>
        <draw:path draw:style-name="gr3" draw:text-style-name="P3" draw:layer="layout" svg:width="0.165cm" svg:height="0.167cm" svg:x="12.739cm" svg:y="2.075cm" svg:viewBox="0 0 166 168" svg:d="M116 49c3-35-40-32-66-24v64 66l21 4v3 6h-71c-3-15 12-10 20-13v-71-69c-8-3-23 2-20-12h46l4 14c29-24 96-30 96 29v55 54c7 3 22-2 19 13h-71v-6-3l22-4v-54z">
          <text:p/>
        </draw:path>
        <draw:path draw:style-name="gr3" draw:text-style-name="P3" draw:layer="layout" svg:width="0.084cm" svg:height="0.234cm" svg:x="12.916cm" svg:y="2.008cm" svg:viewBox="0 0 85 235" svg:d="M38 37c-21 0-24-39 0-37 14 0 19 6 20 18 0 11-7 19-20 19zM57 223l28 4v3 5h-85v-5-3l28-4v-72-69l-23-4v-3-5h52v75z">
          <text:p/>
        </draw:path>
        <draw:path draw:style-name="gr3" draw:text-style-name="P3" draw:layer="layout" svg:width="0.165cm" svg:height="0.167cm" svg:x="13.013cm" svg:y="2.075cm" svg:viewBox="0 0 166 168" svg:d="M116 49c3-35-40-32-66-24v64 66l21 4v3 6h-71c-3-15 12-10 18-13v-71-69c-6-3-21 2-18-12h47l3 14c29-24 95-30 95 29v55 54c7 3 23-2 20 13h-71v-6-3l22-4v-54z">
          <text:p/>
        </draw:path>
        <draw:path draw:style-name="gr3" draw:text-style-name="P3" draw:layer="layout" svg:width="0.153cm" svg:height="0.259cm" svg:x="13.199cm" svg:y="2.058cm" svg:viewBox="0 0 154 260" svg:d="M123 34c28 38 5 95-53 95-9 0-20-2-28-3l-11 24c30 21 129-15 123 50-3 45-37 57-87 60-64 6-91-51-41-78-11-3-21-12-23-29l28-32c-19-9-28-24-28-49-1-50 53-64 101-52l36-20 8 8zM67 246c35 0 61-9 61-41 0-34-57-16-89-20-10 9-16 18-16 34 0 24 18 27 44 27zM34 72c0 25 7 45 36 43 26-1 34-17 35-43 0-26-8-43-35-43-28 0-36 17-36 43z">
          <text:p/>
        </draw:path>
        <draw:path draw:style-name="gr3" draw:text-style-name="P3" draw:layer="layout" svg:width="0.233cm" svg:height="0.236cm" svg:x="13.369cm" svg:y="2.008cm" svg:viewBox="0 0 234 237" svg:d="M64 218c86 12 132-21 132-103 0-77-49-105-132-98v99zM234 116c0 123-107 125-234 119v-6-3l31-5v-105-101l-31-5v-4-6h104c83 0 130 35 130 116z">
          <text:p/>
        </draw:path>
        <draw:path draw:style-name="gr3" draw:text-style-name="P3" draw:layer="layout" svg:width="0.14cm" svg:height="0.169cm" svg:x="13.625cm" svg:y="2.074cm" svg:viewBox="0 0 141 170" svg:d="M19 6c42-10 101-15 101 39v56 55c9 3 24-2 21 12h-45l-3-17c-23 29-103 29-92-29-3-49 44-49 90-49 5-38-4-71-41-58-6 2-11 5-14 7-4 7 0 23-17 20v-19zM30 122c0 40 40 32 61 20v-29-28c-32 0-61-1-61 37z">
          <text:p/>
        </draw:path>
        <draw:path draw:style-name="gr3" draw:text-style-name="P3" draw:layer="layout" svg:width="0.093cm" svg:height="0.204cm" svg:x="13.772cm" svg:y="2.041cm" svg:viewBox="0 0 94 205" svg:d="M50 164c-2 24 24 26 44 20v6 6c-27 15-74 15-74-29v-57-58h-20c-3-13 14-10 20-15l19-37h11v19 18h38v8 7h-38v58z">
          <text:p/>
        </draw:path>
        <draw:path draw:style-name="gr3" draw:text-style-name="P3" draw:layer="layout" svg:width="0.14cm" svg:height="0.169cm" svg:x="13.879cm" svg:y="2.074cm" svg:viewBox="0 0 141 170" svg:d="M20 6c42-10 101-15 101 39v56 55c8 3 23-2 20 12h-44l-3-17c-23 29-104 29-93-29-3-49 44-49 91-49 5-38-4-71-41-58-6 2-12 5-17 7-3 7 0 23-14 20v-19zM30 122c0 40 41 32 62 20v-29-28c-32 0-62-1-62 37z">
          <text:p/>
        </draw:path>
        <draw:path draw:style-name="gr4" draw:text-style-name="P4" draw:layer="layout" svg:width="2.998cm" svg:height="0.627cm" svg:x="2.032cm" svg:y="2.657cm" svg:viewBox="0 0 2999 628" svg:d="M0 79c0-44 34-79 78-79h2843c43 0 78 35 78 79v471c0 44-35 78-78 78h-2843c-44 0-78-34-78-78z">
          <text:p/>
        </draw:path>
        <draw:path draw:style-name="gr3" draw:text-style-name="P3" draw:layer="layout" svg:width="0.153cm" svg:height="0.237cm" svg:x="2.918cm" svg:y="2.784cm" svg:viewBox="0 0 154 238" svg:d="M154 168c0 77-93 80-154 59v-28-27h14c0 35 21 52 59 52 49 0 67-58 32-82-38-23-105-20-105-83 0-66 87-64 142-52v23 25h-11l-6-28c-32-27-122-8-88 40 27 43 117 24 117 101z">
          <text:p/>
        </draw:path>
        <draw:path draw:style-name="gr3" draw:text-style-name="P3" draw:layer="layout" svg:width="0.094cm" svg:height="0.203cm" svg:x="3.094cm" svg:y="2.819cm" svg:viewBox="0 0 95 204" svg:d="M50 163c0 26 23 26 45 20v6 6c-28 15-75 14-75-29v-58-56h-20c-1-14 14-9 20-14l19-38h11v18 20h38v6 8h-38v55z">
          <text:p/>
        </draw:path>
        <draw:path draw:style-name="gr3" draw:text-style-name="P3" draw:layer="layout" svg:width="0.142cm" svg:height="0.169cm" svg:x="3.202cm" svg:y="2.852cm" svg:viewBox="0 0 143 170" svg:d="M19 7c40-11 102-14 102 38v55 56c8 3 23-2 22 12h-46l-3-17c-24 29-102 29-93-27-3-52 44-52 92-53 3-35-7-69-43-54-5 2-11 3-16 5-4 6 0 23-15 20v-17zM30 122c0 40 40 32 63 22v-29-32c-36 2-63 0-63 39z">
          <text:p/>
        </draw:path>
        <draw:path draw:style-name="gr3" draw:text-style-name="P3" draw:layer="layout" svg:width="0.094cm" svg:height="0.203cm" svg:x="3.348cm" svg:y="2.819cm" svg:viewBox="0 0 95 204" svg:d="M52 163c-2 26 24 26 43 20v6 6c-27 15-72 14-72-29v-58-56h-23c-1-14 15-9 23-14l17-38h12v18 20h38v6 8h-38v55z">
          <text:p/>
        </draw:path>
        <draw:path draw:style-name="gr3" draw:text-style-name="P3" draw:layer="layout" svg:width="0.084cm" svg:height="0.234cm" svg:x="3.451cm" svg:y="2.785cm" svg:viewBox="0 0 85 235" svg:d="M39 37c-24 0-26-38 0-37 12 0 17 6 20 18-2 11-8 19-20 19zM56 223l29 5v4 3h-85v-3-4l27-5v-69-70l-24-4v-5-3h53v76z">
          <text:p/>
        </draw:path>
        <draw:path draw:style-name="gr3" draw:text-style-name="P3" draw:layer="layout" svg:width="0.11cm" svg:height="0.172cm" svg:x="3.556cm" svg:y="2.852cm" svg:viewBox="0 0 111 173" svg:d="M26 39c6 47 85 23 85 85 0 53-68 55-111 40v-20-20c21 0 8 29 30 30 36 19 77-26 42-51-28-17-72-12-72-58 0-49 58-51 99-40v18 17c-20 2-9-23-27-23-22-7-49-1-46 22z">
          <text:p/>
        </draw:path>
        <draw:path draw:style-name="gr3" draw:text-style-name="P3" draw:layer="layout" svg:width="0.093cm" svg:height="0.203cm" svg:x="3.681cm" svg:y="2.819cm" svg:viewBox="0 0 94 204" svg:d="M50 163c-1 26 23 26 44 20v6 6c-28 15-74 14-74-29v-58-56h-20c-2-14 12-9 20-14l18-38h12v18 20h38v6 8h-38v55z">
          <text:p/>
        </draw:path>
        <draw:path draw:style-name="gr3" draw:text-style-name="P3" draw:layer="layout" svg:width="0.084cm" svg:height="0.234cm" svg:x="3.784cm" svg:y="2.785cm" svg:viewBox="0 0 85 235" svg:d="M40 37c-24 0-26-38 0-37 12 0 16 6 18 18 0 11-8 19-18 19zM56 223l29 5v4 3h-85v-3-4l28-5v-69-70l-25-4v-5-3h53v76z">
          <text:p/>
        </draw:path>
        <draw:path draw:style-name="gr3" draw:text-style-name="P3" draw:layer="layout" svg:width="0.134cm" svg:height="0.172cm" svg:x="3.887cm" svg:y="2.852cm" svg:viewBox="0 0 135 173" svg:d="M32 83c0 65 53 82 103 64 2 26-30 26-53 26-56 0-82-33-82-90 0-73 64-95 131-78v23 23h-9c-5-15-5-31-23-34-46-10-67 20-67 66z">
          <text:p/>
        </draw:path>
        <draw:path draw:style-name="gr3" draw:text-style-name="P3" draw:layer="layout" svg:width="0.112cm" svg:height="0.172cm" svg:x="4.044cm" svg:y="2.852cm" svg:viewBox="0 0 113 173" svg:d="M27 39c7 47 86 23 86 85 0 53-69 55-113 40v-20-20c21 0 11 29 32 30 35 19 76-26 41-51-27-17-73-12-73-58 0-49 60-51 101-40v18 17c-20 2-8-23-28-23-21-7-50-1-46 22z">
          <text:p/>
        </draw:path>
        <draw:path draw:style-name="gr4" draw:text-style-name="P4" draw:layer="layout" svg:width="2.998cm" svg:height="0.627cm" svg:x="11.557cm" svg:y="2.657cm" svg:viewBox="0 0 2999 628" svg:d="M0 79c0-44 34-79 78-79h2843c43 0 78 35 78 79v471c0 44-35 78-78 78h-2843c-44 0-78-34-78-78z">
          <text:p/>
        </draw:path>
        <draw:path draw:style-name="gr3" draw:text-style-name="P3" draw:layer="layout" svg:width="0.185cm" svg:height="0.232cm" svg:x="12.177cm" svg:y="2.787cm" svg:viewBox="0 0 186 233" svg:d="M100 9l-35 4v104 101c32 0 72 3 98-3l11-49h12l-3 67h-183v-4-5l29-5v-102-104l-29-4v-5-4h100v4z">
          <text:p/>
        </draw:path>
        <draw:path draw:style-name="gr3" draw:text-style-name="P3" draw:layer="layout" svg:width="0.132cm" svg:height="0.173cm" svg:x="12.394cm" svg:y="2.851cm" svg:viewBox="0 0 133 174" svg:d="M71 0c48 0 65 32 62 86h-99c-8 59 37 80 94 62v5 7c-14 8-33 14-53 14-53 0-75-35-75-90 0-52 23-84 71-84zM104 72c12-55-58-80-69-23-1 6-1 15-1 23z">
          <text:p/>
        </draw:path>
        <draw:path draw:style-name="gr3" draw:text-style-name="P3" draw:layer="layout" svg:width="0.109cm" svg:height="0.168cm" svg:x="12.543cm" svg:y="2.851cm" svg:viewBox="0 0 110 169" svg:d="M50 26c17-11 34-25 60-26v23 21c-20 2-8-29-40-17l-20 7v62 61l29 5v4 3h-79v-3-4l20-5v-69-70c-8-3-23 2-20-12h49z">
          <text:p/>
        </draw:path>
        <draw:path draw:style-name="gr3" draw:text-style-name="P3" draw:layer="layout" svg:width="0.165cm" svg:height="0.166cm" svg:x="12.66cm" svg:y="2.853cm" svg:viewBox="0 0 166 167" svg:d="M116 50c5-37-40-32-67-25v66 64l23 5v4 3h-72c-3-12 13-9 19-12v-69-70c-6-3-22 2-19-12h46l3 14c32-25 98-31 98 29v54 54c6 3 21 0 18 12h-70v-3-4l21-5v-52z">
          <text:p/>
        </draw:path>
        <draw:path draw:style-name="gr3" draw:text-style-name="P3" draw:layer="layout" svg:width="0.084cm" svg:height="0.234cm" svg:x="12.838cm" svg:y="2.785cm" svg:viewBox="0 0 85 235" svg:d="M38 37c-23 0-24-38 0-37 12 0 17 6 20 18-1 11-9 19-20 19zM55 223l30 5v4 3h-85v-3-4l26-5v-69-70l-23-4v-5-3h52v76z">
          <text:p/>
        </draw:path>
        <draw:path draw:style-name="gr3" draw:text-style-name="P3" draw:layer="layout" svg:width="0.166cm" svg:height="0.166cm" svg:x="12.935cm" svg:y="2.853cm" svg:viewBox="0 0 167 167" svg:d="M117 50c3-37-41-32-69-25v66 64l23 5v4 3h-71c-3-12 12-9 21-12v-69-70c-9-3-24 2-21-12h47l1 14c31-25 98-31 98 29v54 54c6 3 23 0 20 12h-72v-3-4l23-5v-52z">
          <text:p/>
        </draw:path>
        <draw:path draw:style-name="gr3" draw:text-style-name="P3" draw:layer="layout" svg:width="0.152cm" svg:height="0.259cm" svg:x="13.122cm" svg:y="2.837cm" svg:viewBox="0 0 153 260" svg:d="M122 32c28 38 5 97-54 97-8 0-20-2-26-3l-11 22c29 23 128-13 122 52-3 43-37 55-87 60-64 4-91-51-38-78-14-5-24-14-26-29l29-32c-20-9-29-26-29-51-1-50 54-64 100-50l37-20 8 8zM66 246c34 0 61-11 61-41 0-34-56-17-88-20-8 6-17 18-17 32 0 24 18 29 44 29zM34 70c0 25 6 45 34 43 27-1 34-15 35-43 0-26-6-41-34-41-27 0-35 15-35 41z">
          <text:p/>
        </draw:path>
        <draw:path draw:style-name="gr3" draw:text-style-name="P3" draw:layer="layout" svg:width="0.225cm" svg:height="0.232cm" svg:x="13.291cm" svg:y="2.786cm" svg:viewBox="0 0 226 233" svg:d="M186 61c0 35-20 57-47 67l62 91 25 5v5 4h-55l-65-101h-43v43 44l36 5v5 4h-96v-4-5l26-5v-102-104l-29-4v-5-4c78 4 188-19 186 61zM63 117c51 1 89-2 89-53 0-48-38-51-89-49v50z">
          <text:p/>
        </draw:path>
        <draw:path draw:style-name="gr3" draw:text-style-name="P3" draw:layer="layout" svg:width="0.168cm" svg:height="0.164cm" svg:x="13.52cm" svg:y="2.857cm" svg:viewBox="0 0 169 165" svg:d="M119 149c-36 22-97 28-97-30v-54-53c-8-3-25 3-22-12h51v59 57c-3 36 42 32 68 24v-64-64l-24-4v-5-3h52v76 75c9 3 24-3 21 12h-47z">
          <text:p/>
        </draw:path>
        <draw:polygon draw:style-name="gr3" draw:text-style-name="P3" draw:layer="layout" svg:width="0.087cm" svg:height="0.246cm" svg:x="13.698cm" svg:y="2.773cm" svg:viewBox="0 0 88 247" draw:points="59,235 88,240 88,244 88,247 0,247 0,244 0,240 30,235 30,125 30,12 0,7 0,4 0,0 59,0 59,119">
          <text:p/>
        </draw:polygon>
        <draw:path draw:style-name="gr3" draw:text-style-name="P3" draw:layer="layout" svg:width="0.132cm" svg:height="0.173cm" svg:x="13.803cm" svg:y="2.851cm" svg:viewBox="0 0 133 174" svg:d="M72 0c47 0 64 32 61 86h-99c-8 59 38 80 93 62v5 7c-12 8-32 14-52 14-54 0-75-35-75-90-1-52 23-84 72-84zM104 72c12-55-57-80-69-23-1 6-1 15-1 23z">
          <text:p/>
        </draw:path>
        <draw:path draw:style-name="gr4" draw:text-style-name="P4" draw:layer="layout" svg:width="2.937cm" svg:height="0.627cm" svg:x="5.207cm" svg:y="2.657cm" svg:viewBox="0 0 2938 628" svg:d="M0 79c0-44 34-79 78-79h2780c44 0 80 35 80 79v471c0 44-36 78-80 78h-2780c-44 0-78-34-78-78z">
          <text:p/>
        </draw:path>
        <draw:path draw:style-name="gr3" draw:text-style-name="P3" draw:layer="layout" svg:width="0.185cm" svg:height="0.232cm" svg:x="6.176cm" svg:y="2.787cm" svg:viewBox="0 0 186 233" svg:d="M99 9l-35 4v104 101c32 0 72 3 98-3l13-49h11l-3 67h-183v-4-5l30-5v-102-104l-30-4v-5-4h99v4z">
          <text:p/>
        </draw:path>
        <draw:path draw:style-name="gr3" draw:text-style-name="P3" draw:layer="layout" svg:width="0.15cm" svg:height="0.173cm" svg:x="6.395cm" svg:y="2.851cm" svg:viewBox="0 0 151 174" svg:d="M76 0c49 0 75 32 75 86 0 53-26 88-76 88-51 0-75-35-75-88 0-54 24-86 76-86zM75 160c38 0 44-36 44-74 0-39-6-71-44-71-40 0-45 32-45 71 0 38 5 71 45 74z">
          <text:p/>
        </draw:path>
        <draw:path draw:style-name="gr3" draw:text-style-name="P3" draw:layer="layout" svg:width="0.154cm" svg:height="0.259cm" svg:x="6.574cm" svg:y="2.837cm" svg:viewBox="0 0 155 260" svg:d="M123 32c28 38 6 97-53 97-9 0-20-2-26-3l-12 22c29 23 128-13 123 52-4 43-38 55-88 60-63 4-92-51-40-78-12-5-23-14-23-29l28-32c-20-9-28-26-28-51-3-50 52-64 99-50l38-20 7 8zM67 246c36 0 62-11 62-41 0-34-57-17-88-20-11 6-17 18-18 32 0 24 20 29 44 29zM35 70c0 25 8 45 35 43 27-1 33-15 35-43 0-26-6-41-35-41-26 0-35 15-35 41z">
          <text:p/>
        </draw:path>
        <draw:path draw:style-name="gr3" draw:text-style-name="P3" draw:layer="layout" svg:width="0.153cm" svg:height="0.259cm" svg:x="6.751cm" svg:y="2.837cm" svg:viewBox="0 0 154 260" svg:d="M122 32c29 38 6 97-52 97-9 0-21-2-27-3l-12 22c30 23 128-13 123 52-3 43-38 55-87 60-64 4-93-51-39-78-13-5-23-14-25-29l28-32c-20-9-28-26-28-51-1-50 54-64 101-50l36-20 8 8zM67 246c35 0 61-11 61-41 0-34-56-17-88-20-9 6-17 18-17 32 0 24 18 29 44 29zM34 70c1 25 7 45 36 43 28-1 34-15 35-43 0-26-6-41-35-41-27 0-36 15-36 41z">
          <text:p/>
        </draw:path>
        <draw:path draw:style-name="gr3" draw:text-style-name="P3" draw:layer="layout" svg:width="0.13cm" svg:height="0.173cm" svg:x="6.924cm" svg:y="2.851cm" svg:viewBox="0 0 131 174" svg:d="M69 0c50 0 65 32 62 86h-99c-9 59 37 80 95 62v5 7c-14 8-34 14-53 14-54 0-74-35-74-90-1-52 21-84 69-84zM102 72c12-55-56-80-68-23 0 6-2 15-2 23z">
          <text:p/>
        </draw:path>
        <draw:path draw:style-name="gr3" draw:text-style-name="P3" draw:layer="layout" svg:width="0.109cm" svg:height="0.168cm" svg:x="7.072cm" svg:y="2.851cm" svg:viewBox="0 0 110 169" svg:d="M51 26c15-11 35-25 59-26v23 21c-18 2-8-29-38-17l-21 7v62 61l30 5v4 3h-81v-3-4l22-5v-69-70c-8-3-25 2-22-12h48z">
          <text:p/>
        </draw:path>
        <draw:path draw:style-name="gr4" draw:text-style-name="P4" draw:layer="layout" svg:width="2.998cm" svg:height="0.627cm" svg:x="8.382cm" svg:y="2.657cm" svg:viewBox="0 0 2999 628" svg:d="M0 79c0-44 34-79 78-79h2843c43 0 78 35 78 79v471c0 44-35 78-78 78h-2843c-44 0-78-34-78-78z">
          <text:p/>
        </draw:path>
        <draw:polygon draw:style-name="gr3" draw:text-style-name="P3" draw:layer="layout" svg:width="0.294cm" svg:height="0.232cm" svg:x="9.06cm" svg:y="2.787cm" svg:viewBox="0 0 295 233" draw:points="138,233 132,233 48,32 48,126 48,219 78,224 78,229 78,233 0,233 0,229 0,224 29,219 29,117 29,13 0,9 0,4 0,0 69,0 144,178 229,0 295,0 295,4 295,9 266,13 266,117 266,219 295,224 295,229 295,233 201,233 201,229 201,224 232,219 232,126 232,32">
          <text:p/>
        </draw:polygon>
        <draw:path draw:style-name="gr3" draw:text-style-name="P3" draw:layer="layout" svg:width="0.166cm" svg:height="0.164cm" svg:x="9.367cm" svg:y="2.857cm" svg:viewBox="0 0 167 165" svg:d="M117 149c-34 22-95 28-95-30v-54-53c-9-3-25 3-22-12h51v59 57c-3 36 40 32 66 24v-64-64l-23-4v-5-3h52v76 75c8 3 23-3 20 12h-46z">
          <text:p/>
        </draw:path>
        <draw:polygon draw:style-name="gr3" draw:text-style-name="P3" draw:layer="layout" svg:width="0.084cm" svg:height="0.246cm" svg:x="9.547cm" svg:y="2.773cm" svg:viewBox="0 0 85 247" draw:points="56,235 85,240 85,244 85,247 0,247 0,244 0,240 27,235 27,125 27,12 0,7 0,4 0,0 56,0 56,119">
          <text:p/>
        </draw:polygon>
        <draw:path draw:style-name="gr3" draw:text-style-name="P3" draw:layer="layout" svg:width="0.093cm" svg:height="0.203cm" svg:x="9.641cm" svg:y="2.819cm" svg:viewBox="0 0 94 204" svg:d="M49 163c-2 26 24 26 45 20v6 6c-27 15-73 14-73-29v-58-56h-21c-2-14 13-9 21-14l17-38h11v18 20h39v6 8h-39v55z">
          <text:p/>
        </draw:path>
        <draw:path draw:style-name="gr3" draw:text-style-name="P3" draw:layer="layout" svg:width="0.084cm" svg:height="0.234cm" svg:x="9.744cm" svg:y="2.785cm" svg:viewBox="0 0 85 235" svg:d="M39 37c-21 0-24-38 0-37 14 0 19 6 20 18 0 11-7 19-20 19zM58 223l27 5v4 3h-85v-3-4l29-5v-69-70l-26-4v-5-3h55v76z">
          <text:p/>
        </draw:path>
        <draw:path draw:style-name="gr3" draw:text-style-name="P3" draw:layer="layout" svg:width="0.177cm" svg:height="0.167cm" svg:x="9.833cm" svg:y="2.857cm" svg:viewBox="0 0 178 168" svg:d="M162 11l-66 157h-12l-66-156c-7-3-21 0-18-12h75v3 5l-25 4 48 113 46-113-25-4v-5-3h59v3 5z">
          <text:p/>
        </draw:path>
        <draw:path draw:style-name="gr3" draw:text-style-name="P3" draw:layer="layout" svg:width="0.13cm" svg:height="0.173cm" svg:x="10.024cm" svg:y="2.851cm" svg:viewBox="0 0 131 174" svg:d="M69 0c49 0 65 32 62 86h-100c-8 59 38 80 95 62v5 7c-14 8-34 14-52 14-54 0-74-35-74-90-1-52 22-84 69-84zM101 72c12-55-57-80-69-23 0 6-1 15-1 23z">
          <text:p/>
        </draw:path>
        <draw:path draw:style-name="gr3" draw:text-style-name="P3" draw:layer="layout" svg:width="0.132cm" svg:height="0.172cm" svg:x="10.18cm" svg:y="2.852cm" svg:viewBox="0 0 133 173" svg:d="M29 83c0 65 52 82 104 64 1 26-29 26-55 26-55 0-78-33-78-90 0-73 61-95 130-78v23 23h-12c-3-15-3-31-21-34-46-10-68 20-68 66z">
          <text:p/>
        </draw:path>
        <draw:path draw:style-name="gr3" draw:text-style-name="P3" draw:layer="layout" svg:width="0.093cm" svg:height="0.203cm" svg:x="10.325cm" svg:y="2.819cm" svg:viewBox="0 0 94 204" svg:d="M51 163c-2 26 23 26 43 20v6 6c-26 15-75 14-75-29v-58-56h-19c-2-14 13-9 19-14l19-38h13v18 20h37v6 8h-37v55z">
          <text:p/>
        </draw:path>
        <draw:path draw:style-name="gr3" draw:text-style-name="P3" draw:layer="layout" svg:width="0.15cm" svg:height="0.173cm" svg:x="10.434cm" svg:y="2.851cm" svg:viewBox="0 0 151 174" svg:d="M74 0c50 0 77 32 77 86 0 53-27 88-79 88-49 0-72-35-72-88 0-54 23-86 74-86zM72 160c38 0 46-36 46-74 0-39-8-71-46-71s-43 32-43 71c0 38 6 71 43 74z">
          <text:p/>
        </draw:path>
        <draw:path draw:style-name="gr3" draw:text-style-name="P3" draw:layer="layout" svg:width="0.109cm" svg:height="0.168cm" svg:x="10.602cm" svg:y="2.851cm" svg:viewBox="0 0 110 169" svg:d="M52 26c15-11 34-25 58-26v23 21c-18 2-8-29-38-17l-20 7v62 61l29 5v4 3h-81v-3-4l22-5v-69-70c-8-3-25 2-22-12h49z">
          <text:p/>
        </draw:path>
        <draw:path draw:style-name="gr4" draw:text-style-name="P4" draw:layer="layout" svg:width="3.874cm" svg:height="0.637cm" svg:x="6.167cm" svg:y="4.116cm" svg:viewBox="0 0 3875 638" svg:d="M0 82c0-44 35-82 79-82h3716c46 0 80 38 80 82v476c0 46-34 80-80 80h-3716c-44 0-79-34-79-80z">
          <text:p/>
        </draw:path>
        <draw:path draw:style-name="gr3" draw:text-style-name="P3" draw:layer="layout" svg:width="0.25cm" svg:height="0.234cm" svg:x="6.809cm" svg:y="4.245cm" svg:viewBox="0 0 251 235" svg:d="M76 226v6 3h-76v-3-6l25-5 82-221h32l81 221 31 5v6 3h-98v-3-6l29-5-23-66h-90l-23 66zM113 26l-40 114h81z">
          <text:p/>
        </draw:path>
        <draw:path draw:style-name="gr3" draw:text-style-name="P3" draw:layer="layout" svg:width="0.135cm" svg:height="0.172cm" svg:x="7.072cm" svg:y="4.313cm" svg:viewBox="0 0 136 173" svg:d="M31 86c0 64 52 78 105 63 0 24-32 24-56 24-55 0-80-32-80-87 0-76 62-98 132-81v25 22h-11c-5-15-5-31-24-36-46-9-66 23-66 70z">
          <text:p/>
        </draw:path>
        <draw:path draw:style-name="gr3" draw:text-style-name="P3" draw:layer="layout" svg:width="0.133cm" svg:height="0.172cm" svg:x="7.229cm" svg:y="4.313cm" svg:viewBox="0 0 134 173" svg:d="M31 86c0 64 51 78 103 63 1 24-29 24-55 24-54 0-79-32-79-87 0-76 62-98 129-81v25 22h-9c-5-15-3-31-23-36-46-9-66 23-66 70z">
          <text:p/>
        </draw:path>
        <draw:path draw:style-name="gr3" draw:text-style-name="P3" draw:layer="layout" svg:width="0.131cm" svg:height="0.172cm" svg:x="7.385cm" svg:y="4.312cm" svg:viewBox="0 0 132 173" svg:d="M68 0c49 0 66 34 64 87h-101c-7 60 37 78 95 63v4 5c-12 7-32 14-53 14-54 0-73-33-73-86-2-55 22-87 68-87zM103 73c11-58-58-82-70-23 0 6-2 14-2 23z">
          <text:p/>
        </draw:path>
        <draw:polygon draw:style-name="gr3" draw:text-style-name="P3" draw:layer="layout" svg:width="0.086cm" svg:height="0.245cm" svg:x="7.533cm" svg:y="4.234cm" svg:viewBox="0 0 87 246" draw:points="58,235 87,238 87,243 87,246 0,246 0,243 0,238 28,235 28,125 28,11 0,8 0,3 0,0 58,0 58,119">
          <text:p/>
        </draw:polygon>
        <draw:path draw:style-name="gr3" draw:text-style-name="P3" draw:layer="layout" svg:width="0.131cm" svg:height="0.172cm" svg:x="7.639cm" svg:y="4.312cm" svg:viewBox="0 0 132 173" svg:d="M68 0c49 0 66 34 64 87h-101c-8 60 37 78 95 63v4 5c-14 7-34 14-53 14-55 0-73-33-73-86-2-55 21-87 68-87zM103 73c11-58-58-82-70-23 0 6-2 14-2 23z">
          <text:p/>
        </draw:path>
        <draw:path draw:style-name="gr3" draw:text-style-name="P3" draw:layer="layout" svg:width="0.107cm" svg:height="0.167cm" svg:x="7.786cm" svg:y="4.312cm" svg:viewBox="0 0 108 168" svg:d="M50 25c15-11 35-23 58-25v23 22c-18 1-7-31-38-17l-20 6v61 62l29 3v5 3h-79v-3-5l20-3v-71-69c-9-3-23 2-20-12h48z">
          <text:p/>
        </draw:path>
        <draw:path draw:style-name="gr3" draw:text-style-name="P3" draw:layer="layout" svg:width="0.141cm" svg:height="0.169cm" svg:x="7.908cm" svg:y="4.312cm" svg:viewBox="0 0 142 170" svg:d="M21 6c41-10 101-15 101 39v53 57c6 3 24-2 20 13h-45l-3-18c-23 30-103 30-93-29-3-49 46-49 92-50 3-36-5-69-42-56-6 2-12 5-15 7-4 7 0 23-15 19v-18zM30 119c0 42 41 34 63 23v-30-29c-34 1-63 0-63 36z">
          <text:p/>
        </draw:path>
        <draw:path draw:style-name="gr3" draw:text-style-name="P3" draw:layer="layout" svg:width="0.094cm" svg:height="0.203cm" svg:x="8.056cm" svg:y="4.28cm" svg:viewBox="0 0 95 204" svg:d="M49 163c-1 25 23 26 46 20v6 5c-29 17-73 15-73-28v-56-58h-22c-1-14 14-11 22-15l17-37h10v18 19h40v7 8h-40v56z">
          <text:p/>
        </draw:path>
        <draw:path draw:style-name="gr3" draw:text-style-name="P3" draw:layer="layout" svg:width="0.15cm" svg:height="0.172cm" svg:x="8.165cm" svg:y="4.312cm" svg:viewBox="0 0 151 173" svg:d="M76 0c50 0 75 32 75 87 0 53-25 86-77 86-50 0-74-34-74-86 0-53 24-87 76-87zM74 159c39 0 45-34 45-72 0-37-6-73-45-73-38 0-44 36-44 73 0 38 6 70 44 72z">
          <text:p/>
        </draw:path>
        <draw:path draw:style-name="gr3" draw:text-style-name="P3" draw:layer="layout" svg:width="0.109cm" svg:height="0.167cm" svg:x="8.333cm" svg:y="4.312cm" svg:viewBox="0 0 110 168" svg:d="M52 25c15-11 35-23 58-25v23 22c-18 1-8-31-38-17l-20 6v61 62l29 3v5 3h-81v-3-5l23-3v-71-69c-8-3-26 2-23-12h50z">
          <text:p/>
        </draw:path>
        <draw:path draw:style-name="gr3" draw:text-style-name="P3" draw:layer="layout" svg:width="0.173cm" svg:height="0.233cm" svg:x="8.454cm" svg:y="4.246cm" svg:viewBox="0 0 174 234" svg:d="M63 127c48 3 76-11 76-57 0-47-28-56-76-53v56zM174 70c-1 60-46 78-111 74v38 38l38 5v4 5h-98v-5-4l26-5v-102-104l-29-3v-6-5c80 2 176-13 174 70z">
          <text:p/>
        </draw:path>
        <draw:path draw:style-name="gr3" draw:text-style-name="P3" draw:layer="layout" svg:width="0.109cm" svg:height="0.167cm" svg:x="8.645cm" svg:y="4.312cm" svg:viewBox="0 0 110 168" svg:d="M52 25c15-11 34-23 58-25v23 22c-18 1-8-31-40-17l-18 6v61 62l27 3v5 3h-79v-3-5l20-3v-71-69c-6-3-23 2-20-12h49z">
          <text:p/>
        </draw:path>
        <draw:path draw:style-name="gr3" draw:text-style-name="P3" draw:layer="layout" svg:width="0.15cm" svg:height="0.172cm" svg:x="8.769cm" svg:y="4.312cm" svg:viewBox="0 0 151 173" svg:d="M78 0c50 0 73 32 73 87 0 53-23 86-75 86-50 0-76-34-76-86 0-53 26-87 78-87zM76 159c39 0 46-34 46-72 0-37-7-73-46-73-38 0-44 36-44 73 0 38 8 70 44 72z">
          <text:p/>
        </draw:path>
        <draw:path draw:style-name="gr3" draw:text-style-name="P3" draw:layer="layout" svg:width="0.107cm" svg:height="0.249cm" svg:x="8.944cm" svg:y="4.23cm" svg:viewBox="0 0 108 250" svg:d="M91 18c-38-15-34 30-32 69h43v7 8h-43v68 66l34 6v5 3h-90v-3-5l27-6v-66-68h-30v-5-4l30-8c-6-56 23-98 78-81v17 17c-14 3-11-12-17-20z">
          <text:p/>
        </draw:path>
        <draw:path draw:style-name="gr3" draw:text-style-name="P3" draw:layer="layout" svg:width="0.084cm" svg:height="0.234cm" svg:x="9.057cm" svg:y="4.245cm" svg:viewBox="0 0 85 235" svg:d="M40 38c-25 0-26-38 0-38 12 0 18 7 19 20 0 9-8 18-19 18zM58 224l27 3v5 3h-85v-3-5l28-3v-70-69l-25-3v-5-3h55v75z">
          <text:p/>
        </draw:path>
        <draw:polygon draw:style-name="gr3" draw:text-style-name="P3" draw:layer="layout" svg:width="0.086cm" svg:height="0.245cm" svg:x="9.153cm" svg:y="4.234cm" svg:viewBox="0 0 87 246" draw:points="60,235 87,238 87,243 87,246 0,246 0,243 0,238 29,235 29,125 29,11 0,8 0,3 0,0 60,0 60,119">
          <text:p/>
        </draw:polygon>
        <draw:path draw:style-name="gr3" draw:text-style-name="P3" draw:layer="layout" svg:width="0.13cm" svg:height="0.172cm" svg:x="9.259cm" svg:y="4.312cm" svg:viewBox="0 0 131 173" svg:d="M69 0c50 0 65 34 62 87h-99c-9 60 37 78 94 63v4 5c-12 7-34 14-53 14-53 0-73-33-73-86-2-55 21-87 69-87zM101 73c13-58-55-82-69-23 0 6 0 14 0 23z">
          <text:p/>
        </draw:path>
        <draw:path draw:style-name="gr4" draw:text-style-name="P4" draw:layer="layout" svg:width="3.875cm" svg:height="0.637cm" svg:x="10.365cm" svg:y="4.116cm" svg:viewBox="0 0 3876 638" svg:d="M0 82c0-44 35-82 80-82h3716c44 0 80 38 80 82v476c0 46-36 80-80 80h-3716c-45 0-80-34-80-80z">
          <text:p/>
        </draw:path>
        <draw:path draw:style-name="gr3" draw:text-style-name="P3" draw:layer="layout" svg:width="0.25cm" svg:height="0.234cm" svg:x="11.075cm" svg:y="4.245cm" svg:viewBox="0 0 251 235" svg:d="M78 226v6 3h-78v-3-6l27-5 80-221h32l83 221 29 5v6 3h-98v-3-6l30-5-23-66h-90l-24 66zM115 26l-40 114h79z">
          <text:p/>
        </draw:path>
        <draw:path draw:style-name="gr3" draw:text-style-name="P3" draw:layer="layout" svg:width="0.133cm" svg:height="0.172cm" svg:x="11.34cm" svg:y="4.313cm" svg:viewBox="0 0 134 173" svg:d="M29 86c0 64 53 78 105 63 0 24-29 24-55 24-56 0-79-32-79-87 0-76 62-98 130-81v25 22h-11c-5-15-3-31-22-36-47-9-68 23-68 70z">
          <text:p/>
        </draw:path>
        <draw:path draw:style-name="gr3" draw:text-style-name="P3" draw:layer="layout" svg:width="0.133cm" svg:height="0.172cm" svg:x="11.496cm" svg:y="4.313cm" svg:viewBox="0 0 134 173" svg:d="M29 86c0 64 53 78 105 63 0 24-30 24-55 24-56 0-79-32-79-87 0-76 62-98 130-81v25 22h-11c-5-15-3-31-22-36-48-9-68 23-68 70z">
          <text:p/>
        </draw:path>
        <draw:path draw:style-name="gr3" draw:text-style-name="P3" draw:layer="layout" svg:width="0.131cm" svg:height="0.172cm" svg:x="11.651cm" svg:y="4.312cm" svg:viewBox="0 0 132 173" svg:d="M69 0c49 0 66 34 63 87h-99c-9 60 36 78 93 63v4 5c-14 7-34 14-52 14-55 0-74-33-74-86-2-55 21-87 69-87zM102 73c12-58-57-82-68-23 0 6-1 14-1 23z">
          <text:p/>
        </draw:path>
        <draw:polygon draw:style-name="gr3" draw:text-style-name="P3" draw:layer="layout" svg:width="0.087cm" svg:height="0.245cm" svg:x="11.799cm" svg:y="4.234cm" svg:viewBox="0 0 88 246" draw:points="59,235 88,238 88,243 88,246 0,246 0,243 0,238 30,235 30,125 30,11 0,8 0,3 0,0 59,0 59,119">
          <text:p/>
        </draw:polygon>
        <draw:path draw:style-name="gr3" draw:text-style-name="P3" draw:layer="layout" svg:width="0.131cm" svg:height="0.172cm" svg:x="11.905cm" svg:y="4.312cm" svg:viewBox="0 0 132 173" svg:d="M68 0c49 0 67 34 64 87h-100c-8 60 36 78 94 63v4 5c-14 7-34 14-53 14-54 0-73-33-73-86-2-55 21-87 68-87zM102 73c12-58-58-82-69-23-1 6-1 14-1 23z">
          <text:p/>
        </draw:path>
        <draw:path draw:style-name="gr3" draw:text-style-name="P3" draw:layer="layout" svg:width="0.11cm" svg:height="0.167cm" svg:x="12.053cm" svg:y="4.312cm" svg:viewBox="0 0 111 168" svg:d="M49 25c17-11 35-23 62-25v23 22c-22 1-9-31-42-17l-20 6v61 62l29 3v5 3h-78v-3-5l21-3v-71-69c-7-3-24 2-21-12h47z">
          <text:p/>
        </draw:path>
        <draw:path draw:style-name="gr3" draw:text-style-name="P3" draw:layer="layout" svg:width="0.14cm" svg:height="0.169cm" svg:x="12.176cm" svg:y="4.312cm" svg:viewBox="0 0 141 170" svg:d="M18 6c42-10 102-15 102 39v53 57c9 3 24-2 21 13h-44l-3-18c-25 30-104 30-93-29-3-49 44-49 91-50 5-36-4-69-41-56-6 2-12 5-17 7-3 7 0 23-16 19v-18zM30 119c0 42 39 34 62 23v-30-29c-35 1-62 0-62 36z">
          <text:p/>
        </draw:path>
        <draw:path draw:style-name="gr3" draw:text-style-name="P3" draw:layer="layout" svg:width="0.095cm" svg:height="0.203cm" svg:x="12.322cm" svg:y="4.28cm" svg:viewBox="0 0 96 204" svg:d="M50 163c-1 25 25 26 46 20v6 5c-29 17-75 15-75-28v-56-58h-21c-1-14 15-11 21-15l19-37h10v18 19h39v7 8h-39v56z">
          <text:p/>
        </draw:path>
        <draw:path draw:style-name="gr3" draw:text-style-name="P3" draw:layer="layout" svg:width="0.15cm" svg:height="0.172cm" svg:x="12.431cm" svg:y="4.312cm" svg:viewBox="0 0 151 173" svg:d="M75 0c53 0 76 32 76 87 0 53-23 86-78 86-50 0-73-34-73-86 0-53 23-87 75-87zM73 159c41 0 47-34 47-72 0-37-6-73-47-73-38 0-42 36-42 73 0 38 6 70 42 72z">
          <text:p/>
        </draw:path>
        <draw:path draw:style-name="gr3" draw:text-style-name="P3" draw:layer="layout" svg:width="0.109cm" svg:height="0.167cm" svg:x="12.599cm" svg:y="4.312cm" svg:viewBox="0 0 110 168" svg:d="M49 25c16-11 34-23 61-25v23 22c-19 1-8-31-41-17l-20 6v61 62l28 3v5 3h-77v-3-5l20-3v-71-69c-6-3-23 2-20-12h48z">
          <text:p/>
        </draw:path>
        <draw:polygon draw:style-name="gr3" draw:text-style-name="P3" draw:layer="layout" svg:width="0.294cm" svg:height="0.231cm" svg:x="12.72cm" svg:y="4.248cm" svg:viewBox="0 0 295 232" draw:points="140,232 134,232 49,33 49,126 49,218 82,223 82,229 82,232 0,232 0,229 0,223 31,218 31,117 31,14 0,9 0,4 0,0 73,0 147,177 229,0 295,0 295,4 295,9 266,14 266,117 266,218 295,223 295,229 295,232 202,232 202,229 202,223 234,218 234,126 234,33">
          <text:p/>
        </draw:polygon>
        <draw:path draw:style-name="gr3" draw:text-style-name="P3" draw:layer="layout" svg:width="0.15cm" svg:height="0.172cm" svg:x="13.037cm" svg:y="4.312cm" svg:viewBox="0 0 151 173" svg:d="M75 0c53 0 76 32 76 87 0 53-23 86-76 86-52 0-75-34-75-86 0-53 23-87 75-87zM75 159c39 0 45-34 45-72 0-37-6-73-45-73-40 0-45 36-45 73 0 38 7 70 45 72z">
          <text:p/>
        </draw:path>
        <draw:path draw:style-name="gr3" draw:text-style-name="P3" draw:layer="layout" svg:width="0.161cm" svg:height="0.249cm" svg:x="13.213cm" svg:y="4.234cm" svg:viewBox="0 0 162 250" svg:d="M0 168c0-73 44-102 113-87l-2-70-28-3v-5-3h57v118 117c8 2 25-3 22 11h-48l-1-11c-47 34-113 11-113-67zM76 92c-38 1-44 36-44 76 0 37 8 64 44 64 14 0 26-3 35-6v-64-67c-9 0-23-3-35-3z">
          <text:p/>
        </draw:path>
        <draw:path draw:style-name="gr3" draw:text-style-name="P3" draw:layer="layout" svg:width="0.132cm" svg:height="0.172cm" svg:x="13.39cm" svg:y="4.312cm" svg:viewBox="0 0 133 173" svg:d="M70 0c49 0 66 34 63 87h-102c-8 60 39 78 96 63v4 5c-14 7-32 14-52 14-55 0-75-33-75-86-1-55 22-87 70-87zM102 73c13-58-55-82-68-23-2 6-3 14-3 23z">
          <text:p/>
        </draw:path>
        <draw:path draw:style-name="gr5" draw:text-style-name="P4" draw:layer="layout" svg:width="2.73cm" svg:height="0.636cm" svg:x="5.31cm" svg:y="5.324cm" svg:viewBox="0 0 2731 637" svg:d="M0 80c0-45 35-80 78-80h2573c43 0 80 35 80 80v478c0 44-37 79-80 79h-2573c-43 0-78-35-78-79z">
          <text:p/>
        </draw:path>
        <draw:path draw:style-name="gr3" draw:text-style-name="P3" draw:layer="layout" svg:width="0.25cm" svg:height="0.234cm" svg:x="5.574cm" svg:y="5.452cm" svg:viewBox="0 0 251 235" svg:d="M76 226v5 4h-76v-4-5l25-5 82-221h32l80 221 32 5v5 4h-98v-4-5l29-5-21-67h-92l-23 67zM115 26l-42 113h82z">
          <text:p/>
        </draw:path>
        <draw:path draw:style-name="gr3" draw:text-style-name="P3" draw:layer="layout" svg:width="0.133cm" svg:height="0.171cm" svg:x="5.838cm" svg:y="5.518cm" svg:viewBox="0 0 134 172" svg:d="M30 85c0 63 53 80 104 63 1 24-29 24-55 24-55 0-79-32-79-87 0-74 61-97 131-79v23 24h-11c-5-16-3-32-23-35-47-10-67 20-67 67z">
          <text:p/>
        </draw:path>
        <draw:path draw:style-name="gr3" draw:text-style-name="P3" draw:layer="layout" svg:width="0.133cm" svg:height="0.171cm" svg:x="5.994cm" svg:y="5.518cm" svg:viewBox="0 0 134 172" svg:d="M32 85c0 63 51 80 102 63 1 24-29 24-54 24-56 0-80-32-80-87 0-74 62-97 131-79v23 24h-11c-4-16-3-32-23-35-47-10-65 20-65 67z">
          <text:p/>
        </draw:path>
        <draw:polygon draw:style-name="gr3" draw:text-style-name="P3" draw:layer="layout" svg:width="0.236cm" svg:height="0.232cm" svg:x="6.145cm" svg:y="5.454cm" svg:viewBox="0 0 237 233" draw:points="0,233 0,228 0,223 31,218 31,116 31,13 0,9 0,4 0,0 96,0 96,4 96,9 66,13 66,59 66,105 174,105 174,59 174,13 145,9 145,4 145,0 237,0 237,4 237,9 208,13 208,116 208,218 237,223 237,228 237,233 145,233 145,228 145,223 174,218 174,168 174,120 66,120 66,168 66,218 96,223 96,228 96,233">
          <text:p/>
        </draw:polygon>
        <draw:path draw:style-name="gr3" draw:text-style-name="P3" draw:layer="layout" svg:width="0.254cm" svg:height="0.167cm" svg:x="6.389cm" svg:y="5.524cm" svg:viewBox="0 0 255 168" svg:d="M237 12l-54 156h-14l-41-108-38 108h-13l-57-156c-8-3-23 2-20-12h78v5 4l-27 3 39 110 40-105h13l40 106 37-111-28-3v-4-5h63v5 4z">
          <text:p/>
        </draw:path>
        <draw:path draw:style-name="gr3" draw:text-style-name="P3" draw:layer="layout" svg:width="0.13cm" svg:height="0.173cm" svg:x="6.658cm" svg:y="5.518cm" svg:viewBox="0 0 131 174" svg:d="M69 0c48 0 65 34 62 88h-101c-7 58 39 78 95 61v5 6c-12 8-31 14-52 14-55 0-73-34-73-87-2-55 21-87 69-87zM102 74c12-56-56-82-70-25 0 7-2 15-2 25z">
          <text:p/>
        </draw:path>
        <draw:path draw:style-name="gr3" draw:text-style-name="P3" draw:layer="layout" svg:width="0.202cm" svg:height="0.239cm" svg:x="6.814cm" svg:y="5.451cm" svg:viewBox="0 0 203 240" svg:d="M37 121c0 93 79 128 149 87l6-34h11l-2 54c-21 7-51 12-82 12-75 0-116-42-119-119-6-112 95-138 198-112l2 49h-11l-6-29c-14-9-39-15-62-15-66 0-84 40-84 107z">
          <text:p/>
        </draw:path>
        <draw:path draw:style-name="gr3" draw:text-style-name="P3" draw:layer="layout" svg:width="0.15cm" svg:height="0.173cm" svg:x="7.048cm" svg:y="5.518cm" svg:viewBox="0 0 151 174" svg:d="M76 0c50 0 75 32 75 88 0 52-25 86-77 86-51 0-74-34-74-86 0-54 23-88 76-88zM74 160c39 0 45-35 45-72 0-39-6-73-45-73-38 2-42 34-42 73 0 37 6 70 42 72z">
          <text:p/>
        </draw:path>
        <draw:path draw:style-name="gr3" draw:text-style-name="P3" draw:layer="layout" svg:width="0.166cm" svg:height="0.166cm" svg:x="7.218cm" svg:y="5.52cm" svg:viewBox="0 0 167 167" svg:d="M116 51c5-38-41-35-67-27v65 66l23 5v4 3h-72c-3-12 14-9 21-12v-69-70c-7-3-24 0-21-12h46l3 12c29-23 97-29 97 32v52 55c8 3 23 0 20 12h-71v-3-4l21-5v-52z">
          <text:p/>
        </draw:path>
        <draw:path draw:style-name="gr3" draw:text-style-name="P3" draw:layer="layout" svg:width="0.11cm" svg:height="0.249cm" svg:x="7.397cm" svg:y="5.437cm" svg:viewBox="0 0 111 250" svg:d="M93 17c-40-14-36 32-34 70h43v6 8h-43v68 67l35 7v4 3h-89v-3-4l25-7v-67-68h-30v-5-3l30-8c-6-58 23-97 81-82v18 17c-17 3-14-14-18-21z">
          <text:p/>
        </draw:path>
        <draw:path draw:style-name="gr3" draw:text-style-name="P3" draw:layer="layout" svg:width="0.084cm" svg:height="0.234cm" svg:x="7.512cm" svg:y="5.452cm" svg:viewBox="0 0 85 235" svg:d="M38 38c-23 0-25-39 0-38 12 0 18 6 20 18-2 13-8 20-20 20zM56 223l29 5v4 3h-85v-3-4l27-5v-69-69l-23-3v-4-5h52v75z">
          <text:p/>
        </draw:path>
        <draw:path draw:style-name="gr3" draw:text-style-name="P3" draw:layer="layout" svg:width="0.153cm" svg:height="0.259cm" svg:x="7.619cm" svg:y="5.504cm" svg:viewBox="0 0 154 260" svg:d="M123 34c28 39 5 96-53 96-8 0-20-2-28-3l-11 21c31 23 130-12 123 52-3 43-37 55-86 60-65 4-93-51-41-78-11-5-22-14-24-29l28-31c-18-9-28-26-28-49-2-53 53-67 100-53l37-20 8 8zM68 246c35 0 60-11 60-41 0-34-57-17-89-20-9 6-15 18-17 32 0 24 20 29 46 29zM34 73c2 25 8 44 36 43 27-2 33-17 35-43 0-27-6-44-34-44-29 0-37 17-37 44z">
          <text:p/>
        </draw:path>
        <draw:path draw:style-name="gr5" draw:text-style-name="P4" draw:layer="layout" svg:width="2.815cm" svg:height="0.636cm" svg:x="8.32cm" svg:y="5.324cm" svg:viewBox="0 0 2816 637" svg:d="M0 80c0-45 35-80 79-80h2657c45 0 80 35 80 80v478c0 44-35 79-80 79h-2657c-44 0-79-35-79-79z">
          <text:p/>
        </draw:path>
        <draw:polygon draw:style-name="gr3" draw:text-style-name="P3" draw:layer="layout" svg:width="0.294cm" svg:height="0.232cm" svg:x="8.503cm" svg:y="5.454cm" svg:viewBox="0 0 295 233" draw:points="138,233 132,233 48,32 48,125 48,218 78,223 78,228 78,233 0,233 0,228 0,223 29,218 29,116 29,13 0,9 0,4 0,0 69,0 146,177 229,0 295,0 295,4 295,9 264,13 264,116 264,218 295,223 295,228 295,233 200,233 200,228 200,223 232,218 232,125 232,32">
          <text:p/>
        </draw:polygon>
        <draw:path draw:style-name="gr3" draw:text-style-name="P3" draw:layer="layout" svg:width="0.13cm" svg:height="0.173cm" svg:x="8.82cm" svg:y="5.518cm" svg:viewBox="0 0 131 174" svg:d="M70 0c49 0 64 34 61 88h-100c-7 58 39 78 94 61v5 6c-11 8-31 14-52 14-53 0-73-34-73-87-2-55 21-87 70-87zM102 74c12-56-57-82-69-25 0 7-2 15-2 25z">
          <text:p/>
        </draw:path>
        <draw:path draw:style-name="gr3" draw:text-style-name="P3" draw:layer="layout" svg:width="0.262cm" svg:height="0.166cm" svg:x="8.969cm" svg:y="5.52cm" svg:viewBox="0 0 263 167" svg:d="M117 51c3-36-41-32-68-26v67 63l24 5v4 3h-73c-3-12 12-9 20-12v-69-70c-8-3-23 2-20-12h47l2 14c22-17 76-31 91 1 31-23 101-36 101 29v53 54c9 3 25-2 21 12h-73v-3-4l25-5v-52-52c3-38-45-30-71-24 6 38 0 88 3 128l23 5v4 3h-75v-3-4l23-5v-52z">
          <text:p/>
        </draw:path>
        <draw:path draw:style-name="gr3" draw:text-style-name="P3" draw:layer="layout" svg:width="0.15cm" svg:height="0.173cm" svg:x="9.25cm" svg:y="5.518cm" svg:viewBox="0 0 151 174" svg:d="M75 0c51 0 76 32 76 88 0 52-26 86-78 86-50 0-73-34-73-86 0-54 23-88 75-88zM73 160c39 0 46-35 46-72 0-39-7-73-46-73-38 2-43 34-43 73 0 37 5 70 43 72z">
          <text:p/>
        </draw:path>
        <draw:path draw:style-name="gr3" draw:text-style-name="P3" draw:layer="layout" svg:width="0.109cm" svg:height="0.168cm" svg:x="9.418cm" svg:y="5.518cm" svg:viewBox="0 0 110 169" svg:d="M52 26c15-11 33-25 58-26v23 23c-19 0-8-31-40-19l-18 7v62 61l27 5v4 3h-79v-3-4l20-5v-69-70c-8-3-23 2-20-12h50z">
          <text:p/>
        </draw:path>
        <draw:path draw:style-name="gr3" draw:text-style-name="P3" draw:layer="layout" svg:width="0.173cm" svg:height="0.239cm" svg:x="9.532cm" svg:y="5.524cm" svg:viewBox="0 0 174 240" svg:d="M155 11l-75 189c-10 27-37 47-77 37v-19-17c18-1 6 23 29 20 29-4 38-30 47-55l-62-154c-8-3-20 0-17-12h76v3 5l-27 4 45 114 45-114-28-4v-5-3h63v3 5z">
          <text:p/>
        </draw:path>
        <draw:polygon draw:style-name="gr3" draw:text-style-name="P3" draw:layer="layout" svg:width="0.295cm" svg:height="0.232cm" svg:x="9.715cm" svg:y="5.454cm" svg:viewBox="0 0 296 233" draw:points="142,233 133,233 49,32 49,125 49,218 80,223 80,228 80,233 0,233 0,228 0,223 31,218 31,116 31,13 0,9 0,4 0,0 70,0 148,177 229,0 296,0 296,4 296,9 266,13 266,116 266,218 296,223 296,228 296,233 201,233 201,228 201,223 234,218 234,125 234,32">
          <text:p/>
        </draw:polygon>
        <draw:path draw:style-name="gr3" draw:text-style-name="P3" draw:layer="layout" svg:width="0.14cm" svg:height="0.169cm" svg:x="10.031cm" svg:y="5.519cm" svg:viewBox="0 0 141 170" svg:d="M19 7c41-11 102-14 102 38v55 56c8 3 23-2 20 12h-44l-5-17c-21 29-102 29-91-28-2-51 44-51 91-52 3-35-6-69-42-54-6 2-13 3-17 5-3 6 0 23-14 20v-17zM28 121c0 41 43 33 64 23v-30-31c-34 2-64 0-64 38z">
          <text:p/>
        </draw:path>
        <draw:path draw:style-name="gr3" draw:text-style-name="P3" draw:layer="layout" svg:width="0.165cm" svg:height="0.166cm" svg:x="10.182cm" svg:y="5.52cm" svg:viewBox="0 0 166 167" svg:d="M115 51c5-38-40-35-67-27v65 66l23 5v4 3h-71c-3-12 12-9 20-12v-69-70c-8-3-23 0-20-12h46l2 12c30-23 97-29 97 32v52 55c8 3 23 0 20 12h-71v-3-4l21-5v-52z">
          <text:p/>
        </draw:path>
        <draw:path draw:style-name="gr3" draw:text-style-name="P3" draw:layer="layout" svg:width="0.14cm" svg:height="0.169cm" svg:x="10.363cm" svg:y="5.519cm" svg:viewBox="0 0 141 170" svg:d="M19 7c40-11 101-14 101 38v55 56c8 3 24-2 20 12h-43l-4-17c-22 29-104 29-92-28-3-51 44-51 90-52 5-35-5-69-41-54-6 2-13 3-16 5-4 6 0 23-15 20v-17zM30 121c0 41 41 33 61 23v-30-31c-34 2-61 0-61 38z">
          <text:p/>
        </draw:path>
        <draw:path draw:style-name="gr3" draw:text-style-name="P3" draw:layer="layout" svg:width="0.154cm" svg:height="0.259cm" svg:x="10.524cm" svg:y="5.504cm" svg:viewBox="0 0 155 260" svg:d="M122 34c28 39 5 96-52 96-9 0-20-2-27-3l-11 21c29 23 129-12 122 52-4 43-36 55-85 60-66 4-95-51-42-78-11-5-22-14-24-29l29-31c-19-9-29-26-29-49-1-53 55-67 101-53l37-20 6 8zM69 246c33 0 58-11 58-41 0-34-55-17-87-20-9 6-18 18-18 32 0 24 21 29 47 29zM35 73c0 25 8 44 35 43 28-2 34-17 34-43 0-27-6-44-34-44-27 0-35 17-35 44z">
          <text:p/>
        </draw:path>
        <draw:path draw:style-name="gr3" draw:text-style-name="P3" draw:layer="layout" svg:width="0.133cm" svg:height="0.173cm" svg:x="10.696cm" svg:y="5.518cm" svg:viewBox="0 0 134 174" svg:d="M71 0c49 0 66 34 63 88h-101c-9 58 38 78 95 61v5 6c-14 8-34 14-52 14-55 0-76-34-76-87 0-55 23-87 71-87zM103 74c13-56-56-82-68-25 0 7-2 15-2 25z">
          <text:p/>
        </draw:path>
        <draw:path draw:style-name="gr3" draw:text-style-name="P3" draw:layer="layout" svg:width="0.108cm" svg:height="0.168cm" svg:x="10.845cm" svg:y="5.518cm" svg:viewBox="0 0 109 169" svg:d="M51 26c16-11 34-25 58-26v23 23c-18 0-7-31-38-19l-20 7v62 61l28 5v4 3h-78v-3-4l21-5v-69-70c-7-3-25 2-21-12h47z">
          <text:p/>
        </draw:path>
        <draw:path draw:style-name="gr5" draw:text-style-name="P4" draw:layer="layout" svg:width="2.362cm" svg:height="0.615cm" svg:x="11.415cm" svg:y="5.324cm" svg:viewBox="0 0 2363 616" svg:d="M0 79c0-44 35-79 80-79h2204c44 0 79 35 79 79v457c0 43-35 80-79 80h-2204c-45 0-80-37-80-80z">
          <text:p/>
        </draw:path>
        <draw:polygon draw:style-name="gr3" draw:text-style-name="P3" draw:layer="layout" svg:width="0.234cm" svg:height="0.232cm" svg:x="11.657cm" svg:y="5.454cm" svg:viewBox="0 0 235 233" draw:points="0,233 0,228 0,223 29,218 29,116 29,13 0,9 0,4 0,0 93,0 93,4 93,9 64,13 64,59 64,105 174,105 174,59 174,13 142,9 142,4 142,0 235,0 235,4 235,9 206,13 206,116 206,218 235,223 235,228 235,233 142,233 142,228 142,223 174,218 174,168 174,120 64,120 64,168 64,218 93,223 93,228 93,233">
          <text:p/>
        </draw:polygon>
        <draw:path draw:style-name="gr3" draw:text-style-name="P3" draw:layer="layout" svg:width="0.254cm" svg:height="0.167cm" svg:x="11.9cm" svg:y="5.524cm" svg:viewBox="0 0 255 168" svg:d="M238 12l-55 156h-12l-42-108-40 108h-12l-57-156c-6-3-23 2-20-12h78v5 4l-26 3 37 110 41-105h14l39 106 38-111-27-3v-4-5h61v5 4z">
          <text:p/>
        </draw:path>
        <draw:path draw:style-name="gr3" draw:text-style-name="P3" draw:layer="layout" svg:width="0.203cm" svg:height="0.232cm" svg:x="12.162cm" svg:y="5.454cm" svg:viewBox="0 0 204 233" svg:d="M47 233v-5-5l37-5v-102-101c-22 0-52 0-69 3l-6 37h-9v-28-27h204v27 28h-12l-5-37-70-3v101 102l38 5v5 5z">
          <text:p/>
        </draw:path>
        <draw:path draw:style-name="gr3" draw:text-style-name="P3" draw:layer="layout" svg:width="0.083cm" svg:height="0.234cm" svg:x="12.365cm" svg:y="5.452cm" svg:viewBox="0 0 84 235" svg:d="M37 38c-23 0-25-39 0-38 15 0 19 6 21 18 0 13-8 20-21 20zM56 223l28 5v4 3h-84v-3-4l26-5v-69-69l-23-3v-4-5h53v75z">
          <text:p/>
        </draw:path>
        <draw:path draw:style-name="gr3" draw:text-style-name="P3" draw:layer="layout" svg:width="0.262cm" svg:height="0.166cm" svg:x="12.461cm" svg:y="5.52cm" svg:viewBox="0 0 263 167" svg:d="M114 51c5-36-41-32-67-26v67 63l24 5v4 3h-71c-3-12 12-9 18-12v-69-70c-6-3-21 2-18-12h47v14c21-17 75-31 90 1 31-23 104-36 104 29v53 54c7 3 23-2 21 12h-76v-3-4l27-5v-52-52c2-38-47-30-73-24 6 38 2 88 3 128l25 5v4 3h-77v-3-4l23-5v-52z">
          <text:p/>
        </draw:path>
        <draw:path draw:style-name="gr3" draw:text-style-name="P3" draw:layer="layout" svg:width="0.13cm" svg:height="0.173cm" svg:x="12.743cm" svg:y="5.518cm" svg:viewBox="0 0 131 174" svg:d="M70 0c47 0 64 34 61 88h-99c-9 58 38 78 93 61v5 6c-12 8-32 14-52 14-55 0-73-34-73-87-1-55 20-87 70-87zM102 74c11-56-57-82-69-25 0 7-1 15-1 25z">
          <text:p/>
        </draw:path>
        <draw:path draw:style-name="gr3" draw:text-style-name="P3" draw:layer="layout" svg:width="0.109cm" svg:height="0.168cm" svg:x="12.89cm" svg:y="5.518cm" svg:viewBox="0 0 110 169" svg:d="M51 26c16-11 34-25 59-26v23 23c-19 0-8-31-40-19l-19 7v62 61l28 5v4 3h-79v-3-4l22-5v-69-70c-10-3-25 2-22-12h50z">
          <text:p/>
        </draw:path>
        <draw:path draw:style-name="gr3" draw:text-style-name="P3" draw:layer="layout" svg:width="0.231cm" svg:height="0.234cm" svg:x="13.011cm" svg:y="5.454cm" svg:viewBox="0 0 232 235" svg:d="M65 216c86 14 132-18 132-101 0-77-51-106-132-100v102zM232 117c0 121-104 122-232 116v-4-5l30-5v-102-104l-30-4v-5-4h106c80 0 126 35 126 117z">
          <text:p/>
        </draw:path>
        <draw:path draw:style-name="gr3" draw:text-style-name="P3" draw:layer="layout" svg:width="0.108cm" svg:height="0.168cm" svg:x="13.261cm" svg:y="5.518cm" svg:viewBox="0 0 109 169" svg:d="M49 26c15-11 35-25 60-26v23 23c-19 0-7-31-40-19l-20 7v62 61l29 5v4 3h-78v-3-4l21-5v-69-70c-9-3-24 2-21-12h47z">
          <text:p/>
        </draw:path>
        <draw:path draw:style-name="gr3" draw:text-style-name="P3" draw:layer="layout" svg:width="0.178cm" svg:height="0.167cm" svg:x="13.37cm" svg:y="5.524cm" svg:viewBox="0 0 179 168" svg:d="M161 12l-64 156h-14l-67-156c-5-3-19 0-16-12h75v5 4l-24 3 47 113 45-113-26-3v-4-5h62v5 4z">
          <text:p/>
        </draw:path>
        <draw:path draw:style-name="gr5" draw:text-style-name="P4" draw:layer="layout" svg:width="1.73cm" svg:height="0.634cm" svg:x="7.599cm" svg:y="6.61cm" svg:viewBox="0 0 1731 635" svg:d="M0 82c0-44 35-82 78-82h1574c44 0 79 38 79 82v473c0 43-35 80-79 80h-1574c-43 0-78-37-78-80z">
          <text:p/>
        </draw:path>
        <draw:path draw:style-name="gr3" draw:text-style-name="P3" draw:layer="layout" svg:width="0.23cm" svg:height="0.239cm" svg:x="7.73cm" svg:y="6.739cm" svg:viewBox="0 0 231 240" svg:d="M37 122c0 90 66 125 138 93v-34-33l-31-5v-3-6h87v6 3l-23 5v38 37c-27 9-56 17-90 17-75-2-118-40-118-118-1-81 40-122 120-122 30 0 58 5 81 11v26 25h-11l-4-30c-17-12-39-17-66-17-64-1-83 43-83 107z">
          <text:p/>
        </draw:path>
        <draw:polygon draw:style-name="gr3" draw:text-style-name="P3" draw:layer="layout" svg:width="0.095cm" svg:height="0.231cm" svg:x="7.981cm" svg:y="6.742cm" svg:viewBox="0 0 96 232" draw:points="64,218 96,223 96,229 96,232 0,232 0,229 0,223 31,218 31,117 31,14 0,9 0,5 0,0 96,0 96,5 96,9 64,14 64,117">
          <text:p/>
        </draw:polygon>
        <draw:path draw:style-name="gr3" draw:text-style-name="P3" draw:layer="layout" svg:width="0.202cm" svg:height="0.239cm" svg:x="8.101cm" svg:y="6.739cm" svg:viewBox="0 0 203 240" svg:d="M35 122c0 93 80 128 148 87l7-35h13l-2 53c-23 8-52 13-81 13-76 0-117-40-120-118-6-111 96-139 198-113v53h-12l-5-31c-13-10-38-16-59-16-67 0-87 41-87 107z">
          <text:p/>
        </draw:path>
        <draw:path draw:style-name="gr3" draw:text-style-name="P3" draw:layer="layout" svg:width="0.248cm" svg:height="0.234cm" svg:x="8.413cm" svg:y="6.739cm" svg:viewBox="0 0 249 235" svg:d="M75 226v6 3h-75v-3-6l26-5 78-221h35l82 221 28 5v6 3h-97v-3-6l31-5-23-66h-93l-23 66zM113 26l-41 114h82z">
          <text:p/>
        </draw:path>
        <draw:path draw:style-name="gr3" draw:text-style-name="P3" draw:layer="layout" svg:width="0.226cm" svg:height="0.232cm" svg:x="8.673cm" svg:y="6.741cm" svg:viewBox="0 0 227 233" svg:d="M186 62c-1 37-20 56-49 65l63 92 27 5v6 3h-56l-66-101h-40v44 43l34 5v6 3h-96v-3-6l29-5v-101-103l-32-5v-4-5c79 3 186-20 186 61zM65 117c49 1 86-2 86-52 0-49-37-50-86-49v49z">
          <text:p/>
        </draw:path>
        <draw:polygon draw:style-name="gr3" draw:text-style-name="P3" draw:layer="layout" svg:width="0.295cm" svg:height="0.231cm" svg:x="8.907cm" svg:y="6.742cm" svg:viewBox="0 0 296 232" draw:points="142,232 136,232 49,32 49,126 49,218 82,223 82,229 82,232 0,232 0,229 0,223 32,218 32,117 32,14 0,9 0,5 0,0 73,0 148,177 231,0 296,0 296,5 296,9 266,14 266,117 266,218 296,223 296,229 296,232 203,232 203,229 203,223 235,218 235,126 235,32">
          <text:p/>
        </draw:polygon>
        <draw:path draw:style-name="gr5" draw:text-style-name="P4" draw:layer="layout" svg:width="1.481cm" svg:height="0.637cm" svg:x="9.452cm" svg:y="6.61cm" svg:viewBox="0 0 1482 638" svg:d="M0 82c0-46 35-82 79-82h1323c43 0 80 36 80 82v476c0 46-37 80-80 80h-1323c-44 0-79-34-79-80z">
          <text:p/>
        </draw:path>
        <draw:path draw:style-name="gr3" draw:text-style-name="P3" draw:layer="layout" svg:width="0.174cm" svg:height="0.231cm" svg:x="9.665cm" svg:y="6.742cm" svg:viewBox="0 0 175 232" svg:d="M64 128v46 44l38 5v6 3h-99v-3-6l27-5v-101-103l-30-5v-4-5h175v28 27h-11l-6-38c-27-3-64-2-94-2v49 50h68l6-29h11v37 35h-11l-6-29z">
          <text:p/>
        </draw:path>
        <draw:path draw:style-name="gr3" draw:text-style-name="P3" draw:layer="layout" svg:width="0.248cm" svg:height="0.234cm" svg:x="9.828cm" svg:y="6.739cm" svg:viewBox="0 0 249 235" svg:d="M75 226v6 3h-75v-3-6l26-5 78-221h34l82 221 29 5v6 3h-99v-3-6l32-5-24-66h-90l-23 66zM112 26l-40 114h81z">
          <text:p/>
        </draw:path>
        <draw:path draw:style-name="gr3" draw:text-style-name="P3" draw:layer="layout" svg:width="0.203cm" svg:height="0.231cm" svg:x="10.046cm" svg:y="6.742cm" svg:viewBox="0 0 204 232" svg:d="M48 232v-3-6l37-5v-101-103c-22 1-52 0-69 3l-5 38h-11v-29-26h204v26 29h-12l-5-38-69-2v102 101l37 5v6 3z">
          <text:p/>
        </draw:path>
        <draw:path draw:style-name="gr3" draw:text-style-name="P3" draw:layer="layout" svg:width="0.174cm" svg:height="0.231cm" svg:x="10.344cm" svg:y="6.742cm" svg:viewBox="0 0 175 232" svg:d="M64 128v46 44l38 5v6 3h-99v-3-6l27-5v-101-103l-30-5v-4-5h175v28 27h-9l-6-38c-29-3-65-2-96-2v49 50h70l5-29h10v37 35h-10l-5-29z">
          <text:p/>
        </draw:path>
        <draw:path draw:style-name="gr3" draw:text-style-name="P3" draw:layer="layout" svg:width="0.152cm" svg:height="0.237cm" svg:x="10.555cm" svg:y="6.74cm" svg:viewBox="0 0 153 238" svg:d="M153 167c0 79-94 81-153 58v-26-28h12c0 35 23 52 59 52 49 0 68-58 34-81-40-23-105-21-105-82 0-67 85-67 140-53v25 23h-12l-6-29c-29-27-119-6-86 41 26 43 117 25 117 100z">
          <text:p/>
        </draw:path>
        <draw:path draw:style-name="gr3" draw:text-style-name="P3" draw:layer="layout" svg:width="0.151cm" svg:height="0.238cm" svg:x="0.501cm" svg:y="2.453cm" svg:viewBox="0 0 152 239" svg:d="M152 168c0 78-93 81-152 58v-26-26h10c2 34 24 50 61 50 49 0 69-56 34-79-40-25-105-22-105-84 0-67 85-67 140-55v26 24h-11l-6-28c-31-28-120-8-87 42 26 41 116 23 116 98z">
          <text:p/>
        </draw:path>
        <draw:path draw:style-name="gr3" draw:text-style-name="P3" draw:layer="layout" svg:width="0.165cm" svg:height="0.251cm" svg:x="0.672cm" svg:y="2.441cm" svg:viewBox="0 0 166 252" svg:d="M52 233c59 13 82-15 82-74 0-51-34-75-82-55v64zM90 252c-26 0-49-6-66-14v-114-112l-24-3v-5-4h52v93c48-34 114-4 114 66 0 59-24 93-76 93z">
          <text:p/>
        </draw:path>
        <draw:path draw:style-name="gr3" draw:text-style-name="P3" draw:layer="layout" svg:width="0.152cm" svg:height="0.238cm" svg:x="0.872cm" svg:y="2.453cm" svg:viewBox="0 0 153 239" svg:d="M153 168c0 78-94 81-153 58v-26-26h13c1 34 21 50 58 50 51 0 70-56 33-79-38-25-104-22-104-84 0-67 85-67 142-55v26 24h-12l-6-28c-32-28-121-8-90 42 29 41 119 23 119 98z">
          <text:p/>
        </draw:path>
        <draw:path draw:style-name="gr3" draw:text-style-name="P3" draw:layer="layout" svg:width="0.112cm" svg:height="0.171cm" svg:x="0.17cm" svg:y="2.944cm" svg:viewBox="0 0 113 172" svg:d="M26 41c6 46 87 21 87 81 0 55-70 57-113 40v-18-20c20 0 9 27 31 30 35 19 76-26 41-49-28-18-72-12-72-58 0-50 58-53 98-42v18 20c-18 1-8-26-26-26-21-9-49-1-46 24z">
          <text:p/>
        </draw:path>
        <draw:path draw:style-name="gr3" draw:text-style-name="P3" draw:layer="layout" svg:width="0.15cm" svg:height="0.171cm" svg:x="0.306cm" svg:y="2.943cm" svg:viewBox="0 0 151 172" svg:d="M78 0c50 0 73 32 73 88 0 52-23 84-75 84-51 0-76-32-76-84 0-55 25-88 78-88zM76 158c39 0 46-33 46-70 0-39-7-75-46-75-39 2-45 36-45 75 0 38 6 69 45 70z">
          <text:p/>
        </draw:path>
        <draw:path draw:style-name="gr3" draw:text-style-name="P3" draw:layer="layout" svg:width="0.107cm" svg:height="0.248cm" svg:x="0.481cm" svg:y="2.862cm" svg:viewBox="0 0 108 249" svg:d="M90 18c-38-15-35 31-34 69h43v7 8h-43v66 67l34 6v5 3h-87v-3-5l24-6v-67-66h-27v-4-5l27-8c-6-56 23-100 81-81v17 17c-16 3-13-12-18-20z">
          <text:p/>
        </draw:path>
        <draw:path draw:style-name="gr3" draw:text-style-name="P3" draw:layer="layout" svg:width="0.095cm" svg:height="0.203cm" svg:x="0.589cm" svg:y="2.911cm" svg:viewBox="0 0 96 204" svg:d="M52 163c-2 24 23 26 44 20v6 6c-27 15-73 15-73-29v-57-55h-23c-1-15 16-11 23-15l18-39h11v19 20h38v7 8h-38v55z">
          <text:p/>
        </draw:path>
        <draw:path draw:style-name="gr3" draw:text-style-name="P3" draw:layer="layout" svg:width="0.254cm" svg:height="0.167cm" svg:x="0.683cm" svg:y="2.947cm" svg:viewBox="0 0 255 168" svg:d="M237 11l-56 157h-14l-40-108-38 108h-14l-55-155c-8-4-23 1-20-13h78v5 3l-27 5 38 111 40-107h14l38 107 39-111-29-5v-3-5h64v5 3z">
          <text:p/>
        </draw:path>
        <draw:path draw:style-name="gr3" draw:text-style-name="P3" draw:layer="layout" svg:width="0.142cm" svg:height="0.169cm" svg:x="0.95cm" svg:y="2.944cm" svg:viewBox="0 0 143 170" svg:d="M20 5c41-8 102-14 102 41v53 55c7 3 23-1 21 14h-47l-4-18c-22 30-101 30-91-28-1-49 45-49 91-50 3-36-5-70-42-55-6 1-12 4-15 6-4 6 0 23-15 20v-19zM29 121c0 39 41 32 63 21v-29-29c-34 1-63 0-63 37z">
          <text:p/>
        </draw:path>
        <draw:path draw:style-name="gr3" draw:text-style-name="P3" draw:layer="layout" svg:width="0.109cm" svg:height="0.168cm" svg:x="1.1cm" svg:y="2.943cm" svg:viewBox="0 0 110 169" svg:d="M52 24c15-9 34-23 58-24v23 21c-18 2-8-29-40-17l-18 6v62 62l27 3v4 5h-79v-5-4l20-3v-72-68c-6-4-23 1-20-13h49z">
          <text:p/>
        </draw:path>
        <draw:path draw:style-name="gr3" draw:text-style-name="P3" draw:layer="layout" svg:width="0.133cm" svg:height="0.171cm" svg:x="1.223cm" svg:y="2.943cm" svg:viewBox="0 0 134 172" svg:d="M71 0c49 0 66 33 63 88h-100c-8 58 37 78 94 61v5 4c-14 8-34 14-52 14-55 0-76-32-76-86s23-86 71-86zM103 74c13-59-55-82-67-25 0 7-2 16-2 25z">
          <text:p/>
        </draw:path>
        <draw:polygon draw:style-name="gr3" draw:text-style-name="P3" draw:layer="layout" svg:width="0.085cm" svg:height="0.246cm" svg:x="0.299cm" svg:y="3.287cm" svg:viewBox="0 0 86 247" draw:points="56,237 86,241 86,244 86,247 0,247 0,244 0,241 27,237 27,125 27,14 0,9 0,5 0,0 56,0 56,119">
          <text:p/>
        </draw:polygon>
        <draw:path draw:style-name="gr3" draw:text-style-name="P3" draw:layer="layout" svg:width="0.084cm" svg:height="0.234cm" svg:x="0.398cm" svg:y="3.299cm" svg:viewBox="0 0 85 235" svg:d="M38 37c-23 0-24-37 0-37 13 0 17 8 20 20-1 11-9 17-20 17zM55 225l30 4v3 3h-85v-3-3l28-4v-69-69l-25-5v-5-5h52v78z">
          <text:p/>
        </draw:path>
        <draw:path draw:style-name="gr3" draw:text-style-name="P3" draw:layer="layout" svg:width="0.164cm" svg:height="0.251cm" svg:x="0.488cm" svg:y="3.287cm" svg:viewBox="0 0 165 252" svg:d="M51 235c59 11 83-15 83-72 0-52-35-76-83-58v66zM90 252c-27 0-48-6-67-12v-114-114l-23-3v-4-5h51v96c48-35 114-5 114 67 0 55-23 89-75 89z">
          <text:p/>
        </draw:path>
        <draw:path draw:style-name="gr3" draw:text-style-name="P3" draw:layer="layout" svg:width="0.109cm" svg:height="0.166cm" svg:x="0.67cm" svg:y="3.367cm" svg:viewBox="0 0 110 167" svg:d="M52 24c15-9 34-23 58-24v21 24c-18 1-8-30-40-18l-18 6v62 62l27 4v3 3h-79v-3-3l20-4v-69-72c-7-3-23 2-20-12h49z">
          <text:p/>
        </draw:path>
        <draw:path draw:style-name="gr3" draw:text-style-name="P3" draw:layer="layout" svg:width="0.142cm" svg:height="0.17cm" svg:x="0.793cm" svg:y="3.367cm" svg:viewBox="0 0 143 171" svg:d="M21 7c40-11 101-15 101 37v58 55c8 3 24-2 21 10h-46l-4-15c-22 29-101 29-92-29-2-52 44-52 90-53 5-34-4-67-41-54-5 2-11 3-14 5-5 8 0 23-15 20v-17zM30 121c0 42 41 34 61 22v-29-29c-32 0-61-1-61 36z">
          <text:p/>
        </draw:path>
        <draw:path draw:style-name="gr3" draw:text-style-name="P3" draw:layer="layout" svg:width="0.11cm" svg:height="0.166cm" svg:x="0.943cm" svg:y="3.367cm" svg:viewBox="0 0 111 167" svg:d="M49 24c17-9 35-23 62-24v21 24c-21 1-9-30-41-18l-21 6v62 62l29 4v3 3h-78v-3-3l21-4v-69-72c-7-3-24 2-21-12h47z">
          <text:p/>
        </draw:path>
        <draw:path draw:style-name="gr3" draw:text-style-name="P3" draw:layer="layout" svg:width="0.173cm" svg:height="0.24cm" svg:x="1.056cm" svg:y="3.371cm" svg:viewBox="0 0 174 241" svg:d="M157 11l-75 189c-11 29-38 49-77 37v-17-17c16-3 6 23 27 20 32-5 39-32 49-58l-64-153c-6-3-20 0-17-12h78v5 3l-27 4 45 116 43-116-26-4v-3-5h61v5 3z">
          <text:p/>
        </draw:path>
        <draw:polyline draw:style-name="gr6" draw:text-style-name="P5" draw:layer="layout" svg:width="1.24cm" svg:height="0cm" svg:x="0.141cm" svg:y="0.117cm" svg:viewBox="0 0 1241 0" draw:points="0,0 621,0 1241,0">
          <text:p/>
        </draw:polyline>
        <draw:line draw:style-name="gr6" draw:text-style-name="P5" draw:layer="layout" svg:x1="0.141cm" svg:y1="0.117cm" svg:x2="0.127cm" svg:y2="0.117cm">
          <text:p/>
        </draw:line>
        <draw:line draw:style-name="gr6" draw:text-style-name="P5" draw:layer="layout" svg:x1="1.382cm" svg:y1="0.117cm" svg:x2="1.397cm" svg:y2="0.117cm">
          <text:p/>
        </draw:line>
        <draw:polyline draw:style-name="gr6" draw:text-style-name="P5" draw:layer="layout" svg:width="1.266cm" svg:height="0cm" svg:x="0.141cm" svg:y="6.121cm" svg:viewBox="0 0 1267 0" draw:points="0,0 618,0 1267,0">
          <text:p/>
        </draw:polyline>
        <draw:line draw:style-name="gr6" draw:text-style-name="P5" draw:layer="layout" svg:x1="0.141cm" svg:y1="6.121cm" svg:x2="0.127cm" svg:y2="6.121cm">
          <text:p/>
        </draw:line>
        <draw:line draw:style-name="gr6" draw:text-style-name="P5" draw:layer="layout" svg:x1="1.408cm" svg:y1="6.121cm" svg:x2="1.425cm" svg:y2="6.121cm">
          <text:p/>
        </draw:line>
        <draw:line draw:style-name="gr6" draw:text-style-name="P5" draw:layer="layout" svg:x1="0.793cm" svg:y1="2.291cm" svg:x2="0.793cm" svg:y2="0.41cm">
          <text:p/>
        </draw:line>
        <draw:line draw:style-name="gr6" draw:text-style-name="P5" draw:layer="layout" svg:x1="0.793cm" svg:y1="2.291cm" svg:x2="0.793cm" svg:y2="2.308cm">
          <text:p/>
        </draw:line>
        <draw:polygon draw:style-name="gr7" draw:text-style-name="P3" draw:layer="layout" svg:width="0.149cm" svg:height="0.228cm" svg:x="0.719cm" svg:y="0.167cm" svg:viewBox="0 0 150 229" draw:points="74,0 150,229 0,229">
          <text:p/>
        </draw:polygon>
        <draw:line draw:style-name="gr6" draw:text-style-name="P5" draw:layer="layout" svg:x1="0.776cm" svg:y1="5.828cm" svg:x2="0.776cm" svg:y2="3.793cm">
          <text:p/>
        </draw:line>
        <draw:polygon draw:style-name="gr7" draw:text-style-name="P3" draw:layer="layout" svg:width="0.148cm" svg:height="0.228cm" svg:x="0.701cm" svg:y="5.844cm" svg:viewBox="0 0 149 229" draw:points="75,229 0,0 149,0">
          <text:p/>
        </draw:polygon>
        <draw:line draw:style-name="gr6" draw:text-style-name="P5" draw:layer="layout" svg:x1="0.776cm" svg:y1="3.793cm" svg:x2="0.776cm" svg:y2="3.778cm">
          <text:p/>
        </draw:line>
        <draw:path draw:style-name="gr5" draw:text-style-name="P4" draw:layer="layout" svg:width="1.701cm" svg:height="0.637cm" svg:x="11.149cm" svg:y="6.607cm" svg:viewBox="0 0 1702 638" svg:d="M0 82c0-46 33-82 78-82h1543c46 0 81 36 81 82v476c0 45-35 80-81 80h-1543c-45 0-78-35-78-80z">
          <text:p/>
        </draw:path>
        <draw:path draw:style-name="gr3" draw:text-style-name="P3" draw:layer="layout" svg:width="0.153cm" svg:height="0.237cm" svg:x="11.291cm" svg:y="6.736cm" svg:viewBox="0 0 154 238" svg:d="M154 167c0 79-93 82-154 58v-26-28h12c2 34 24 52 61 52 49 0 67-58 32-81-38-23-105-20-105-84 0-65 87-64 142-51v25 23h-12l-7-29c-30-27-120-6-87 41 28 43 118 25 118 100z">
          <text:p/>
        </draw:path>
        <draw:path draw:style-name="gr3" draw:text-style-name="P3" draw:layer="layout" svg:width="0.164cm" svg:height="0.25cm" svg:x="11.464cm" svg:y="6.725cm" svg:viewBox="0 0 165 251" svg:d="M52 232c58 12 82-15 82-70 0-53-35-79-82-58v64zM87 251c-24 0-46-7-64-14v-113-113l-23-3v-5-3h52l-2 92c49-32 115-5 115 70 0 55-23 89-78 89z">
          <text:p/>
        </draw:path>
        <draw:path draw:style-name="gr3" draw:text-style-name="P3" draw:layer="layout" svg:width="0.153cm" svg:height="0.237cm" svg:x="11.663cm" svg:y="6.736cm" svg:viewBox="0 0 154 238" svg:d="M154 167c0 79-96 82-154 58v-26-28h12c2 34 22 52 60 52 51 0 68-58 32-81-38-23-104-20-104-84 0-65 84-64 142-51v25 23h-11l-6-29c-33-27-122-6-90 41 28 43 119 25 119 100z">
          <text:p/>
        </draw:path>
        <draw:path draw:style-name="gr3" draw:text-style-name="P3" draw:layer="layout" svg:width="0.152cm" svg:height="0.237cm" svg:x="11.947cm" svg:y="6.736cm" svg:viewBox="0 0 153 238" svg:d="M153 167c0 79-94 82-153 58v-26-28h13c1 34 21 52 58 52 49 0 70-58 32-81-37-23-103-20-103-84 0-65 86-64 142-51v25 23h-13l-6-29c-31-27-119-6-87 41 27 43 117 25 117 100z">
          <text:p/>
        </draw:path>
        <draw:path draw:style-name="gr3" draw:text-style-name="P3" draw:layer="layout" svg:width="0.158cm" svg:height="0.242cm" svg:x="12.126cm" svg:y="6.803cm" svg:viewBox="0 0 159 243" svg:d="M159 83c3 68-44 102-110 85l1 64 28 3v5 3h-78v-3-5l20-3v-107-108c-6-3-21 0-18-12h47v9c11-9 26-14 44-14 48 2 63 35 66 83zM50 156c52 13 83-14 77-73 8-52-32-78-77-58v64z">
          <text:p/>
        </draw:path>
        <draw:path draw:style-name="gr3" draw:text-style-name="P3" draw:layer="layout" svg:width="0.084cm" svg:height="0.234cm" svg:x="12.304cm" svg:y="6.736cm" svg:viewBox="0 0 85 235" svg:d="M41 38c-24 0-26-38 0-38 12 0 18 8 20 18-2 11-8 20-20 20zM59 224l26 3v5 3h-85v-3-5l30-3v-70-70l-25-5v-4-3h54v76z">
          <text:p/>
        </draw:path>
        <draw:path draw:style-name="gr3" draw:text-style-name="P3" draw:layer="layout" svg:width="0.17cm" svg:height="0.245cm" svg:x="12.402cm" svg:y="6.725cm" svg:viewBox="0 0 171 246" svg:d="M52 168l68-72c-6-3-20 0-17-12h57c3 12-12 9-20 12l-46 46 60 93c6 2 20-1 17 11h-66c-3-11 9-9 15-11l-47-70-21 21v25 24c8 2 20-1 18 11h-67v-3-5l20-3v-113-111l-23-3v-5-3h52v84z">
          <text:p/>
        </draw:path>
        <draw:path draw:style-name="gr3" draw:text-style-name="P3" draw:layer="layout" svg:width="0.133cm" svg:height="0.172cm" svg:x="12.584cm" svg:y="6.803cm" svg:viewBox="0 0 134 173" svg:d="M70 0c49 0 66 32 64 86h-101c-8 58 37 79 95 61v6 5c-14 8-34 15-54 15-54 0-74-35-74-87 0-55 24-86 70-86zM103 72c13-57-56-81-67-24-1 7-3 15-3 24z">
          <text:p/>
        </draw:path>
        <draw:path draw:style-name="gr5" draw:text-style-name="P4" draw:layer="layout" svg:width="1.907cm" svg:height="0.637cm" svg:x="12.983cm" svg:y="6.61cm" svg:viewBox="0 0 1908 638" svg:d="M0 82c0-46 36-82 80-82h1747c46 0 81 36 81 82v476c0 46-35 80-81 80h-1747c-44 0-80-34-80-80z">
          <text:p/>
        </draw:path>
        <draw:path draw:style-name="gr3" draw:text-style-name="P3" draw:layer="layout" svg:width="0.151cm" svg:height="0.237cm" svg:x="13.123cm" svg:y="6.74cm" svg:viewBox="0 0 152 238" svg:d="M152 167c0 79-93 81-152 58v-26-28h12c1 35 23 52 59 52 50 0 69-58 34-81-40-23-105-21-105-82 0-67 85-67 140-53v25 23h-11l-6-29c-31-27-119-6-88 41 27 43 117 25 117 100z">
          <text:p/>
        </draw:path>
        <draw:path draw:style-name="gr3" draw:text-style-name="P3" draw:layer="layout" svg:width="0.164cm" svg:height="0.25cm" svg:x="13.295cm" svg:y="6.728cm" svg:viewBox="0 0 165 251" svg:d="M53 232c58 12 81-14 81-70 0-53-34-79-81-58v64zM89 251c-26 0-47-7-66-14v-113-113l-23-3v-5-3h53l-2 92c49-32 114-5 114 70 0 55-24 89-76 89z">
          <text:p/>
        </draw:path>
        <draw:path draw:style-name="gr3" draw:text-style-name="P3" draw:layer="layout" svg:width="0.151cm" svg:height="0.237cm" svg:x="13.496cm" svg:y="6.74cm" svg:viewBox="0 0 152 238" svg:d="M152 167c0 79-93 81-152 58v-26-28h11c1 35 22 52 59 52 50 0 70-58 35-81-40-23-105-21-105-82 0-67 85-67 140-53v25 23h-12l-6-29c-29-27-119-6-87 41 27 43 117 25 117 100z">
          <text:p/>
        </draw:path>
        <draw:path draw:style-name="gr3" draw:text-style-name="P3" draw:layer="layout" svg:width="0.24cm" svg:height="0.236cm" svg:x="13.764cm" svg:y="6.742cm" svg:viewBox="0 0 241 237" svg:d="M124 216c42-2 67-20 67-63v-70-69l-31-5v-4-5h81v5 4l-32 5v69 68c0 57-32 84-88 86-57 0-92-26-92-82v-71-70l-29-5v-4-5h92v5 4l-30 5c8 79-30 205 62 202z">
          <text:p/>
        </draw:path>
        <draw:path draw:style-name="gr3" draw:text-style-name="P3" draw:layer="layout" svg:width="0.158cm" svg:height="0.244cm" svg:x="14.016cm" svg:y="6.806cm" svg:viewBox="0 0 159 245" svg:d="M159 83c3 68-44 102-111 85l1 63 28 4v5 5h-77v-5-5l20-4v-106-108c-6-3-21 0-18-12h44l2 9c10-9 24-14 44-14 47 2 65 35 67 83zM49 156c52 14 82-14 78-73 6-52-35-78-78-58v64z">
          <text:p/>
        </draw:path>
        <draw:path draw:style-name="gr3" draw:text-style-name="P3" draw:layer="layout" svg:width="0.161cm" svg:height="0.249cm" svg:x="14.198cm" svg:y="6.728cm" svg:viewBox="0 0 162 250" svg:d="M0 168c0-71 46-102 113-87v-70l-29-3v-5-3h58v118 116c8 3 23-2 20 12h-46l-3-12c-46 35-113 12-113-66zM78 94c-38 1-44 34-46 74 0 37 8 64 46 64 12 0 26-3 35-6v-64-65c-11-2-25-3-35-3z">
          <text:p/>
        </draw:path>
        <draw:path draw:style-name="gr3" draw:text-style-name="P3" draw:layer="layout" svg:width="0.14cm" svg:height="0.17cm" svg:x="14.375cm" svg:y="6.807cm" svg:viewBox="0 0 141 171" svg:d="M19 5c40-9 102-13 102 41v54 55c8 3 23-2 20 12h-44l-5-17c-24 31-102 31-91-29-2-49 44-49 91-49 3-36-6-71-42-56-6 2-13 3-17 6-3 6 0 24-14 21v-19zM28 121c0 40 40 32 64 22v-30-29c-36 2-64-1-64 37z">
          <text:p/>
        </draw:path>
        <draw:path draw:style-name="gr3" draw:text-style-name="P3" draw:layer="layout" svg:width="0.093cm" svg:height="0.203cm" svg:x="14.521cm" svg:y="6.774cm" svg:viewBox="0 0 94 204" svg:d="M50 162c0 24 25 26 44 20v6 6c-27 17-74 15-74-29v-57-55h-20c-1-15 14-11 20-15l19-38h11v18 20h38v7 8h-38v55z">
          <text:p/>
        </draw:path>
        <draw:path draw:style-name="gr3" draw:text-style-name="P3" draw:layer="layout" svg:width="0.131cm" svg:height="0.172cm" svg:x="14.63cm" svg:y="6.806cm" svg:viewBox="0 0 132 173" svg:d="M69 0c48 0 66 32 63 86h-100c-8 61 37 79 94 62v6 5c-14 7-33 14-53 14-53 0-73-33-73-87-2-55 21-86 69-86zM102 72c12-56-58-81-69-23-1 5-1 14-1 23z">
          <text:p/>
        </draw:path>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15.163cm" fo:page-height="7.6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4-05-14T23:50:28.257098496</dc:date>
    <meta:editing-duration>PT2M11S</meta:editing-duration>
    <meta:editing-cycles>1</meta:editing-cycles>
    <meta:document-statistic meta:object-count="414"/>
    <meta:generator>LibreOffice/6.4.7.2$Linux_X86_64 LibreOffice_project/40$Build-2</meta:generator>
  </office:meta>
</office:document-meta>
</file>